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4" table:default-cell-style-name="ce5"/>
        <table:table-column table:style-name="co1" table:number-columns-repeated="4" table:default-cell-style-name="ce6"/>
        <table:table-column table:style-name="co1" table:default-cell-style-name="ce7"/>
        <table:table-column table:style-name="co1" table:number-columns-repeated="3" table:default-cell-style-name="ce5"/>
        <table:table-column table:style-name="co1" table:default-cell-style-name="ce10"/>
        <table:table-column table:style-name="co1" table:number-columns-repeated="8" table:default-cell-style-name="ce9"/>
        <table:table-column table:style-name="co1" table:number-columns-repeated="1002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8" table:number-rows-spanned="1">
            <text:p>Editors</text:p>
          </table:table-cell>
          <table:covered-table-cell table:number-columns-repeated="7" table:style-name="ce4"/>
          <table:table-cell table:style-name="ce4" table:number-columns-repeated="4"/>
          <table:table-cell table:style-name="ce8" table:number-columns-repeated="9"/>
          <table:table-cell table:style-name="ce11" table:number-columns-repeated="1002"/>
        </table:table-row>
        <table:table-row table:style-name="ro2">
          <table:table-cell table:style-name="ce1" office:value-type="string" calcext:value-type="string">
            <text:p>Month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&gt; 5 Edits/Mo</text:p>
          </table:table-cell>
          <table:table-cell table:style-name="ce4" office:value-type="string" calcext:value-type="string">
            <text:p>&gt;10 Edits/Mo</text:p>
          </table:table-cell>
          <table:table-cell table:style-name="ce4" office:value-type="string" calcext:value-type="string">
            <text:p>% &gt; 5</text:p>
          </table:table-cell>
          <table:table-cell table:style-name="ce4" office:value-type="string" calcext:value-type="string">
            <text:p>%&lt;5</text:p>
          </table:table-cell>
          <table:table-cell table:style-name="ce4" office:value-type="string" calcext:value-type="string">
            <text:p>core contributions %</text:p>
          </table:table-cell>
          <table:table-cell table:style-name="ce4" office:value-type="string" calcext:value-type="string">
            <text:p>Drive-by contributions %</text:p>
          </table:table-cell>
          <table:table-cell table:style-name="ce4" office:value-type="string" calcext:value-type="string">
            <text:p>Page Views</text:p>
          </table:table-cell>
          <table:table-cell table:style-name="ce4" office:value-type="string" calcext:value-type="string">
            <text:p>page views per editor</text:p>
          </table:table-cell>
          <table:table-cell table:style-name="ce4" office:value-type="string" calcext:value-type="string">
            <text:p>page views &gt; 5</text:p>
          </table:table-cell>
          <table:table-cell table:style-name="ce4" office:value-type="string" calcext:value-type="string">
            <text:p>page views per drive by</text:p>
          </table:table-cell>
          <table:table-cell table:style-name="ce8" table:number-columns-repeated="9"/>
          <table:table-cell table:style-name="ce11" table:number-columns-repeated="1002"/>
        </table:table-row>
        <table:table-row table:style-name="ro1">
          <table:table-cell office:value-type="string" calcext:value-type="string">
            <text:p>Oct 2016</text:p>
          </table:table-cell>
          <table:table-cell office:value-type="float" office:value="1075262" calcext:value-type="float">
            <text:p>1075262</text:p>
          </table:table-cell>
          <table:table-cell office:value-type="float" office:value="5138" calcext:value-type="float">
            <text:p>5138</text:p>
          </table:table-cell>
          <table:table-cell office:value-type="float" office:value="29579" calcext:value-type="float">
            <text:p>29579</text:p>
          </table:table-cell>
          <table:table-cell office:value-type="float" office:value="3350" calcext:value-type="float">
            <text:p>3350</text:p>
          </table:table-cell>
          <table:table-cell table:formula="of:=[.D3]/[.B3]" office:value-type="percentage" office:value="0.0275086444048055" calcext:value-type="percentage">
            <text:p>2.75%</text:p>
          </table:table-cell>
          <table:table-cell table:formula="of:=1-[.F3]" office:value-type="percentage" office:value="0.972491355595195" calcext:value-type="percentage">
            <text:p>97.25%</text:p>
          </table:table-cell>
          <table:table-cell table:formula="of:=(([.D3]-[.E3])*8+[.E3]*11)/(([.B3]-[.D3])*3+([.D3]-[.E3])*8+[.E3]*11)" office:value-type="percentage" office:value="0.0729023672390033" calcext:value-type="percentage">
            <text:p>7.29%</text:p>
          </table:table-cell>
          <table:table-cell table:formula="of:=(([.B3]-[.D3])*3)/(([.B3]-[.D3])*3+([.D3]-[.E3])*8+[.E3]*11)" office:value-type="percentage" office:value="0.927097632760997" calcext:value-type="percentage">
            <text:p>92.71%</text:p>
          </table:table-cell>
          <table:table-cell table:style-name="ce5"/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Sep 2016</text:p>
          </table:table-cell>
          <table:table-cell office:value-type="float" office:value="1070124" calcext:value-type="float">
            <text:p>1070124</text:p>
          </table:table-cell>
          <table:table-cell office:value-type="float" office:value="5072" calcext:value-type="float">
            <text:p>5072</text:p>
          </table:table-cell>
          <table:table-cell office:value-type="float" office:value="29087" calcext:value-type="float">
            <text:p>29087</text:p>
          </table:table-cell>
          <table:table-cell office:value-type="float" office:value="3283" calcext:value-type="float">
            <text:p>3283</text:p>
          </table:table-cell>
          <table:table-cell table:formula="of:=[.D4]/[.B4]" office:value-type="percentage" office:value="0.027180962206249" calcext:value-type="percentage">
            <text:p>2.72%</text:p>
          </table:table-cell>
          <table:table-cell table:formula="of:=1-[.F4]" office:value-type="percentage" office:value="0.972819037793751" calcext:value-type="percentage">
            <text:p>97.28%</text:p>
          </table:table-cell>
          <table:table-cell table:formula="of:=(([.D4]-[.E4])*8+[.E4]*11)/(([.B4]-[.D4])*3+([.D4]-[.E4])*8+[.E4]*11)" office:value-type="percentage" office:value="0.0720647029880653" calcext:value-type="percentage">
            <text:p>7.21%</text:p>
          </table:table-cell>
          <table:table-cell table:formula="of:=(([.B4]-[.D4])*3)/(([.B4]-[.D4])*3+([.D4]-[.E4])*8+[.E4]*11)" office:value-type="percentage" office:value="0.927935297011935" calcext:value-type="percentage">
            <text:p>92.79%</text:p>
          </table:table-cell>
          <table:table-cell table:style-name="ce5"/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Aug 2016</text:p>
          </table:table-cell>
          <table:table-cell office:value-type="float" office:value="1065052" calcext:value-type="float">
            <text:p>1065052</text:p>
          </table:table-cell>
          <table:table-cell office:value-type="float" office:value="5335" calcext:value-type="float">
            <text:p>5335</text:p>
          </table:table-cell>
          <table:table-cell office:value-type="float" office:value="29443" calcext:value-type="float">
            <text:p>29443</text:p>
          </table:table-cell>
          <table:table-cell office:value-type="float" office:value="3387" calcext:value-type="float">
            <text:p>3387</text:p>
          </table:table-cell>
          <table:table-cell table:formula="of:=[.D5]/[.B5]" office:value-type="percentage" office:value="0.0276446596034748" calcext:value-type="percentage">
            <text:p>2.76%</text:p>
          </table:table-cell>
          <table:table-cell table:formula="of:=1-[.F5]" office:value-type="percentage" office:value="0.972355340396525" calcext:value-type="percentage">
            <text:p>97.24%</text:p>
          </table:table-cell>
          <table:table-cell table:formula="of:=(([.D5]-[.E5])*8+[.E5]*11)/(([.B5]-[.D5])*3+([.D5]-[.E5])*8+[.E5]*11)" office:value-type="percentage" office:value="0.0732893824727102" calcext:value-type="percentage">
            <text:p>7.33%</text:p>
          </table:table-cell>
          <table:table-cell table:formula="of:=(([.B5]-[.D5])*3)/(([.B5]-[.D5])*3+([.D5]-[.E5])*8+[.E5]*11)" office:value-type="percentage" office:value="0.92671061752729" calcext:value-type="percentage">
            <text:p>92.67%</text:p>
          </table:table-cell>
          <table:table-cell office:value-type="float" office:value="7814721996" calcext:value-type="float">
            <text:p>7814721996</text:p>
          </table:table-cell>
          <table:table-cell table:formula="of:=[.J5]/[.B5]" office:value-type="float" office:value="7337.40887393292" calcext:value-type="float">
            <text:p>7337.4088739329</text:p>
          </table:table-cell>
          <table:table-cell table:formula="of:=[.J5]/[.D5]" office:value-type="float" office:value="265418.673233026" calcext:value-type="float">
            <text:p>265418.673233026</text:p>
          </table:table-cell>
          <table:table-cell table:formula="of:=[.J5]/([.B5]-[.D5])" office:value-type="float" office:value="7546.01591527304" calcext:value-type="float">
            <text:p>7546.0159152731</text:p>
          </table:table-cell>
          <table:table-cell table:style-name="ce9" table:formula="of:=AVERAGE([.M5:.M20])" office:value-type="float" office:value="7528.95901862022" calcext:value-type="float">
            <text:p>7528.95901862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l 2016</text:p>
          </table:table-cell>
          <table:table-cell office:value-type="float" office:value="1059717" calcext:value-type="float">
            <text:p>1059717</text:p>
          </table:table-cell>
          <table:table-cell office:value-type="float" office:value="5275" calcext:value-type="float">
            <text:p>5275</text:p>
          </table:table-cell>
          <table:table-cell office:value-type="float" office:value="29048" calcext:value-type="float">
            <text:p>29048</text:p>
          </table:table-cell>
          <table:table-cell office:value-type="float" office:value="3260" calcext:value-type="float">
            <text:p>3260</text:p>
          </table:table-cell>
          <table:table-cell table:formula="of:=[.D6]/[.B6]" office:value-type="percentage" office:value="0.0274110918292337" calcext:value-type="percentage">
            <text:p>2.74%</text:p>
          </table:table-cell>
          <table:table-cell table:formula="of:=1-[.F6]" office:value-type="percentage" office:value="0.972588908170766" calcext:value-type="percentage">
            <text:p>97.26%</text:p>
          </table:table-cell>
          <table:table-cell table:formula="of:=(([.D6]-[.E6])*8+[.E6]*11)/(([.B6]-[.D6])*3+([.D6]-[.E6])*8+[.E6]*11)" office:value-type="percentage" office:value="0.0726309478428071" calcext:value-type="percentage">
            <text:p>7.26%</text:p>
          </table:table-cell>
          <table:table-cell table:formula="of:=(([.B6]-[.D6])*3)/(([.B6]-[.D6])*3+([.D6]-[.E6])*8+[.E6]*11)" office:value-type="percentage" office:value="0.927369052157193" calcext:value-type="percentage">
            <text:p>92.74%</text:p>
          </table:table-cell>
          <table:table-cell office:value-type="float" office:value="7445676178" calcext:value-type="float">
            <text:p>7445676178</text:p>
          </table:table-cell>
          <table:table-cell table:formula="of:=[.J6]/[.B6]" office:value-type="float" office:value="7026.09864520433" calcext:value-type="float">
            <text:p>7026.0986452043</text:p>
          </table:table-cell>
          <table:table-cell table:formula="of:=[.J6]/[.D6]" office:value-type="float" office:value="256323.195331864" calcext:value-type="float">
            <text:p>256323.195331864</text:p>
          </table:table-cell>
          <table:table-cell table:formula="of:=[.J6]/([.B6]-[.D6])" office:value-type="float" office:value="7224.11965238112" calcext:value-type="float">
            <text:p>7224.1196523811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Jun 2016</text:p>
          </table:table-cell>
          <table:table-cell office:value-type="float" office:value="1054442" calcext:value-type="float">
            <text:p>1054442</text:p>
          </table:table-cell>
          <table:table-cell office:value-type="float" office:value="5300" calcext:value-type="float">
            <text:p>5300</text:p>
          </table:table-cell>
          <table:table-cell office:value-type="float" office:value="28912" calcext:value-type="float">
            <text:p>28912</text:p>
          </table:table-cell>
          <table:table-cell office:value-type="float" office:value="3168" calcext:value-type="float">
            <text:p>3168</text:p>
          </table:table-cell>
          <table:table-cell table:formula="of:=[.D7]/[.B7]" office:value-type="percentage" office:value="0.0274192416462925" calcext:value-type="percentage">
            <text:p>2.74%</text:p>
          </table:table-cell>
          <table:table-cell table:formula="of:=1-[.F7]" office:value-type="percentage" office:value="0.972580758353707" calcext:value-type="percentage">
            <text:p>97.26%</text:p>
          </table:table-cell>
          <table:table-cell table:formula="of:=(([.D7]-[.E7])*8+[.E7]*11)/(([.B7]-[.D7])*3+([.D7]-[.E7])*8+[.E7]*11)" office:value-type="percentage" office:value="0.0725871845034801" calcext:value-type="percentage">
            <text:p>7.26%</text:p>
          </table:table-cell>
          <table:table-cell table:formula="of:=(([.B7]-[.D7])*3)/(([.B7]-[.D7])*3+([.D7]-[.E7])*8+[.E7]*11)" office:value-type="percentage" office:value="0.92741281549652" calcext:value-type="percentage">
            <text:p>92.74%</text:p>
          </table:table-cell>
          <table:table-cell office:value-type="float" office:value="7109781739" calcext:value-type="float">
            <text:p>7109781739</text:p>
          </table:table-cell>
          <table:table-cell table:formula="of:=[.J7]/[.B7]" office:value-type="float" office:value="6742.69588938984" calcext:value-type="float">
            <text:p>6742.6958893898</text:p>
          </table:table-cell>
          <table:table-cell table:formula="of:=[.J7]/[.D7]" office:value-type="float" office:value="245911.100546486" calcext:value-type="float">
            <text:p>245911.100546486</text:p>
          </table:table-cell>
          <table:table-cell table:formula="of:=[.J7]/([.B7]-[.D7])" office:value-type="float" office:value="6932.78766979025" calcext:value-type="float">
            <text:p>6932.7876697903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May 2016</text:p>
          </table:table-cell>
          <table:table-cell office:value-type="float" office:value="1049142" calcext:value-type="float">
            <text:p>1049142</text:p>
          </table:table-cell>
          <table:table-cell office:value-type="float" office:value="6033" calcext:value-type="float">
            <text:p>6033</text:p>
          </table:table-cell>
          <table:table-cell office:value-type="float" office:value="30645" calcext:value-type="float">
            <text:p>30645</text:p>
          </table:table-cell>
          <table:table-cell office:value-type="float" office:value="3354" calcext:value-type="float">
            <text:p>3354</text:p>
          </table:table-cell>
          <table:table-cell table:formula="of:=[.D8]/[.B8]" office:value-type="percentage" office:value="0.0292095826875676" calcext:value-type="percentage">
            <text:p>2.92%</text:p>
          </table:table-cell>
          <table:table-cell table:formula="of:=1-[.F8]" office:value-type="percentage" office:value="0.970790417312432" calcext:value-type="percentage">
            <text:p>97.08%</text:p>
          </table:table-cell>
          <table:table-cell table:formula="of:=(([.D8]-[.E8])*8+[.E8]*11)/(([.B8]-[.D8])*3+([.D8]-[.E8])*8+[.E8]*11)" office:value-type="percentage" office:value="0.0770897386756267" calcext:value-type="percentage">
            <text:p>7.71%</text:p>
          </table:table-cell>
          <table:table-cell table:formula="of:=(([.B8]-[.D8])*3)/(([.B8]-[.D8])*3+([.D8]-[.E8])*8+[.E8]*11)" office:value-type="percentage" office:value="0.922910261324373" calcext:value-type="percentage">
            <text:p>92.29%</text:p>
          </table:table-cell>
          <table:table-cell office:value-type="float" office:value="7201451139" calcext:value-type="float">
            <text:p>7201451139</text:p>
          </table:table-cell>
          <table:table-cell table:formula="of:=[.J8]/[.B8]" office:value-type="float" office:value="6864.1338722499" calcext:value-type="float">
            <text:p>6864.1338722499</text:p>
          </table:table-cell>
          <table:table-cell table:formula="of:=[.J8]/[.D8]" office:value-type="float" office:value="234995.958198727" calcext:value-type="float">
            <text:p>234995.958198727</text:p>
          </table:table-cell>
          <table:table-cell table:formula="of:=[.J8]/([.B8]-[.D8])" office:value-type="float" office:value="7070.66504761428" calcext:value-type="float">
            <text:p>7070.6650476143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Apr 2016</text:p>
          </table:table-cell>
          <table:table-cell office:value-type="float" office:value="1043109" calcext:value-type="float">
            <text:p>1043109</text:p>
          </table:table-cell>
          <table:table-cell office:value-type="float" office:value="5987" calcext:value-type="float">
            <text:p>5987</text:p>
          </table:table-cell>
          <table:table-cell office:value-type="float" office:value="30602" calcext:value-type="float">
            <text:p>30602</text:p>
          </table:table-cell>
          <table:table-cell office:value-type="float" office:value="3303" calcext:value-type="float">
            <text:p>3303</text:p>
          </table:table-cell>
          <table:table-cell table:formula="of:=[.D9]/[.B9]" office:value-type="percentage" office:value="0.0293372984031391" calcext:value-type="percentage">
            <text:p>2.93%</text:p>
          </table:table-cell>
          <table:table-cell table:formula="of:=1-[.F9]" office:value-type="percentage" office:value="0.970662701596861" calcext:value-type="percentage">
            <text:p>97.07%</text:p>
          </table:table-cell>
          <table:table-cell table:formula="of:=(([.D9]-[.E9])*8+[.E9]*11)/(([.B9]-[.D9])*3+([.D9]-[.E9])*8+[.E9]*11)" office:value-type="percentage" office:value="0.0773711927966501" calcext:value-type="percentage">
            <text:p>7.74%</text:p>
          </table:table-cell>
          <table:table-cell table:formula="of:=(([.B9]-[.D9])*3)/(([.B9]-[.D9])*3+([.D9]-[.E9])*8+[.E9]*11)" office:value-type="percentage" office:value="0.92262880720335" calcext:value-type="percentage">
            <text:p>92.26%</text:p>
          </table:table-cell>
          <table:table-cell office:value-type="float" office:value="7279672303" calcext:value-type="float">
            <text:p>7279672303</text:p>
          </table:table-cell>
          <table:table-cell table:formula="of:=[.J9]/[.B9]" office:value-type="float" office:value="6978.82225443362" calcext:value-type="float">
            <text:p>6978.8222544336</text:p>
          </table:table-cell>
          <table:table-cell table:formula="of:=[.J9]/[.D9]" office:value-type="float" office:value="237882.239820927" calcext:value-type="float">
            <text:p>237882.239820927</text:p>
          </table:table-cell>
          <table:table-cell table:formula="of:=[.J9]/([.B9]-[.D9])" office:value-type="float" office:value="7189.75009851784" calcext:value-type="float">
            <text:p>7189.7500985178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Mar 2016</text:p>
          </table:table-cell>
          <table:table-cell office:value-type="float" office:value="1037122" calcext:value-type="float">
            <text:p>1037122</text:p>
          </table:table-cell>
          <table:table-cell office:value-type="float" office:value="6243" calcext:value-type="float">
            <text:p>6243</text:p>
          </table:table-cell>
          <table:table-cell office:value-type="float" office:value="31504" calcext:value-type="float">
            <text:p>31504</text:p>
          </table:table-cell>
          <table:table-cell office:value-type="float" office:value="3434" calcext:value-type="float">
            <text:p>3434</text:p>
          </table:table-cell>
          <table:table-cell table:formula="of:=[.D10]/[.B10]" office:value-type="percentage" office:value="0.0303763684503848" calcext:value-type="percentage">
            <text:p>3.04%</text:p>
          </table:table-cell>
          <table:table-cell table:formula="of:=1-[.F10]" office:value-type="percentage" office:value="0.969623631549615" calcext:value-type="percentage">
            <text:p>96.96%</text:p>
          </table:table-cell>
          <table:table-cell table:formula="of:=(([.D10]-[.E10])*8+[.E10]*11)/(([.B10]-[.D10])*3+([.D10]-[.E10])*8+[.E10]*11)" office:value-type="percentage" office:value="0.0799996828483149" calcext:value-type="percentage">
            <text:p>8.00%</text:p>
          </table:table-cell>
          <table:table-cell table:formula="of:=(([.B10]-[.D10])*3)/(([.B10]-[.D10])*3+([.D10]-[.E10])*8+[.E10]*11)" office:value-type="percentage" office:value="0.920000317151685" calcext:value-type="percentage">
            <text:p>92.00%</text:p>
          </table:table-cell>
          <table:table-cell office:value-type="float" office:value="7293960716" calcext:value-type="float">
            <text:p>7293960716</text:p>
          </table:table-cell>
          <table:table-cell table:formula="of:=[.J10]/[.B10]" office:value-type="float" office:value="7032.88592470317" calcext:value-type="float">
            <text:p>7032.8859247032</text:p>
          </table:table-cell>
          <table:table-cell table:formula="of:=[.J10]/[.D10]" office:value-type="float" office:value="231524.908456069" calcext:value-type="float">
            <text:p>231524.908456069</text:p>
          </table:table-cell>
          <table:table-cell table:formula="of:=[.J10]/([.B10]-[.D10])" office:value-type="float" office:value="7253.21217002878" calcext:value-type="float">
            <text:p>7253.2121700288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Feb 2016</text:p>
          </table:table-cell>
          <table:table-cell office:value-type="float" office:value="1030879" calcext:value-type="float">
            <text:p>1030879</text:p>
          </table:table-cell>
          <table:table-cell office:value-type="float" office:value="5616" calcext:value-type="float">
            <text:p>5616</text:p>
          </table:table-cell>
          <table:table-cell office:value-type="float" office:value="29626" calcext:value-type="float">
            <text:p>29626</text:p>
          </table:table-cell>
          <table:table-cell office:value-type="float" office:value="3209" calcext:value-type="float">
            <text:p>3209</text:p>
          </table:table-cell>
          <table:table-cell table:formula="of:=[.D11]/[.B11]" office:value-type="percentage" office:value="0.0287385813465984" calcext:value-type="percentage">
            <text:p>2.87%</text:p>
          </table:table-cell>
          <table:table-cell table:formula="of:=1-[.F11]" office:value-type="percentage" office:value="0.971261418653402" calcext:value-type="percentage">
            <text:p>97.13%</text:p>
          </table:table-cell>
          <table:table-cell table:formula="of:=(([.D11]-[.E11])*8+[.E11]*11)/(([.B11]-[.D11])*3+([.D11]-[.E11])*8+[.E11]*11)" office:value-type="percentage" office:value="0.0758784934995573" calcext:value-type="percentage">
            <text:p>7.59%</text:p>
          </table:table-cell>
          <table:table-cell table:formula="of:=(([.B11]-[.D11])*3)/(([.B11]-[.D11])*3+([.D11]-[.E11])*8+[.E11]*11)" office:value-type="percentage" office:value="0.924121506500443" calcext:value-type="percentage">
            <text:p>92.41%</text:p>
          </table:table-cell>
          <table:table-cell office:value-type="float" office:value="7727903144" calcext:value-type="float">
            <text:p>7727903144</text:p>
          </table:table-cell>
          <table:table-cell table:formula="of:=[.J11]/[.B11]" office:value-type="float" office:value="7496.42115515012" calcext:value-type="float">
            <text:p>7496.4211551501</text:p>
          </table:table-cell>
          <table:table-cell table:formula="of:=[.J11]/[.D11]" office:value-type="float" office:value="260848.685073922" calcext:value-type="float">
            <text:p>260848.685073922</text:p>
          </table:table-cell>
          <table:table-cell table:formula="of:=[.J11]/([.B11]-[.D11])" office:value-type="float" office:value="7718.23219905458" calcext:value-type="float">
            <text:p>7718.2321990546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Jan 2016</text:p>
          </table:table-cell>
          <table:table-cell office:value-type="float" office:value="1025263" calcext:value-type="float">
            <text:p>1025263</text:p>
          </table:table-cell>
          <table:table-cell office:value-type="float" office:value="5724" calcext:value-type="float">
            <text:p>5724</text:p>
          </table:table-cell>
          <table:table-cell office:value-type="float" office:value="30840" calcext:value-type="float">
            <text:p>30840</text:p>
          </table:table-cell>
          <table:table-cell office:value-type="float" office:value="3474" calcext:value-type="float">
            <text:p>3474</text:p>
          </table:table-cell>
          <table:table-cell table:formula="of:=[.D12]/[.B12]" office:value-type="percentage" office:value="0.0300800867679805" calcext:value-type="percentage">
            <text:p>3.01%</text:p>
          </table:table-cell>
          <table:table-cell table:formula="of:=1-[.F12]" office:value-type="percentage" office:value="0.969919913232019" calcext:value-type="percentage">
            <text:p>96.99%</text:p>
          </table:table-cell>
          <table:table-cell table:formula="of:=(([.D12]-[.E12])*8+[.E12]*11)/(([.B12]-[.D12])*3+([.D12]-[.E12])*8+[.E12]*11)" office:value-type="percentage" office:value="0.0793547485180121" calcext:value-type="percentage">
            <text:p>7.94%</text:p>
          </table:table-cell>
          <table:table-cell table:formula="of:=(([.B12]-[.D12])*3)/(([.B12]-[.D12])*3+([.D12]-[.E12])*8+[.E12]*11)" office:value-type="percentage" office:value="0.920645251481988" calcext:value-type="percentage">
            <text:p>92.06%</text:p>
          </table:table-cell>
          <table:table-cell office:value-type="float" office:value="7744331986" calcext:value-type="float">
            <text:p>7744331986</text:p>
          </table:table-cell>
          <table:table-cell table:formula="of:=[.J12]/[.B12]" office:value-type="float" office:value="7553.50772045807" calcext:value-type="float">
            <text:p>7553.5077204581</text:p>
          </table:table-cell>
          <table:table-cell table:formula="of:=[.J12]/[.D12]" office:value-type="float" office:value="251113.229118029" calcext:value-type="float">
            <text:p>251113.229118029</text:p>
          </table:table-cell>
          <table:table-cell table:formula="of:=[.J12]/([.B12]-[.D12])" office:value-type="float" office:value="7787.7643477675" calcext:value-type="float">
            <text:p>7787.7643477675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Dec 2015</text:p>
          </table:table-cell>
          <table:table-cell office:value-type="float" office:value="1019539" calcext:value-type="float">
            <text:p>1019539</text:p>
          </table:table-cell>
          <table:table-cell office:value-type="float" office:value="5479" calcext:value-type="float">
            <text:p>5479</text:p>
          </table:table-cell>
          <table:table-cell office:value-type="float" office:value="29184" calcext:value-type="float">
            <text:p>29184</text:p>
          </table:table-cell>
          <table:table-cell office:value-type="float" office:value="3257" calcext:value-type="float">
            <text:p>3257</text:p>
          </table:table-cell>
          <table:table-cell table:formula="of:=[.D13]/[.B13]" office:value-type="percentage" office:value="0.0286247019486258" calcext:value-type="percentage">
            <text:p>2.86%</text:p>
          </table:table-cell>
          <table:table-cell table:formula="of:=1-[.F13]" office:value-type="percentage" office:value="0.971375298051374" calcext:value-type="percentage">
            <text:p>97.14%</text:p>
          </table:table-cell>
          <table:table-cell table:formula="of:=(([.D13]-[.E13])*8+[.E13]*11)/(([.B13]-[.D13])*3+([.D13]-[.E13])*8+[.E13]*11)" office:value-type="percentage" office:value="0.0756750753194778" calcext:value-type="percentage">
            <text:p>7.57%</text:p>
          </table:table-cell>
          <table:table-cell table:formula="of:=(([.B13]-[.D13])*3)/(([.B13]-[.D13])*3+([.D13]-[.E13])*8+[.E13]*11)" office:value-type="percentage" office:value="0.924324924680522" calcext:value-type="percentage">
            <text:p>92.43%</text:p>
          </table:table-cell>
          <table:table-cell office:value-type="float" office:value="7118131996" calcext:value-type="float">
            <text:p>7118131996</text:p>
          </table:table-cell>
          <table:table-cell table:formula="of:=[.J13]/[.B13]" office:value-type="float" office:value="6981.7162423409" calcext:value-type="float">
            <text:p>6981.7162423409</text:p>
          </table:table-cell>
          <table:table-cell table:formula="of:=[.J13]/[.D13]" office:value-type="float" office:value="243905.290433114" calcext:value-type="float">
            <text:p>243905.290433114</text:p>
          </table:table-cell>
          <table:table-cell table:formula="of:=[.J13]/([.B13]-[.D13])" office:value-type="float" office:value="7187.45499946989" calcext:value-type="float">
            <text:p>7187.4549994699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Nov 2015</text:p>
          </table:table-cell>
          <table:table-cell office:value-type="float" office:value="1014060" calcext:value-type="float">
            <text:p>1014060</text:p>
          </table:table-cell>
          <table:table-cell office:value-type="float" office:value="6037" calcext:value-type="float">
            <text:p>6037</text:p>
          </table:table-cell>
          <table:table-cell office:value-type="float" office:value="30291" calcext:value-type="float">
            <text:p>30291</text:p>
          </table:table-cell>
          <table:table-cell office:value-type="float" office:value="3310" calcext:value-type="float">
            <text:p>3310</text:p>
          </table:table-cell>
          <table:table-cell table:formula="of:=[.D14]/[.B14]" office:value-type="percentage" office:value="0.0298710135494941" calcext:value-type="percentage">
            <text:p>2.99%</text:p>
          </table:table-cell>
          <table:table-cell table:formula="of:=1-[.F14]" office:value-type="percentage" office:value="0.970128986450506" calcext:value-type="percentage">
            <text:p>97.01%</text:p>
          </table:table-cell>
          <table:table-cell table:formula="of:=(([.D14]-[.E14])*8+[.E14]*11)/(([.B14]-[.D14])*3+([.D14]-[.E14])*8+[.E14]*11)" office:value-type="percentage" office:value="0.0787429004874257" calcext:value-type="percentage">
            <text:p>7.87%</text:p>
          </table:table-cell>
          <table:table-cell table:formula="of:=(([.B14]-[.D14])*3)/(([.B14]-[.D14])*3+([.D14]-[.E14])*8+[.E14]*11)" office:value-type="percentage" office:value="0.921257099512574" calcext:value-type="percentage">
            <text:p>92.13%</text:p>
          </table:table-cell>
          <table:table-cell office:value-type="float" office:value="7394780814" calcext:value-type="float">
            <text:p>7394780814</text:p>
          </table:table-cell>
          <table:table-cell table:formula="of:=[.J14]/[.B14]" office:value-type="float" office:value="7292.25175433406" calcext:value-type="float">
            <text:p>7292.2517543341</text:p>
          </table:table-cell>
          <table:table-cell table:formula="of:=[.J14]/[.D14]" office:value-type="float" office:value="244124.684361692" calcext:value-type="float">
            <text:p>244124.684361692</text:p>
          </table:table-cell>
          <table:table-cell table:formula="of:=[.J14]/([.B14]-[.D14])" office:value-type="float" office:value="7516.78576373112" calcext:value-type="float">
            <text:p>7516.7857637311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Oct 2015</text:p>
          </table:table-cell>
          <table:table-cell office:value-type="float" office:value="1008023" calcext:value-type="float">
            <text:p>1008023</text:p>
          </table:table-cell>
          <table:table-cell office:value-type="float" office:value="5920" calcext:value-type="float">
            <text:p>5920</text:p>
          </table:table-cell>
          <table:table-cell office:value-type="float" office:value="30327" calcext:value-type="float">
            <text:p>30327</text:p>
          </table:table-cell>
          <table:table-cell office:value-type="float" office:value="3344" calcext:value-type="float">
            <text:p>3344</text:p>
          </table:table-cell>
          <table:table-cell table:formula="of:=[.D15]/[.B15]" office:value-type="percentage" office:value="0.0300856230462995" calcext:value-type="percentage">
            <text:p>3.01%</text:p>
          </table:table-cell>
          <table:table-cell table:formula="of:=1-[.F15]" office:value-type="percentage" office:value="0.9699143769537" calcext:value-type="percentage">
            <text:p>96.99%</text:p>
          </table:table-cell>
          <table:table-cell table:formula="of:=(([.D15]-[.E15])*8+[.E15]*11)/(([.B15]-[.D15])*3+([.D15]-[.E15])*8+[.E15]*11)" office:value-type="percentage" office:value="0.0793060065240811" calcext:value-type="percentage">
            <text:p>7.93%</text:p>
          </table:table-cell>
          <table:table-cell table:formula="of:=(([.B15]-[.D15])*3)/(([.B15]-[.D15])*3+([.D15]-[.E15])*8+[.E15]*11)" office:value-type="percentage" office:value="0.920693993475919" calcext:value-type="percentage">
            <text:p>92.07%</text:p>
          </table:table-cell>
          <table:table-cell office:value-type="float" office:value="7363492000" calcext:value-type="float">
            <text:p>7363492000</text:p>
          </table:table-cell>
          <table:table-cell table:formula="of:=[.J15]/[.B15]" office:value-type="float" office:value="7304.88490838007" calcext:value-type="float">
            <text:p>7304.8849083801</text:p>
          </table:table-cell>
          <table:table-cell table:formula="of:=[.J15]/[.D15]" office:value-type="float" office:value="242803.17868566" calcext:value-type="float">
            <text:p>242803.17868566</text:p>
          </table:table-cell>
          <table:table-cell table:formula="of:=[.J15]/([.B15]-[.D15])" office:value-type="float" office:value="7531.47399600694" calcext:value-type="float">
            <text:p>7531.4739960069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Sep 2015</text:p>
          </table:table-cell>
          <table:table-cell office:value-type="float" office:value="1002103" calcext:value-type="float">
            <text:p>1002103</text:p>
          </table:table-cell>
          <table:table-cell office:value-type="float" office:value="5602" calcext:value-type="float">
            <text:p>5602</text:p>
          </table:table-cell>
          <table:table-cell office:value-type="float" office:value="29240" calcext:value-type="float">
            <text:p>29240</text:p>
          </table:table-cell>
          <table:table-cell office:value-type="float" office:value="3314" calcext:value-type="float">
            <text:p>3314</text:p>
          </table:table-cell>
          <table:table-cell table:formula="of:=[.D16]/[.B16]" office:value-type="percentage" office:value="0.029178637325704" calcext:value-type="percentage">
            <text:p>2.92%</text:p>
          </table:table-cell>
          <table:table-cell table:formula="of:=1-[.F16]" office:value-type="percentage" office:value="0.970821362674296" calcext:value-type="percentage">
            <text:p>97.08%</text:p>
          </table:table-cell>
          <table:table-cell table:formula="of:=(([.D16]-[.E16])*8+[.E16]*11)/(([.B16]-[.D16])*3+([.D16]-[.E16])*8+[.E16]*11)" office:value-type="percentage" office:value="0.0771117086082915" calcext:value-type="percentage">
            <text:p>7.71%</text:p>
          </table:table-cell>
          <table:table-cell table:formula="of:=(([.B16]-[.D16])*3)/(([.B16]-[.D16])*3+([.D16]-[.E16])*8+[.E16]*11)" office:value-type="percentage" office:value="0.922888291391709" calcext:value-type="percentage">
            <text:p>92.29%</text:p>
          </table:table-cell>
          <table:table-cell office:value-type="float" office:value="7539171722" calcext:value-type="float">
            <text:p>7539171722</text:p>
          </table:table-cell>
          <table:table-cell table:formula="of:=[.J16]/[.B16]" office:value-type="float" office:value="7523.35011670457" calcext:value-type="float">
            <text:p>7523.3501167046</text:p>
          </table:table-cell>
          <table:table-cell table:formula="of:=[.J16]/[.D16]" office:value-type="float" office:value="257837.610191518" calcext:value-type="float">
            <text:p>257837.610191518</text:p>
          </table:table-cell>
          <table:table-cell table:formula="of:=[.J16]/([.B16]-[.D16])" office:value-type="float" office:value="7749.46906398948" calcext:value-type="float">
            <text:p>7749.4690639895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Aug 2015</text:p>
          </table:table-cell>
          <table:table-cell office:value-type="float" office:value="996501" calcext:value-type="float">
            <text:p>996501</text:p>
          </table:table-cell>
          <table:table-cell office:value-type="float" office:value="6246" calcext:value-type="float">
            <text:p>6246</text:p>
          </table:table-cell>
          <table:table-cell office:value-type="float" office:value="30501" calcext:value-type="float">
            <text:p>30501</text:p>
          </table:table-cell>
          <table:table-cell office:value-type="float" office:value="3438" calcext:value-type="float">
            <text:p>3438</text:p>
          </table:table-cell>
          <table:table-cell table:formula="of:=[.D17]/[.B17]" office:value-type="percentage" office:value="0.0306080977339712" calcext:value-type="percentage">
            <text:p>3.06%</text:p>
          </table:table-cell>
          <table:table-cell table:formula="of:=1-[.F17]" office:value-type="percentage" office:value="0.969391902266029" calcext:value-type="percentage">
            <text:p>96.94%</text:p>
          </table:table-cell>
          <table:table-cell table:formula="of:=(([.D17]-[.E17])*8+[.E17]*11)/(([.B17]-[.D17])*3+([.D17]-[.E17])*8+[.E17]*11)" office:value-type="percentage" office:value="0.08067767188758" calcext:value-type="percentage">
            <text:p>8.07%</text:p>
          </table:table-cell>
          <table:table-cell table:formula="of:=(([.B17]-[.D17])*3)/(([.B17]-[.D17])*3+([.D17]-[.E17])*8+[.E17]*11)" office:value-type="percentage" office:value="0.91932232811242" calcext:value-type="percentage">
            <text:p>91.93%</text:p>
          </table:table-cell>
          <table:table-cell office:value-type="float" office:value="7253449396" calcext:value-type="float">
            <text:p>7253449396</text:p>
          </table:table-cell>
          <table:table-cell table:formula="of:=[.J17]/[.B17]" office:value-type="float" office:value="7278.91833124101" calcext:value-type="float">
            <text:p>7278.918331241</text:p>
          </table:table-cell>
          <table:table-cell table:formula="of:=[.J17]/[.D17]" office:value-type="float" office:value="237810.215927347" calcext:value-type="float">
            <text:p>237810.215927347</text:p>
          </table:table-cell>
          <table:table-cell table:formula="of:=[.J17]/([.B17]-[.D17])" office:value-type="float" office:value="7508.74678674948" calcext:value-type="float">
            <text:p>7508.7467867495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Jul 2015</text:p>
          </table:table-cell>
          <table:table-cell office:value-type="float" office:value="990255" calcext:value-type="float">
            <text:p>990255</text:p>
          </table:table-cell>
          <table:table-cell office:value-type="float" office:value="6523" calcext:value-type="float">
            <text:p>6523</text:p>
          </table:table-cell>
          <table:table-cell office:value-type="float" office:value="30954" calcext:value-type="float">
            <text:p>30954</text:p>
          </table:table-cell>
          <table:table-cell office:value-type="float" office:value="3383" calcext:value-type="float">
            <text:p>3383</text:p>
          </table:table-cell>
          <table:table-cell table:formula="of:=[.D18]/[.B18]" office:value-type="percentage" office:value="0.0312586152051744" calcext:value-type="percentage">
            <text:p>3.13%</text:p>
          </table:table-cell>
          <table:table-cell table:formula="of:=1-[.F18]" office:value-type="percentage" office:value="0.968741384794826" calcext:value-type="percentage">
            <text:p>96.87%</text:p>
          </table:table-cell>
          <table:table-cell table:formula="of:=(([.D18]-[.E18])*8+[.E18]*11)/(([.B18]-[.D18])*3+([.D18]-[.E18])*8+[.E18]*11)" office:value-type="percentage" office:value="0.0822088577803121" calcext:value-type="percentage">
            <text:p>8.22%</text:p>
          </table:table-cell>
          <table:table-cell table:formula="of:=(([.B18]-[.D18])*3)/(([.B18]-[.D18])*3+([.D18]-[.E18])*8+[.E18]*11)" office:value-type="percentage" office:value="0.917791142219688" calcext:value-type="percentage">
            <text:p>91.78%</text:p>
          </table:table-cell>
          <table:table-cell office:value-type="float" office:value="7288113910" calcext:value-type="float">
            <text:p>7288113910</text:p>
          </table:table-cell>
          <table:table-cell table:formula="of:=[.J18]/[.B18]" office:value-type="float" office:value="7359.83550701587" calcext:value-type="float">
            <text:p>7359.8355070159</text:p>
          </table:table-cell>
          <table:table-cell table:formula="of:=[.J18]/[.D18]" office:value-type="float" office:value="235449.825870647" calcext:value-type="float">
            <text:p>235449.825870647</text:p>
          </table:table-cell>
          <table:table-cell table:formula="of:=[.J18]/([.B18]-[.D18])" office:value-type="float" office:value="7597.31711944426" calcext:value-type="float">
            <text:p>7597.3171194443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Jun 2015</text:p>
          </table:table-cell>
          <table:table-cell office:value-type="float" office:value="983732" calcext:value-type="float">
            <text:p>983732</text:p>
          </table:table-cell>
          <table:table-cell office:value-type="float" office:value="6393" calcext:value-type="float">
            <text:p>6393</text:p>
          </table:table-cell>
          <table:table-cell office:value-type="float" office:value="30341" calcext:value-type="float">
            <text:p>30341</text:p>
          </table:table-cell>
          <table:table-cell office:value-type="float" office:value="3232" calcext:value-type="float">
            <text:p>3232</text:p>
          </table:table-cell>
          <table:table-cell table:formula="of:=[.D19]/[.B19]" office:value-type="percentage" office:value="0.0308427498546352" calcext:value-type="percentage">
            <text:p>3.08%</text:p>
          </table:table-cell>
          <table:table-cell table:formula="of:=1-[.F19]" office:value-type="percentage" office:value="0.969157250145365" calcext:value-type="percentage">
            <text:p>96.92%</text:p>
          </table:table-cell>
          <table:table-cell table:formula="of:=(([.D19]-[.E19])*8+[.E19]*11)/(([.B19]-[.D19])*3+([.D19]-[.E19])*8+[.E19]*11)" office:value-type="percentage" office:value="0.0810975529437316" calcext:value-type="percentage">
            <text:p>8.11%</text:p>
          </table:table-cell>
          <table:table-cell table:formula="of:=(([.B19]-[.D19])*3)/(([.B19]-[.D19])*3+([.D19]-[.E19])*8+[.E19]*11)" office:value-type="percentage" office:value="0.918902447056268" calcext:value-type="percentage">
            <text:p>91.89%</text:p>
          </table:table-cell>
          <table:table-cell office:value-type="float" office:value="7594006000" calcext:value-type="float">
            <text:p>7594006000</text:p>
          </table:table-cell>
          <table:table-cell table:formula="of:=[.J19]/[.B19]" office:value-type="float" office:value="7719.58826184367" calcext:value-type="float">
            <text:p>7719.5882618437</text:p>
          </table:table-cell>
          <table:table-cell table:formula="of:=[.J19]/[.D19]" office:value-type="float" office:value="250288.586401239" calcext:value-type="float">
            <text:p>250288.586401239</text:p>
          </table:table-cell>
          <table:table-cell table:formula="of:=[.J19]/([.B19]-[.D19])" office:value-type="float" office:value="7965.25874483816" calcext:value-type="float">
            <text:p>7965.2587448382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May 2015</text:p>
          </table:table-cell>
          <table:table-cell office:value-type="float" office:value="977339" calcext:value-type="float">
            <text:p>977339</text:p>
          </table:table-cell>
          <table:table-cell office:value-type="float" office:value="6585" calcext:value-type="float">
            <text:p>6585</text:p>
          </table:table-cell>
          <table:table-cell office:value-type="float" office:value="31381" calcext:value-type="float">
            <text:p>31381</text:p>
          </table:table-cell>
          <table:table-cell office:value-type="float" office:value="3209" calcext:value-type="float">
            <text:p>3209</text:p>
          </table:table-cell>
          <table:table-cell table:formula="of:=[.D20]/[.B20]" office:value-type="percentage" office:value="0.0321086132856665" calcext:value-type="percentage">
            <text:p>3.21%</text:p>
          </table:table-cell>
          <table:table-cell table:formula="of:=1-[.F20]" office:value-type="percentage" office:value="0.967891386714333" calcext:value-type="percentage">
            <text:p>96.79%</text:p>
          </table:table-cell>
          <table:table-cell table:formula="of:=(([.D20]-[.E20])*8+[.E20]*11)/(([.B20]-[.D20])*3+([.D20]-[.E20])*8+[.E20]*11)" office:value-type="percentage" office:value="0.0841280870497772" calcext:value-type="percentage">
            <text:p>8.41%</text:p>
          </table:table-cell>
          <table:table-cell table:formula="of:=(([.B20]-[.D20])*3)/(([.B20]-[.D20])*3+([.D20]-[.E20])*8+[.E20]*11)" office:value-type="percentage" office:value="0.915871912950223" calcext:value-type="percentage">
            <text:p>91.59%</text:p>
          </table:table-cell>
          <table:table-cell office:value-type="float" office:value="8214974284" calcext:value-type="float">
            <text:p>8214974284</text:p>
          </table:table-cell>
          <table:table-cell table:formula="of:=[.J20]/[.B20]" office:value-type="float" office:value="8405.45019077311" calcext:value-type="float">
            <text:p>8405.4501907731</text:p>
          </table:table-cell>
          <table:table-cell table:formula="of:=[.J20]/[.D20]" office:value-type="float" office:value="261781.787833402" calcext:value-type="float">
            <text:p>261781.787833402</text:p>
          </table:table-cell>
          <table:table-cell table:formula="of:=[.J20]/([.B20]-[.D20])" office:value-type="float" office:value="8684.29072326678" calcext:value-type="float">
            <text:p>8684.2907232668</text:p>
          </table:table-cell>
          <table:table-cell table:style-name="ce9"/>
          <table:table-cell table:number-columns-repeated="1010"/>
        </table:table-row>
        <table:table-row table:style-name="ro3">
          <table:table-cell table:number-columns-repeated="13"/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Apr 2015</text:p>
          </table:table-cell>
          <table:table-cell office:value-type="float" office:value="970754" calcext:value-type="float">
            <text:p>970754</text:p>
          </table:table-cell>
          <table:table-cell office:value-type="float" office:value="6907" calcext:value-type="float">
            <text:p>6907</text:p>
          </table:table-cell>
          <table:table-cell office:value-type="float" office:value="31748" calcext:value-type="float">
            <text:p>31748</text:p>
          </table:table-cell>
          <table:table-cell office:value-type="float" office:value="3147" calcext:value-type="float">
            <text:p>3147</text:p>
          </table:table-cell>
          <table:table-cell table:formula="of:=[.D22]/[.B22]" office:value-type="percentage" office:value="0.0327044750781351" calcext:value-type="percentage">
            <text:p>3.27%</text:p>
          </table:table-cell>
          <table:table-cell table:formula="of:=1-[.F22]" office:value-type="percentage" office:value="0.967295524921865" calcext:value-type="percentage">
            <text:p>96.73%</text:p>
          </table:table-cell>
          <table:table-cell table:formula="of:=(([.D22]-[.E22])*8+[.E22]*11)/(([.B22]-[.D22])*3+([.D22]-[.E22])*8+[.E22]*11)" office:value-type="percentage" office:value="0.0855152976373853" calcext:value-type="percentage">
            <text:p>8.55%</text:p>
          </table:table-cell>
          <table:table-cell table:formula="of:=(([.B22]-[.D22])*3)/(([.B22]-[.D22])*3+([.D22]-[.E22])*8+[.E22]*11)" office:value-type="percentage" office:value="0.914484702362615" calcext:value-type="percentage">
            <text:p>91.45%</text:p>
          </table:table-cell>
          <table:table-cell office:value-type="float" office:value="9484933274" calcext:value-type="float">
            <text:p>9484933274</text:p>
          </table:table-cell>
          <table:table-cell table:formula="of:=[.J22]/[.B22]" office:value-type="float" office:value="9770.68677955486" calcext:value-type="float">
            <text:p>9770.6867795549</text:p>
          </table:table-cell>
          <table:table-cell table:formula="of:=[.J22]/[.D22]" office:value-type="float" office:value="298756.875204737" calcext:value-type="float">
            <text:p>298756.875204737</text:p>
          </table:table-cell>
          <table:table-cell table:formula="of:=[.J22]/([.B22]-[.D22])" office:value-type="float" office:value="10101.035854936" calcext:value-type="float">
            <text:p>10101.035854936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Mar 2015</text:p>
          </table:table-cell>
          <table:table-cell office:value-type="float" office:value="963847" calcext:value-type="float">
            <text:p>963847</text:p>
          </table:table-cell>
          <table:table-cell office:value-type="float" office:value="7512" calcext:value-type="float">
            <text:p>7512</text:p>
          </table:table-cell>
          <table:table-cell office:value-type="float" office:value="33990" calcext:value-type="float">
            <text:p>33990</text:p>
          </table:table-cell>
          <table:table-cell office:value-type="float" office:value="3288" calcext:value-type="float">
            <text:p>3288</text:p>
          </table:table-cell>
          <table:table-cell table:formula="of:=[.D23]/[.B23]" office:value-type="percentage" office:value="0.0352649331273532" calcext:value-type="percentage">
            <text:p>3.53%</text:p>
          </table:table-cell>
          <table:table-cell table:formula="of:=1-[.F23]" office:value-type="percentage" office:value="0.964735066872647" calcext:value-type="percentage">
            <text:p>96.47%</text:p>
          </table:table-cell>
          <table:table-cell table:formula="of:=(([.D23]-[.E23])*8+[.E23]*11)/(([.B23]-[.D23])*3+([.D23]-[.E23])*8+[.E23]*11)" office:value-type="percentage" office:value="0.091745825539542" calcext:value-type="percentage">
            <text:p>9.17%</text:p>
          </table:table-cell>
          <table:table-cell table:formula="of:=(([.B23]-[.D23])*3)/(([.B23]-[.D23])*3+([.D23]-[.E23])*8+[.E23]*11)" office:value-type="percentage" office:value="0.908254174460458" calcext:value-type="percentage">
            <text:p>90.83%</text:p>
          </table:table-cell>
          <table:table-cell office:value-type="float" office:value="9419706584" calcext:value-type="float">
            <text:p>9419706584</text:p>
          </table:table-cell>
          <table:table-cell table:formula="of:=[.J23]/[.B23]" office:value-type="float" office:value="9773.03097275813" calcext:value-type="float">
            <text:p>9773.0309727581</text:p>
          </table:table-cell>
          <table:table-cell table:formula="of:=[.J23]/[.D23]" office:value-type="float" office:value="277131.702971462" calcext:value-type="float">
            <text:p>277131.702971462</text:p>
          </table:table-cell>
          <table:table-cell table:formula="of:=[.J23]/([.B23]-[.D23])" office:value-type="float" office:value="10130.2744228414" calcext:value-type="float">
            <text:p>10130.2744228414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Feb 2015</text:p>
          </table:table-cell>
          <table:table-cell office:value-type="float" office:value="956335" calcext:value-type="float">
            <text:p>956335</text:p>
          </table:table-cell>
          <table:table-cell office:value-type="float" office:value="6644" calcext:value-type="float">
            <text:p>6644</text:p>
          </table:table-cell>
          <table:table-cell office:value-type="float" office:value="30931" calcext:value-type="float">
            <text:p>30931</text:p>
          </table:table-cell>
          <table:table-cell office:value-type="float" office:value="3035" calcext:value-type="float">
            <text:p>3035</text:p>
          </table:table-cell>
          <table:table-cell table:formula="of:=[.D24]/[.B24]" office:value-type="percentage" office:value="0.03234326883362" calcext:value-type="percentage">
            <text:p>3.23%</text:p>
          </table:table-cell>
          <table:table-cell table:formula="of:=1-[.F24]" office:value-type="percentage" office:value="0.96765673116638" calcext:value-type="percentage">
            <text:p>96.77%</text:p>
          </table:table-cell>
          <table:table-cell table:formula="of:=(([.D24]-[.E24])*8+[.E24]*11)/(([.B24]-[.D24])*3+([.D24]-[.E24])*8+[.E24]*11)" office:value-type="percentage" office:value="0.084593761798227" calcext:value-type="percentage">
            <text:p>8.46%</text:p>
          </table:table-cell>
          <table:table-cell table:formula="of:=(([.B24]-[.D24])*3)/(([.B24]-[.D24])*3+([.D24]-[.E24])*8+[.E24]*11)" office:value-type="percentage" office:value="0.915406238201773" calcext:value-type="percentage">
            <text:p>91.54%</text:p>
          </table:table-cell>
          <table:table-cell office:value-type="float" office:value="9327494967" calcext:value-type="float">
            <text:p>9327494967</text:p>
          </table:table-cell>
          <table:table-cell table:formula="of:=[.J24]/[.B24]" office:value-type="float" office:value="9753.37613597746" calcext:value-type="float">
            <text:p>9753.3761359775</text:p>
          </table:table-cell>
          <table:table-cell table:formula="of:=[.J24]/[.D24]" office:value-type="float" office:value="301558.144482881" calcext:value-type="float">
            <text:p>301558.144482881</text:p>
          </table:table-cell>
          <table:table-cell table:formula="of:=[.J24]/([.B24]-[.D24])" office:value-type="float" office:value="10079.376107084" calcext:value-type="float">
            <text:p>10079.376107084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Jan 2015</text:p>
          </table:table-cell>
          <table:table-cell office:value-type="float" office:value="949691" calcext:value-type="float">
            <text:p>949691</text:p>
          </table:table-cell>
          <table:table-cell office:value-type="float" office:value="6668" calcext:value-type="float">
            <text:p>6668</text:p>
          </table:table-cell>
          <table:table-cell office:value-type="float" office:value="32213" calcext:value-type="float">
            <text:p>32213</text:p>
          </table:table-cell>
          <table:table-cell office:value-type="float" office:value="3298" calcext:value-type="float">
            <text:p>3298</text:p>
          </table:table-cell>
          <table:table-cell table:formula="of:=[.D25]/[.B25]" office:value-type="percentage" office:value="0.033919453801289" calcext:value-type="percentage">
            <text:p>3.39%</text:p>
          </table:table-cell>
          <table:table-cell table:formula="of:=1-[.F25]" office:value-type="percentage" office:value="0.966080546198711" calcext:value-type="percentage">
            <text:p>96.61%</text:p>
          </table:table-cell>
          <table:table-cell table:formula="of:=(([.D25]-[.E25])*8+[.E25]*11)/(([.B25]-[.D25])*3+([.D25]-[.E25])*8+[.E25]*11)" office:value-type="percentage" office:value="0.0886076703823006" calcext:value-type="percentage">
            <text:p>8.86%</text:p>
          </table:table-cell>
          <table:table-cell table:formula="of:=(([.B25]-[.D25])*3)/(([.B25]-[.D25])*3+([.D25]-[.E25])*8+[.E25]*11)" office:value-type="percentage" office:value="0.911392329617699" calcext:value-type="percentage">
            <text:p>91.14%</text:p>
          </table:table-cell>
          <table:table-cell office:value-type="float" office:value="9219530703" calcext:value-type="float">
            <text:p>9219530703</text:p>
          </table:table-cell>
          <table:table-cell table:formula="of:=[.J25]/[.B25]" office:value-type="float" office:value="9707.9267919776" calcext:value-type="float">
            <text:p>9707.9267919776</text:p>
          </table:table-cell>
          <table:table-cell table:formula="of:=[.J25]/[.D25]" office:value-type="float" office:value="286205.280569956" calcext:value-type="float">
            <text:p>286205.280569956</text:p>
          </table:table-cell>
          <table:table-cell table:formula="of:=[.J25]/([.B25]-[.D25])" office:value-type="float" office:value="10048.7757777298" calcext:value-type="float">
            <text:p>10048.7757777298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Dec 2014</text:p>
          </table:table-cell>
          <table:table-cell office:value-type="float" office:value="943023" calcext:value-type="float">
            <text:p>943023</text:p>
          </table:table-cell>
          <table:table-cell office:value-type="float" office:value="6551" calcext:value-type="float">
            <text:p>6551</text:p>
          </table:table-cell>
          <table:table-cell office:value-type="float" office:value="30556" calcext:value-type="float">
            <text:p>30556</text:p>
          </table:table-cell>
          <table:table-cell office:value-type="float" office:value="3047" calcext:value-type="float">
            <text:p>3047</text:p>
          </table:table-cell>
          <table:table-cell table:formula="of:=[.D26]/[.B26]" office:value-type="percentage" office:value="0.0324021789500362" calcext:value-type="percentage">
            <text:p>3.24%</text:p>
          </table:table-cell>
          <table:table-cell table:formula="of:=1-[.F26]" office:value-type="percentage" office:value="0.967597821049964" calcext:value-type="percentage">
            <text:p>96.76%</text:p>
          </table:table-cell>
          <table:table-cell table:formula="of:=(([.D26]-[.E26])*8+[.E26]*11)/(([.B26]-[.D26])*3+([.D26]-[.E26])*8+[.E26]*11)" office:value-type="percentage" office:value="0.08478430218757" calcext:value-type="percentage">
            <text:p>8.48%</text:p>
          </table:table-cell>
          <table:table-cell table:formula="of:=(([.B26]-[.D26])*3)/(([.B26]-[.D26])*3+([.D26]-[.E26])*8+[.E26]*11)" office:value-type="percentage" office:value="0.91521569781243" calcext:value-type="percentage">
            <text:p>91.52%</text:p>
          </table:table-cell>
          <table:table-cell office:value-type="float" office:value="9280073460" calcext:value-type="float">
            <text:p>9280073460</text:p>
          </table:table-cell>
          <table:table-cell table:formula="of:=[.J26]/[.B26]" office:value-type="float" office:value="9840.77107345208" calcext:value-type="float">
            <text:p>9840.7710734521</text:p>
          </table:table-cell>
          <table:table-cell table:formula="of:=[.J26]/[.D26]" office:value-type="float" office:value="303707.077497055" calcext:value-type="float">
            <text:p>303707.077497055</text:p>
          </table:table-cell>
          <table:table-cell table:formula="of:=[.J26]/([.B26]-[.D26])" office:value-type="float" office:value="10170.3113208478" calcext:value-type="float">
            <text:p>10170.3113208478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Nov 2014</text:p>
          </table:table-cell>
          <table:table-cell office:value-type="float" office:value="936472" calcext:value-type="float">
            <text:p>936472</text:p>
          </table:table-cell>
          <table:table-cell office:value-type="float" office:value="6560" calcext:value-type="float">
            <text:p>6560</text:p>
          </table:table-cell>
          <table:table-cell office:value-type="float" office:value="30599" calcext:value-type="float">
            <text:p>30599</text:p>
          </table:table-cell>
          <table:table-cell office:value-type="float" office:value="2898" calcext:value-type="float">
            <text:p>2898</text:p>
          </table:table-cell>
          <table:table-cell table:formula="of:=[.D27]/[.B27]" office:value-type="percentage" office:value="0.0326747622993533" calcext:value-type="percentage">
            <text:p>3.27%</text:p>
          </table:table-cell>
          <table:table-cell table:formula="of:=1-[.F27]" office:value-type="percentage" office:value="0.967325237700647" calcext:value-type="percentage">
            <text:p>96.73%</text:p>
          </table:table-cell>
          <table:table-cell table:formula="of:=(([.D27]-[.E27])*8+[.E27]*11)/(([.B27]-[.D27])*3+([.D27]-[.E27])*8+[.E27]*11)" office:value-type="percentage" office:value="0.0853170789992276" calcext:value-type="percentage">
            <text:p>8.53%</text:p>
          </table:table-cell>
          <table:table-cell table:formula="of:=(([.B27]-[.D27])*3)/(([.B27]-[.D27])*3+([.D27]-[.E27])*8+[.E27]*11)" office:value-type="percentage" office:value="0.914682921000772" calcext:value-type="percentage">
            <text:p>91.47%</text:p>
          </table:table-cell>
          <table:table-cell office:value-type="float" office:value="9259587930" calcext:value-type="float">
            <text:p>9259587930</text:p>
          </table:table-cell>
          <table:table-cell table:formula="of:=[.J27]/[.B27]" office:value-type="float" office:value="9887.73602414167" calcext:value-type="float">
            <text:p>9887.7360241417</text:p>
          </table:table-cell>
          <table:table-cell table:formula="of:=[.J27]/[.D27]" office:value-type="float" office:value="302610.801986993" calcext:value-type="float">
            <text:p>302610.801986993</text:p>
          </table:table-cell>
          <table:table-cell table:formula="of:=[.J27]/([.B27]-[.D27])" office:value-type="float" office:value="10221.7285756392" calcext:value-type="float">
            <text:p>10221.7285756392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Oct 2014</text:p>
          </table:table-cell>
          <table:table-cell office:value-type="float" office:value="929912" calcext:value-type="float">
            <text:p>929912</text:p>
          </table:table-cell>
          <table:table-cell office:value-type="float" office:value="6650" calcext:value-type="float">
            <text:p>6650</text:p>
          </table:table-cell>
          <table:table-cell office:value-type="float" office:value="30938" calcext:value-type="float">
            <text:p>30938</text:p>
          </table:table-cell>
          <table:table-cell office:value-type="float" office:value="2974" calcext:value-type="float">
            <text:p>2974</text:p>
          </table:table-cell>
          <table:table-cell table:formula="of:=[.D28]/[.B28]" office:value-type="percentage" office:value="0.0332698147781726" calcext:value-type="percentage">
            <text:p>3.33%</text:p>
          </table:table-cell>
          <table:table-cell table:formula="of:=1-[.F28]" office:value-type="percentage" office:value="0.966730185221827" calcext:value-type="percentage">
            <text:p>96.67%</text:p>
          </table:table-cell>
          <table:table-cell table:formula="of:=(([.D28]-[.E28])*8+[.E28]*11)/(([.B28]-[.D28])*3+([.D28]-[.E28])*8+[.E28]*11)" office:value-type="percentage" office:value="0.0868255281802212" calcext:value-type="percentage">
            <text:p>8.68%</text:p>
          </table:table-cell>
          <table:table-cell table:formula="of:=(([.B28]-[.D28])*3)/(([.B28]-[.D28])*3+([.D28]-[.E28])*8+[.E28]*11)" office:value-type="percentage" office:value="0.913174471819779" calcext:value-type="percentage">
            <text:p>91.32%</text:p>
          </table:table-cell>
          <table:table-cell office:value-type="float" office:value="9403901593" calcext:value-type="float">
            <text:p>9403901593</text:p>
          </table:table-cell>
          <table:table-cell table:formula="of:=[.J28]/[.B28]" office:value-type="float" office:value="10112.6790416728" calcext:value-type="float">
            <text:p>10112.6790416728</text:p>
          </table:table-cell>
          <table:table-cell table:formula="of:=[.J28]/[.D28]" office:value-type="float" office:value="303959.583457237" calcext:value-type="float">
            <text:p>303959.583457237</text:p>
          </table:table-cell>
          <table:table-cell table:formula="of:=[.J28]/([.B28]-[.D28])" office:value-type="float" office:value="10460.7047511941" calcext:value-type="float">
            <text:p>10460.7047511941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Sep 2014</text:p>
          </table:table-cell>
          <table:table-cell office:value-type="float" office:value="923262" calcext:value-type="float">
            <text:p>923262</text:p>
          </table:table-cell>
          <table:table-cell office:value-type="float" office:value="5822" calcext:value-type="float">
            <text:p>5822</text:p>
          </table:table-cell>
          <table:table-cell office:value-type="float" office:value="28965" calcext:value-type="float">
            <text:p>28965</text:p>
          </table:table-cell>
          <table:table-cell office:value-type="float" office:value="2877" calcext:value-type="float">
            <text:p>2877</text:p>
          </table:table-cell>
          <table:table-cell table:formula="of:=[.D29]/[.B29]" office:value-type="percentage" office:value="0.0313724598218057" calcext:value-type="percentage">
            <text:p>3.14%</text:p>
          </table:table-cell>
          <table:table-cell table:formula="of:=1-[.F29]" office:value-type="percentage" office:value="0.968627540178194" calcext:value-type="percentage">
            <text:p>96.86%</text:p>
          </table:table-cell>
          <table:table-cell table:formula="of:=(([.D29]-[.E29])*8+[.E29]*11)/(([.B29]-[.D29])*3+([.D29]-[.E29])*8+[.E29]*11)" office:value-type="percentage" office:value="0.0822206987994836" calcext:value-type="percentage">
            <text:p>8.22%</text:p>
          </table:table-cell>
          <table:table-cell table:formula="of:=(([.B29]-[.D29])*3)/(([.B29]-[.D29])*3+([.D29]-[.E29])*8+[.E29]*11)" office:value-type="percentage" office:value="0.917779301200516" calcext:value-type="percentage">
            <text:p>91.78%</text:p>
          </table:table-cell>
          <table:table-cell office:value-type="float" office:value="10574767204" calcext:value-type="float">
            <text:p>10574767204</text:p>
          </table:table-cell>
          <table:table-cell table:formula="of:=[.J29]/[.B29]" office:value-type="float" office:value="11453.7013372152" calcext:value-type="float">
            <text:p>11453.7013372152</text:p>
          </table:table-cell>
          <table:table-cell table:formula="of:=[.J29]/[.D29]" office:value-type="float" office:value="365087.768133955" calcext:value-type="float">
            <text:p>365087.768133955</text:p>
          </table:table-cell>
          <table:table-cell table:formula="of:=[.J29]/([.B29]-[.D29])" office:value-type="float" office:value="11824.6703321156" calcext:value-type="float">
            <text:p>11824.6703321156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Aug 2014</text:p>
          </table:table-cell>
          <table:table-cell office:value-type="float" office:value="917440" calcext:value-type="float">
            <text:p>917440</text:p>
          </table:table-cell>
          <table:table-cell office:value-type="float" office:value="6653" calcext:value-type="float">
            <text:p>6653</text:p>
          </table:table-cell>
          <table:table-cell office:value-type="float" office:value="31361" calcext:value-type="float">
            <text:p>31361</text:p>
          </table:table-cell>
          <table:table-cell office:value-type="float" office:value="3090" calcext:value-type="float">
            <text:p>3090</text:p>
          </table:table-cell>
          <table:table-cell table:formula="of:=[.D30]/[.B30]" office:value-type="percentage" office:value="0.0341831618416463" calcext:value-type="percentage">
            <text:p>3.42%</text:p>
          </table:table-cell>
          <table:table-cell table:formula="of:=1-[.F30]" office:value-type="percentage" office:value="0.965816838158354" calcext:value-type="percentage">
            <text:p>96.58%</text:p>
          </table:table-cell>
          <table:table-cell table:formula="of:=(([.D30]-[.E30])*8+[.E30]*11)/(([.B30]-[.D30])*3+([.D30]-[.E30])*8+[.E30]*11)" office:value-type="percentage" office:value="0.0891442042629596" calcext:value-type="percentage">
            <text:p>8.91%</text:p>
          </table:table-cell>
          <table:table-cell table:formula="of:=(([.B30]-[.D30])*3)/(([.B30]-[.D30])*3+([.D30]-[.E30])*8+[.E30]*11)" office:value-type="percentage" office:value="0.91085579573704" calcext:value-type="percentage">
            <text:p>91.09%</text:p>
          </table:table-cell>
          <table:table-cell office:value-type="float" office:value="9536089354" calcext:value-type="float">
            <text:p>9536089354</text:p>
          </table:table-cell>
          <table:table-cell table:formula="of:=[.J30]/[.B30]" office:value-type="float" office:value="10394.2376111789" calcext:value-type="float">
            <text:p>10394.2376111789</text:p>
          </table:table-cell>
          <table:table-cell table:formula="of:=[.J30]/[.D30]" office:value-type="float" office:value="304074.785689232" calcext:value-type="float">
            <text:p>304074.785689232</text:p>
          </table:table-cell>
          <table:table-cell table:formula="of:=[.J30]/([.B30]-[.D30])" office:value-type="float" office:value="10762.1209327836" calcext:value-type="float">
            <text:p>10762.1209327836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Jul 2014</text:p>
          </table:table-cell>
          <table:table-cell office:value-type="float" office:value="910787" calcext:value-type="float">
            <text:p>910787</text:p>
          </table:table-cell>
          <table:table-cell office:value-type="float" office:value="6863" calcext:value-type="float">
            <text:p>6863</text:p>
          </table:table-cell>
          <table:table-cell office:value-type="float" office:value="31577" calcext:value-type="float">
            <text:p>31577</text:p>
          </table:table-cell>
          <table:table-cell office:value-type="float" office:value="3012" calcext:value-type="float">
            <text:p>3012</text:p>
          </table:table-cell>
          <table:table-cell table:formula="of:=[.D31]/[.B31]" office:value-type="percentage" office:value="0.0346700161508673" calcext:value-type="percentage">
            <text:p>3.47%</text:p>
          </table:table-cell>
          <table:table-cell table:formula="of:=1-[.F31]" office:value-type="percentage" office:value="0.965329983849133" calcext:value-type="percentage">
            <text:p>96.53%</text:p>
          </table:table-cell>
          <table:table-cell table:formula="of:=(([.D31]-[.E31])*8+[.E31]*11)/(([.B31]-[.D31])*3+([.D31]-[.E31])*8+[.E31]*11)" office:value-type="percentage" office:value="0.0902471715410919" calcext:value-type="percentage">
            <text:p>9.02%</text:p>
          </table:table-cell>
          <table:table-cell table:formula="of:=(([.B31]-[.D31])*3)/(([.B31]-[.D31])*3+([.D31]-[.E31])*8+[.E31]*11)" office:value-type="percentage" office:value="0.909752828458908" calcext:value-type="percentage">
            <text:p>90.98%</text:p>
          </table:table-cell>
          <table:table-cell office:value-type="float" office:value="9556706693" calcext:value-type="float">
            <text:p>9556706693</text:p>
          </table:table-cell>
          <table:table-cell table:formula="of:=[.J31]/[.B31]" office:value-type="float" office:value="10492.8009435796" calcext:value-type="float">
            <text:p>10492.8009435796</text:p>
          </table:table-cell>
          <table:table-cell table:formula="of:=[.J31]/[.D31]" office:value-type="float" office:value="302647.708553694" calcext:value-type="float">
            <text:p>302647.708553694</text:p>
          </table:table-cell>
          <table:table-cell table:formula="of:=[.J31]/([.B31]-[.D31])" office:value-type="float" office:value="10869.6519523208" calcext:value-type="float">
            <text:p>10869.6519523208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Jun 2014</text:p>
          </table:table-cell>
          <table:table-cell office:value-type="float" office:value="903924" calcext:value-type="float">
            <text:p>903924</text:p>
          </table:table-cell>
          <table:table-cell office:value-type="float" office:value="6274" calcext:value-type="float">
            <text:p>6274</text:p>
          </table:table-cell>
          <table:table-cell office:value-type="float" office:value="29767" calcext:value-type="float">
            <text:p>29767</text:p>
          </table:table-cell>
          <table:table-cell office:value-type="float" office:value="2973" calcext:value-type="float">
            <text:p>2973</text:p>
          </table:table-cell>
          <table:table-cell table:formula="of:=[.D32]/[.B32]" office:value-type="percentage" office:value="0.0329308658692545" calcext:value-type="percentage">
            <text:p>3.29%</text:p>
          </table:table-cell>
          <table:table-cell table:formula="of:=1-[.F32]" office:value-type="percentage" office:value="0.967069134130746" calcext:value-type="percentage">
            <text:p>96.71%</text:p>
          </table:table-cell>
          <table:table-cell table:formula="of:=(([.D32]-[.E32])*8+[.E32]*11)/(([.B32]-[.D32])*3+([.D32]-[.E32])*8+[.E32]*11)" office:value-type="percentage" office:value="0.0860961008891364" calcext:value-type="percentage">
            <text:p>8.61%</text:p>
          </table:table-cell>
          <table:table-cell table:formula="of:=(([.B32]-[.D32])*3)/(([.B32]-[.D32])*3+([.D32]-[.E32])*8+[.E32]*11)" office:value-type="percentage" office:value="0.913903899110863" calcext:value-type="percentage">
            <text:p>91.39%</text:p>
          </table:table-cell>
          <table:table-cell office:value-type="float" office:value="9145657338" calcext:value-type="float">
            <text:p>9145657338</text:p>
          </table:table-cell>
          <table:table-cell table:formula="of:=[.J32]/[.B32]" office:value-type="float" office:value="10117.7281917506" calcext:value-type="float">
            <text:p>10117.7281917506</text:p>
          </table:table-cell>
          <table:table-cell table:formula="of:=[.J32]/[.D32]" office:value-type="float" office:value="307241.486814257" calcext:value-type="float">
            <text:p>307241.486814257</text:p>
          </table:table-cell>
          <table:table-cell table:formula="of:=[.J32]/([.B32]-[.D32])" office:value-type="float" office:value="10462.2594545373" calcext:value-type="float">
            <text:p>10462.2594545373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May 2014</text:p>
          </table:table-cell>
          <table:table-cell office:value-type="float" office:value="897650" calcext:value-type="float">
            <text:p>897650</text:p>
          </table:table-cell>
          <table:table-cell office:value-type="float" office:value="6803" calcext:value-type="float">
            <text:p>6803</text:p>
          </table:table-cell>
          <table:table-cell office:value-type="float" office:value="31632" calcext:value-type="float">
            <text:p>31632</text:p>
          </table:table-cell>
          <table:table-cell office:value-type="float" office:value="3042" calcext:value-type="float">
            <text:p>3042</text:p>
          </table:table-cell>
          <table:table-cell table:formula="of:=[.D33]/[.B33]" office:value-type="percentage" office:value="0.03523867877235" calcext:value-type="percentage">
            <text:p>3.52%</text:p>
          </table:table-cell>
          <table:table-cell table:formula="of:=1-[.F33]" office:value-type="percentage" office:value="0.96476132122765" calcext:value-type="percentage">
            <text:p>96.48%</text:p>
          </table:table-cell>
          <table:table-cell table:formula="of:=(([.D33]-[.E33])*8+[.E33]*11)/(([.B33]-[.D33])*3+([.D33]-[.E33])*8+[.E33]*11)" office:value-type="percentage" office:value="0.0916644640512182" calcext:value-type="percentage">
            <text:p>9.17%</text:p>
          </table:table-cell>
          <table:table-cell table:formula="of:=(([.B33]-[.D33])*3)/(([.B33]-[.D33])*3+([.D33]-[.E33])*8+[.E33]*11)" office:value-type="percentage" office:value="0.908335535948782" calcext:value-type="percentage">
            <text:p>90.83%</text:p>
          </table:table-cell>
          <table:table-cell office:value-type="float" office:value="9583917366" calcext:value-type="float">
            <text:p>9583917366</text:p>
          </table:table-cell>
          <table:table-cell table:formula="of:=[.J33]/[.B33]" office:value-type="float" office:value="10676.6750582075" calcext:value-type="float">
            <text:p>10676.6750582075</text:p>
          </table:table-cell>
          <table:table-cell table:formula="of:=[.J33]/[.D33]" office:value-type="float" office:value="302981.7073217" calcext:value-type="float">
            <text:p>302981.7073217</text:p>
          </table:table-cell>
          <table:table-cell table:formula="of:=[.J33]/([.B33]-[.D33])" office:value-type="float" office:value="11066.649152789" calcext:value-type="float">
            <text:p>11066.649152789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Apr 2014</text:p>
          </table:table-cell>
          <table:table-cell office:value-type="float" office:value="890847" calcext:value-type="float">
            <text:p>890847</text:p>
          </table:table-cell>
          <table:table-cell office:value-type="float" office:value="6332" calcext:value-type="float">
            <text:p>6332</text:p>
          </table:table-cell>
          <table:table-cell office:value-type="float" office:value="30089" calcext:value-type="float">
            <text:p>30089</text:p>
          </table:table-cell>
          <table:table-cell office:value-type="float" office:value="2972" calcext:value-type="float">
            <text:p>2972</text:p>
          </table:table-cell>
          <table:table-cell table:formula="of:=[.D34]/[.B34]" office:value-type="percentage" office:value="0.0337757213079238" calcext:value-type="percentage">
            <text:p>3.38%</text:p>
          </table:table-cell>
          <table:table-cell table:formula="of:=1-[.F34]" office:value-type="percentage" office:value="0.966224278692076" calcext:value-type="percentage">
            <text:p>96.62%</text:p>
          </table:table-cell>
          <table:table-cell table:formula="of:=(([.D34]-[.E34])*8+[.E34]*11)/(([.B34]-[.D34])*3+([.D34]-[.E34])*8+[.E34]*11)" office:value-type="percentage" office:value="0.0881485305635576" calcext:value-type="percentage">
            <text:p>8.81%</text:p>
          </table:table-cell>
          <table:table-cell table:formula="of:=(([.B34]-[.D34])*3)/(([.B34]-[.D34])*3+([.D34]-[.E34])*8+[.E34]*11)" office:value-type="percentage" office:value="0.911851469436442" calcext:value-type="percentage">
            <text:p>91.19%</text:p>
          </table:table-cell>
          <table:table-cell office:value-type="float" office:value="9536114628" calcext:value-type="float">
            <text:p>9536114628</text:p>
          </table:table-cell>
          <table:table-cell table:formula="of:=[.J34]/[.B34]" office:value-type="float" office:value="10704.5481749391" calcext:value-type="float">
            <text:p>10704.5481749391</text:p>
          </table:table-cell>
          <table:table-cell table:formula="of:=[.J34]/[.D34]" office:value-type="float" office:value="316930.261158563" calcext:value-type="float">
            <text:p>316930.261158563</text:p>
          </table:table-cell>
          <table:table-cell table:formula="of:=[.J34]/([.B34]-[.D34])" office:value-type="float" office:value="11078.7406309323" calcext:value-type="float">
            <text:p>11078.7406309323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Mar 2014</text:p>
          </table:table-cell>
          <table:table-cell office:value-type="float" office:value="884515" calcext:value-type="float">
            <text:p>884515</text:p>
          </table:table-cell>
          <table:table-cell office:value-type="float" office:value="6628" calcext:value-type="float">
            <text:p>6628</text:p>
          </table:table-cell>
          <table:table-cell office:value-type="float" office:value="31118" calcext:value-type="float">
            <text:p>31118</text:p>
          </table:table-cell>
          <table:table-cell office:value-type="float" office:value="3124" calcext:value-type="float">
            <text:p>3124</text:p>
          </table:table-cell>
          <table:table-cell table:formula="of:=[.D35]/[.B35]" office:value-type="percentage" office:value="0.0351808618282335" calcext:value-type="percentage">
            <text:p>3.52%</text:p>
          </table:table-cell>
          <table:table-cell table:formula="of:=1-[.F35]" office:value-type="percentage" office:value="0.964819138171766" calcext:value-type="percentage">
            <text:p>96.48%</text:p>
          </table:table-cell>
          <table:table-cell table:formula="of:=(([.D35]-[.E35])*8+[.E35]*11)/(([.B35]-[.D35])*3+([.D35]-[.E35])*8+[.E35]*11)" office:value-type="percentage" office:value="0.0916499409084313" calcext:value-type="percentage">
            <text:p>9.16%</text:p>
          </table:table-cell>
          <table:table-cell table:formula="of:=(([.B35]-[.D35])*3)/(([.B35]-[.D35])*3+([.D35]-[.E35])*8+[.E35]*11)" office:value-type="percentage" office:value="0.908350059091569" calcext:value-type="percentage">
            <text:p>90.84%</text:p>
          </table:table-cell>
          <table:table-cell office:value-type="float" office:value="9556885158" calcext:value-type="float">
            <text:p>9556885158</text:p>
          </table:table-cell>
          <table:table-cell table:formula="of:=[.J35]/[.B35]" office:value-type="float" office:value="10804.6614901952" calcext:value-type="float">
            <text:p>10804.6614901952</text:p>
          </table:table-cell>
          <table:table-cell table:formula="of:=[.J35]/[.D35]" office:value-type="float" office:value="307117.589755126" calcext:value-type="float">
            <text:p>307117.589755126</text:p>
          </table:table-cell>
          <table:table-cell table:formula="of:=[.J35]/([.B35]-[.D35])" office:value-type="float" office:value="11198.6392710544" calcext:value-type="float">
            <text:p>11198.6392710544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Feb 2014</text:p>
          </table:table-cell>
          <table:table-cell office:value-type="float" office:value="877887" calcext:value-type="float">
            <text:p>877887</text:p>
          </table:table-cell>
          <table:table-cell office:value-type="float" office:value="6211" calcext:value-type="float">
            <text:p>6211</text:p>
          </table:table-cell>
          <table:table-cell office:value-type="float" office:value="29247" calcext:value-type="float">
            <text:p>29247</text:p>
          </table:table-cell>
          <table:table-cell office:value-type="float" office:value="2949" calcext:value-type="float">
            <text:p>2949</text:p>
          </table:table-cell>
          <table:table-cell table:formula="of:=[.D36]/[.B36]" office:value-type="percentage" office:value="0.0333152216629247" calcext:value-type="percentage">
            <text:p>3.33%</text:p>
          </table:table-cell>
          <table:table-cell table:formula="of:=1-[.F36]" office:value-type="percentage" office:value="0.966684778337075" calcext:value-type="percentage">
            <text:p>96.67%</text:p>
          </table:table-cell>
          <table:table-cell table:formula="of:=(([.D36]-[.E36])*8+[.E36]*11)/(([.B36]-[.D36])*3+([.D36]-[.E36])*8+[.E36]*11)" office:value-type="percentage" office:value="0.0870725627997991" calcext:value-type="percentage">
            <text:p>8.71%</text:p>
          </table:table-cell>
          <table:table-cell table:formula="of:=(([.B36]-[.D36])*3)/(([.B36]-[.D36])*3+([.D36]-[.E36])*8+[.E36]*11)" office:value-type="percentage" office:value="0.912927437200201" calcext:value-type="percentage">
            <text:p>91.29%</text:p>
          </table:table-cell>
          <table:table-cell office:value-type="float" office:value="9543132908" calcext:value-type="float">
            <text:p>9543132908</text:p>
          </table:table-cell>
          <table:table-cell table:formula="of:=[.J36]/[.B36]" office:value-type="float" office:value="10870.5709368062" calcext:value-type="float">
            <text:p>10870.5709368062</text:p>
          </table:table-cell>
          <table:table-cell table:formula="of:=[.J36]/[.D36]" office:value-type="float" office:value="326294.420214039" calcext:value-type="float">
            <text:p>326294.420214039</text:p>
          </table:table-cell>
          <table:table-cell table:formula="of:=[.J36]/([.B36]-[.D36])" office:value-type="float" office:value="11245.207517911" calcext:value-type="float">
            <text:p>11245.207517911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Jan 2014</text:p>
          </table:table-cell>
          <table:table-cell office:value-type="float" office:value="871676" calcext:value-type="float">
            <text:p>871676</text:p>
          </table:table-cell>
          <table:table-cell office:value-type="float" office:value="6368" calcext:value-type="float">
            <text:p>6368</text:p>
          </table:table-cell>
          <table:table-cell office:value-type="float" office:value="31041" calcext:value-type="float">
            <text:p>31041</text:p>
          </table:table-cell>
          <table:table-cell office:value-type="float" office:value="3215" calcext:value-type="float">
            <text:p>3215</text:p>
          </table:table-cell>
          <table:table-cell table:formula="of:=[.D37]/[.B37]" office:value-type="percentage" office:value="0.0356107085660268" calcext:value-type="percentage">
            <text:p>3.56%</text:p>
          </table:table-cell>
          <table:table-cell table:formula="of:=1-[.F37]" office:value-type="percentage" office:value="0.964389291433973" calcext:value-type="percentage">
            <text:p>96.44%</text:p>
          </table:table-cell>
          <table:table-cell table:formula="of:=(([.D37]-[.E37])*8+[.E37]*11)/(([.B37]-[.D37])*3+([.D37]-[.E37])*8+[.E37]*11)" office:value-type="percentage" office:value="0.0928001156885302" calcext:value-type="percentage">
            <text:p>9.28%</text:p>
          </table:table-cell>
          <table:table-cell table:formula="of:=(([.B37]-[.D37])*3)/(([.B37]-[.D37])*3+([.D37]-[.E37])*8+[.E37]*11)" office:value-type="percentage" office:value="0.90719988431147" calcext:value-type="percentage">
            <text:p>90.72%</text:p>
          </table:table-cell>
          <table:table-cell office:value-type="float" office:value="9468133767" calcext:value-type="float">
            <text:p>9468133767</text:p>
          </table:table-cell>
          <table:table-cell table:formula="of:=[.J37]/[.B37]" office:value-type="float" office:value="10861.9874437291" calcext:value-type="float">
            <text:p>10861.9874437291</text:p>
          </table:table-cell>
          <table:table-cell table:formula="of:=[.J37]/[.D37]" office:value-type="float" office:value="305020.256016237" calcext:value-type="float">
            <text:p>305020.256016237</text:p>
          </table:table-cell>
          <table:table-cell table:formula="of:=[.J37]/([.B37]-[.D37])" office:value-type="float" office:value="11263.0734706502" calcext:value-type="float">
            <text:p>11263.0734706502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Dec 2013</text:p>
          </table:table-cell>
          <table:table-cell office:value-type="float" office:value="865308" calcext:value-type="float">
            <text:p>865308</text:p>
          </table:table-cell>
          <table:table-cell office:value-type="float" office:value="6175" calcext:value-type="float">
            <text:p>6175</text:p>
          </table:table-cell>
          <table:table-cell office:value-type="float" office:value="29522" calcext:value-type="float">
            <text:p>29522</text:p>
          </table:table-cell>
          <table:table-cell office:value-type="float" office:value="3074" calcext:value-type="float">
            <text:p>3074</text:p>
          </table:table-cell>
          <table:table-cell table:formula="of:=[.D38]/[.B38]" office:value-type="percentage" office:value="0.0341173316322049" calcext:value-type="percentage">
            <text:p>3.41%</text:p>
          </table:table-cell>
          <table:table-cell table:formula="of:=1-[.F38]" office:value-type="percentage" office:value="0.965882668367795" calcext:value-type="percentage">
            <text:p>96.59%</text:p>
          </table:table-cell>
          <table:table-cell table:formula="of:=(([.D38]-[.E38])*8+[.E38]*11)/(([.B38]-[.D38])*3+([.D38]-[.E38])*8+[.E38]*11)" office:value-type="percentage" office:value="0.0891462955670608" calcext:value-type="percentage">
            <text:p>8.91%</text:p>
          </table:table-cell>
          <table:table-cell table:formula="of:=(([.B38]-[.D38])*3)/(([.B38]-[.D38])*3+([.D38]-[.E38])*8+[.E38]*11)" office:value-type="percentage" office:value="0.910853704432939" calcext:value-type="percentage">
            <text:p>91.09%</text:p>
          </table:table-cell>
          <table:table-cell office:value-type="float" office:value="8527086518" calcext:value-type="float">
            <text:p>8527086518</text:p>
          </table:table-cell>
          <table:table-cell table:formula="of:=[.J38]/[.B38]" office:value-type="float" office:value="9854.39464098333" calcext:value-type="float">
            <text:p>9854.3946409833</text:p>
          </table:table-cell>
          <table:table-cell table:formula="of:=[.J38]/[.D38]" office:value-type="float" office:value="288838.375381072" calcext:value-type="float">
            <text:p>288838.375381072</text:p>
          </table:table-cell>
          <table:table-cell table:formula="of:=[.J38]/([.B38]-[.D38])" office:value-type="float" office:value="10202.4758945472" calcext:value-type="float">
            <text:p>10202.4758945472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Nov 2013</text:p>
          </table:table-cell>
          <table:table-cell office:value-type="float" office:value="859133" calcext:value-type="float">
            <text:p>859133</text:p>
          </table:table-cell>
          <table:table-cell office:value-type="float" office:value="6413" calcext:value-type="float">
            <text:p>6413</text:p>
          </table:table-cell>
          <table:table-cell office:value-type="float" office:value="29686" calcext:value-type="float">
            <text:p>29686</text:p>
          </table:table-cell>
          <table:table-cell office:value-type="float" office:value="2894" calcext:value-type="float">
            <text:p>2894</text:p>
          </table:table-cell>
          <table:table-cell table:formula="of:=[.D39]/[.B39]" office:value-type="percentage" office:value="0.0345534393394271" calcext:value-type="percentage">
            <text:p>3.46%</text:p>
          </table:table-cell>
          <table:table-cell table:formula="of:=1-[.F39]" office:value-type="percentage" office:value="0.965446560660573" calcext:value-type="percentage">
            <text:p>96.54%</text:p>
          </table:table-cell>
          <table:table-cell table:formula="of:=(([.D39]-[.E39])*8+[.E39]*11)/(([.B39]-[.D39])*3+([.D39]-[.E39])*8+[.E39]*11)" office:value-type="percentage" office:value="0.0900234082071712" calcext:value-type="percentage">
            <text:p>9.00%</text:p>
          </table:table-cell>
          <table:table-cell table:formula="of:=(([.B39]-[.D39])*3)/(([.B39]-[.D39])*3+([.D39]-[.E39])*8+[.E39]*11)" office:value-type="percentage" office:value="0.909976591792829" calcext:value-type="percentage">
            <text:p>91.00%</text:p>
          </table:table-cell>
          <table:table-cell office:value-type="float" office:value="8609937517" calcext:value-type="float">
            <text:p>8609937517</text:p>
          </table:table-cell>
          <table:table-cell table:formula="of:=[.J39]/[.B39]" office:value-type="float" office:value="10021.6584824468" calcext:value-type="float">
            <text:p>10021.6584824468</text:p>
          </table:table-cell>
          <table:table-cell table:formula="of:=[.J39]/[.D39]" office:value-type="float" office:value="290033.60227043" calcext:value-type="float">
            <text:p>290033.60227043</text:p>
          </table:table-cell>
          <table:table-cell table:formula="of:=[.J39]/([.B39]-[.D39])" office:value-type="float" office:value="10380.3347495379" calcext:value-type="float">
            <text:p>10380.3347495379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Oct 2013</text:p>
          </table:table-cell>
          <table:table-cell office:value-type="float" office:value="852720" calcext:value-type="float">
            <text:p>852720</text:p>
          </table:table-cell>
          <table:table-cell office:value-type="float" office:value="6505" calcext:value-type="float">
            <text:p>6505</text:p>
          </table:table-cell>
          <table:table-cell office:value-type="float" office:value="30182" calcext:value-type="float">
            <text:p>30182</text:p>
          </table:table-cell>
          <table:table-cell office:value-type="float" office:value="2957" calcext:value-type="float">
            <text:p>2957</text:p>
          </table:table-cell>
          <table:table-cell table:formula="of:=[.D40]/[.B40]" office:value-type="percentage" office:value="0.0353949713856835" calcext:value-type="percentage">
            <text:p>3.54%</text:p>
          </table:table-cell>
          <table:table-cell table:formula="of:=1-[.F40]" office:value-type="percentage" office:value="0.964605028614317" calcext:value-type="percentage">
            <text:p>96.46%</text:p>
          </table:table-cell>
          <table:table-cell table:formula="of:=(([.D40]-[.E40])*8+[.E40]*11)/(([.B40]-[.D40])*3+([.D40]-[.E40])*8+[.E40]*11)" office:value-type="percentage" office:value="0.0921017049303131" calcext:value-type="percentage">
            <text:p>9.21%</text:p>
          </table:table-cell>
          <table:table-cell table:formula="of:=(([.B40]-[.D40])*3)/(([.B40]-[.D40])*3+([.D40]-[.E40])*8+[.E40]*11)" office:value-type="percentage" office:value="0.907898295069687" calcext:value-type="percentage">
            <text:p>90.79%</text:p>
          </table:table-cell>
          <table:table-cell office:value-type="float" office:value="8508396209" calcext:value-type="float">
            <text:p>8508396209</text:p>
          </table:table-cell>
          <table:table-cell table:formula="of:=[.J40]/[.B40]" office:value-type="float" office:value="9977.94845787597" calcext:value-type="float">
            <text:p>9977.948457876</text:p>
          </table:table-cell>
          <table:table-cell table:formula="of:=[.J40]/[.D40]" office:value-type="float" office:value="281902.995460871" calcext:value-type="float">
            <text:p>281902.995460871</text:p>
          </table:table-cell>
          <table:table-cell table:formula="of:=[.J40]/([.B40]-[.D40])" office:value-type="float" office:value="10344.0767587637" calcext:value-type="float">
            <text:p>10344.0767587637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Sep 2013</text:p>
          </table:table-cell>
          <table:table-cell office:value-type="float" office:value="846215" calcext:value-type="float">
            <text:p>846215</text:p>
          </table:table-cell>
          <table:table-cell office:value-type="float" office:value="5422" calcext:value-type="float">
            <text:p>5422</text:p>
          </table:table-cell>
          <table:table-cell office:value-type="float" office:value="28011" calcext:value-type="float">
            <text:p>28011</text:p>
          </table:table-cell>
          <table:table-cell office:value-type="float" office:value="2838" calcext:value-type="float">
            <text:p>2838</text:p>
          </table:table-cell>
          <table:table-cell table:formula="of:=[.D41]/[.B41]" office:value-type="percentage" office:value="0.0331015167540164" calcext:value-type="percentage">
            <text:p>3.31%</text:p>
          </table:table-cell>
          <table:table-cell table:formula="of:=1-[.F41]" office:value-type="percentage" office:value="0.966898483245984" calcext:value-type="percentage">
            <text:p>96.69%</text:p>
          </table:table-cell>
          <table:table-cell table:formula="of:=(([.D41]-[.E41])*8+[.E41]*11)/(([.B41]-[.D41])*3+([.D41]-[.E41])*8+[.E41]*11)" office:value-type="percentage" office:value="0.0865587928613054" calcext:value-type="percentage">
            <text:p>8.66%</text:p>
          </table:table-cell>
          <table:table-cell table:formula="of:=(([.B41]-[.D41])*3)/(([.B41]-[.D41])*3+([.D41]-[.E41])*8+[.E41]*11)" office:value-type="percentage" office:value="0.913441207138695" calcext:value-type="percentage">
            <text:p>91.34%</text:p>
          </table:table-cell>
          <table:table-cell office:value-type="float" office:value="8208039697" calcext:value-type="float">
            <text:p>8208039697</text:p>
          </table:table-cell>
          <table:table-cell table:formula="of:=[.J41]/[.B41]" office:value-type="float" office:value="9699.70952653876" calcext:value-type="float">
            <text:p>9699.7095265388</text:p>
          </table:table-cell>
          <table:table-cell table:formula="of:=[.J41]/[.D41]" office:value-type="float" office:value="293029.156295741" calcext:value-type="float">
            <text:p>293029.156295741</text:p>
          </table:table-cell>
          <table:table-cell table:formula="of:=[.J41]/([.B41]-[.D41])" office:value-type="float" office:value="10031.776545947" calcext:value-type="float">
            <text:p>10031.776545947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Aug 2013</text:p>
          </table:table-cell>
          <table:table-cell office:value-type="float" office:value="840793" calcext:value-type="float">
            <text:p>840793</text:p>
          </table:table-cell>
          <table:table-cell office:value-type="float" office:value="6449" calcext:value-type="float">
            <text:p>6449</text:p>
          </table:table-cell>
          <table:table-cell office:value-type="float" office:value="30150" calcext:value-type="float">
            <text:p>30150</text:p>
          </table:table-cell>
          <table:table-cell office:value-type="float" office:value="3113" calcext:value-type="float">
            <text:p>3113</text:p>
          </table:table-cell>
          <table:table-cell table:formula="of:=[.D42]/[.B42]" office:value-type="percentage" office:value="0.0358590045350045" calcext:value-type="percentage">
            <text:p>3.59%</text:p>
          </table:table-cell>
          <table:table-cell table:formula="of:=1-[.F42]" office:value-type="percentage" office:value="0.964140995464996" calcext:value-type="percentage">
            <text:p>96.41%</text:p>
          </table:table-cell>
          <table:table-cell table:formula="of:=(([.D42]-[.E42])*8+[.E42]*11)/(([.B42]-[.D42])*3+([.D42]-[.E42])*8+[.E42]*11)" office:value-type="percentage" office:value="0.0933986910561468" calcext:value-type="percentage">
            <text:p>9.34%</text:p>
          </table:table-cell>
          <table:table-cell table:formula="of:=(([.B42]-[.D42])*3)/(([.B42]-[.D42])*3+([.D42]-[.E42])*8+[.E42]*11)" office:value-type="percentage" office:value="0.906601308943853" calcext:value-type="percentage">
            <text:p>90.66%</text:p>
          </table:table-cell>
          <table:table-cell office:value-type="float" office:value="8338005691" calcext:value-type="float">
            <text:p>8338005691</text:p>
          </table:table-cell>
          <table:table-cell table:formula="of:=[.J42]/[.B42]" office:value-type="float" office:value="9916.83528644982" calcext:value-type="float">
            <text:p>9916.8352864498</text:p>
          </table:table-cell>
          <table:table-cell table:formula="of:=[.J42]/[.D42]" office:value-type="float" office:value="276550.769187396" calcext:value-type="float">
            <text:p>276550.769187396</text:p>
          </table:table-cell>
          <table:table-cell table:formula="of:=[.J42]/([.B42]-[.D42])" office:value-type="float" office:value="10285.6691428903" calcext:value-type="float">
            <text:p>10285.6691428903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Jul 2013</text:p>
          </table:table-cell>
          <table:table-cell office:value-type="float" office:value="834344" calcext:value-type="float">
            <text:p>834344</text:p>
          </table:table-cell>
          <table:table-cell office:value-type="float" office:value="6260" calcext:value-type="float">
            <text:p>6260</text:p>
          </table:table-cell>
          <table:table-cell office:value-type="float" office:value="30178" calcext:value-type="float">
            <text:p>30178</text:p>
          </table:table-cell>
          <table:table-cell office:value-type="float" office:value="3115" calcext:value-type="float">
            <text:p>3115</text:p>
          </table:table-cell>
          <table:table-cell table:formula="of:=[.D43]/[.B43]" office:value-type="percentage" office:value="0.0361697333473963" calcext:value-type="percentage">
            <text:p>3.62%</text:p>
          </table:table-cell>
          <table:table-cell table:formula="of:=1-[.F43]" office:value-type="percentage" office:value="0.963830266652604" calcext:value-type="percentage">
            <text:p>96.38%</text:p>
          </table:table-cell>
          <table:table-cell table:formula="of:=(([.D43]-[.E43])*8+[.E43]*11)/(([.B43]-[.D43])*3+([.D43]-[.E43])*8+[.E43]*11)" office:value-type="percentage" office:value="0.0941584152095903" calcext:value-type="percentage">
            <text:p>9.42%</text:p>
          </table:table-cell>
          <table:table-cell table:formula="of:=(([.B43]-[.D43])*3)/(([.B43]-[.D43])*3+([.D43]-[.E43])*8+[.E43]*11)" office:value-type="percentage" office:value="0.90584158479041" calcext:value-type="percentage">
            <text:p>90.58%</text:p>
          </table:table-cell>
          <table:table-cell office:value-type="float" office:value="9090894058" calcext:value-type="float">
            <text:p>9090894058</text:p>
          </table:table-cell>
          <table:table-cell table:formula="of:=[.J43]/[.B43]" office:value-type="float" office:value="10895.8583725658" calcext:value-type="float">
            <text:p>10895.8583725658</text:p>
          </table:table-cell>
          <table:table-cell table:formula="of:=[.J43]/[.D43]" office:value-type="float" office:value="301242.430180927" calcext:value-type="float">
            <text:p>301242.430180927</text:p>
          </table:table-cell>
          <table:table-cell table:formula="of:=[.J43]/([.B43]-[.D43])" office:value-type="float" office:value="11304.748096786" calcext:value-type="float">
            <text:p>11304.748096786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Jun 2013</text:p>
          </table:table-cell>
          <table:table-cell office:value-type="float" office:value="828084" calcext:value-type="float">
            <text:p>828084</text:p>
          </table:table-cell>
          <table:table-cell office:value-type="float" office:value="6026" calcext:value-type="float">
            <text:p>6026</text:p>
          </table:table-cell>
          <table:table-cell office:value-type="float" office:value="30117" calcext:value-type="float">
            <text:p>30117</text:p>
          </table:table-cell>
          <table:table-cell office:value-type="float" office:value="3194" calcext:value-type="float">
            <text:p>3194</text:p>
          </table:table-cell>
          <table:table-cell table:formula="of:=[.D44]/[.B44]" office:value-type="percentage" office:value="0.036369498746504" calcext:value-type="percentage">
            <text:p>3.64%</text:p>
          </table:table-cell>
          <table:table-cell table:formula="of:=1-[.F44]" office:value-type="percentage" office:value="0.963630501253496" calcext:value-type="percentage">
            <text:p>96.36%</text:p>
          </table:table-cell>
          <table:table-cell table:formula="of:=(([.D44]-[.E44])*8+[.E44]*11)/(([.B44]-[.D44])*3+([.D44]-[.E44])*8+[.E44]*11)" office:value-type="percentage" office:value="0.0947346090010698" calcext:value-type="percentage">
            <text:p>9.47%</text:p>
          </table:table-cell>
          <table:table-cell table:formula="of:=(([.B44]-[.D44])*3)/(([.B44]-[.D44])*3+([.D44]-[.E44])*8+[.E44]*11)" office:value-type="percentage" office:value="0.90526539099893" calcext:value-type="percentage">
            <text:p>90.53%</text:p>
          </table:table-cell>
          <table:table-cell office:value-type="float" office:value="9611138147" calcext:value-type="float">
            <text:p>9611138147</text:p>
          </table:table-cell>
          <table:table-cell table:formula="of:=[.J44]/[.B44]" office:value-type="float" office:value="11606.4772981968" calcext:value-type="float">
            <text:p>11606.4772981968</text:p>
          </table:table-cell>
          <table:table-cell table:formula="of:=[.J44]/[.D44]" office:value-type="float" office:value="319126.677524322" calcext:value-type="float">
            <text:p>319126.677524322</text:p>
          </table:table-cell>
          <table:table-cell table:formula="of:=[.J44]/([.B44]-[.D44])" office:value-type="float" office:value="12044.5308477669" calcext:value-type="float">
            <text:p>12044.5308477669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May 2013</text:p>
          </table:table-cell>
          <table:table-cell office:value-type="float" office:value="822058" calcext:value-type="float">
            <text:p>822058</text:p>
          </table:table-cell>
          <table:table-cell office:value-type="float" office:value="6791" calcext:value-type="float">
            <text:p>6791</text:p>
          </table:table-cell>
          <table:table-cell office:value-type="float" office:value="32411" calcext:value-type="float">
            <text:p>32411</text:p>
          </table:table-cell>
          <table:table-cell office:value-type="float" office:value="3278" calcext:value-type="float">
            <text:p>3278</text:p>
          </table:table-cell>
          <table:table-cell table:formula="of:=[.D45]/[.B45]" office:value-type="percentage" office:value="0.0394266584596221" calcext:value-type="percentage">
            <text:p>3.94%</text:p>
          </table:table-cell>
          <table:table-cell table:formula="of:=1-[.F45]" office:value-type="percentage" office:value="0.960573341540378" calcext:value-type="percentage">
            <text:p>96.06%</text:p>
          </table:table-cell>
          <table:table-cell table:formula="of:=(([.D45]-[.E45])*8+[.E45]*11)/(([.B45]-[.D45])*3+([.D45]-[.E45])*8+[.E45]*11)" office:value-type="percentage" office:value="0.102015001158047" calcext:value-type="percentage">
            <text:p>10.20%</text:p>
          </table:table-cell>
          <table:table-cell table:formula="of:=(([.B45]-[.D45])*3)/(([.B45]-[.D45])*3+([.D45]-[.E45])*8+[.E45]*11)" office:value-type="percentage" office:value="0.897984998841953" calcext:value-type="percentage">
            <text:p>89.80%</text:p>
          </table:table-cell>
          <table:table-cell office:value-type="float" office:value="9437534589" calcext:value-type="float">
            <text:p>9437534589</text:p>
          </table:table-cell>
          <table:table-cell table:formula="of:=[.J45]/[.B45]" office:value-type="float" office:value="11480.3755805551" calcext:value-type="float">
            <text:p>11480.3755805551</text:p>
          </table:table-cell>
          <table:table-cell table:formula="of:=[.J45]/[.D45]" office:value-type="float" office:value="291183.073308445" calcext:value-type="float">
            <text:p>291183.073308445</text:p>
          </table:table-cell>
          <table:table-cell table:formula="of:=[.J45]/([.B45]-[.D45])" office:value-type="float" office:value="11951.5867077314" calcext:value-type="float">
            <text:p>11951.5867077314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Apr 2013</text:p>
          </table:table-cell>
          <table:table-cell office:value-type="float" office:value="815267" calcext:value-type="float">
            <text:p>815267</text:p>
          </table:table-cell>
          <table:table-cell office:value-type="float" office:value="7209" calcext:value-type="float">
            <text:p>7209</text:p>
          </table:table-cell>
          <table:table-cell office:value-type="float" office:value="32673" calcext:value-type="float">
            <text:p>32673</text:p>
          </table:table-cell>
          <table:table-cell office:value-type="float" office:value="3261" calcext:value-type="float">
            <text:p>3261</text:p>
          </table:table-cell>
          <table:table-cell table:formula="of:=[.D46]/[.B46]" office:value-type="percentage" office:value="0.0400764412149639" calcext:value-type="percentage">
            <text:p>4.01%</text:p>
          </table:table-cell>
          <table:table-cell table:formula="of:=1-[.F46]" office:value-type="percentage" office:value="0.959923558785036" calcext:value-type="percentage">
            <text:p>95.99%</text:p>
          </table:table-cell>
          <table:table-cell table:formula="of:=(([.D46]-[.E46])*8+[.E46]*11)/(([.B46]-[.D46])*3+([.D46]-[.E46])*8+[.E46]*11)" office:value-type="percentage" office:value="0.1035403896754" calcext:value-type="percentage">
            <text:p>10.35%</text:p>
          </table:table-cell>
          <table:table-cell table:formula="of:=(([.B46]-[.D46])*3)/(([.B46]-[.D46])*3+([.D46]-[.E46])*8+[.E46]*11)" office:value-type="percentage" office:value="0.8964596103246" calcext:value-type="percentage">
            <text:p>89.65%</text:p>
          </table:table-cell>
          <table:table-cell office:value-type="float" office:value="9588442089" calcext:value-type="float">
            <text:p>9588442089</text:p>
          </table:table-cell>
          <table:table-cell table:formula="of:=[.J46]/[.B46]" office:value-type="float" office:value="11761.1065933001" calcext:value-type="float">
            <text:p>11761.1065933001</text:p>
          </table:table-cell>
          <table:table-cell table:formula="of:=[.J46]/[.D46]" office:value-type="float" office:value="293466.84078597" calcext:value-type="float">
            <text:p>293466.84078597</text:p>
          </table:table-cell>
          <table:table-cell table:formula="of:=[.J46]/([.B46]-[.D46])" office:value-type="float" office:value="12252.1282925757" calcext:value-type="float">
            <text:p>12252.1282925757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Mar 2013</text:p>
          </table:table-cell>
          <table:table-cell office:value-type="float" office:value="808058" calcext:value-type="float">
            <text:p>808058</text:p>
          </table:table-cell>
          <table:table-cell office:value-type="float" office:value="6727" calcext:value-type="float">
            <text:p>6727</text:p>
          </table:table-cell>
          <table:table-cell office:value-type="float" office:value="32482" calcext:value-type="float">
            <text:p>32482</text:p>
          </table:table-cell>
          <table:table-cell office:value-type="float" office:value="3296" calcext:value-type="float">
            <text:p>3296</text:p>
          </table:table-cell>
          <table:table-cell table:formula="of:=[.D47]/[.B47]" office:value-type="percentage" office:value="0.0401976095775303" calcext:value-type="percentage">
            <text:p>4.02%</text:p>
          </table:table-cell>
          <table:table-cell table:formula="of:=1-[.F47]" office:value-type="percentage" office:value="0.95980239042247" calcext:value-type="percentage">
            <text:p>95.98%</text:p>
          </table:table-cell>
          <table:table-cell table:formula="of:=(([.D47]-[.E47])*8+[.E47]*11)/(([.B47]-[.D47])*3+([.D47]-[.E47])*8+[.E47]*11)" office:value-type="percentage" office:value="0.103888661229545" calcext:value-type="percentage">
            <text:p>10.39%</text:p>
          </table:table-cell>
          <table:table-cell table:formula="of:=(([.B47]-[.D47])*3)/(([.B47]-[.D47])*3+([.D47]-[.E47])*8+[.E47]*11)" office:value-type="percentage" office:value="0.896111338770455" calcext:value-type="percentage">
            <text:p>89.61%</text:p>
          </table:table-cell>
          <table:table-cell office:value-type="float" office:value="10065176559" calcext:value-type="float">
            <text:p>10065176559</text:p>
          </table:table-cell>
          <table:table-cell table:formula="of:=[.J47]/[.B47]" office:value-type="float" office:value="12456.007562576" calcext:value-type="float">
            <text:p>12456.007562576</text:p>
          </table:table-cell>
          <table:table-cell table:formula="of:=[.J47]/[.D47]" office:value-type="float" office:value="309869.360230281" calcext:value-type="float">
            <text:p>309869.360230281</text:p>
          </table:table-cell>
          <table:table-cell table:formula="of:=[.J47]/([.B47]-[.D47])" office:value-type="float" office:value="12977.6792461345" calcext:value-type="float">
            <text:p>12977.6792461345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Feb 2013</text:p>
          </table:table-cell>
          <table:table-cell office:value-type="float" office:value="801331" calcext:value-type="float">
            <text:p>801331</text:p>
          </table:table-cell>
          <table:table-cell office:value-type="float" office:value="6278" calcext:value-type="float">
            <text:p>6278</text:p>
          </table:table-cell>
          <table:table-cell office:value-type="float" office:value="30601" calcext:value-type="float">
            <text:p>30601</text:p>
          </table:table-cell>
          <table:table-cell office:value-type="float" office:value="3035" calcext:value-type="float">
            <text:p>3035</text:p>
          </table:table-cell>
          <table:table-cell table:formula="of:=[.D48]/[.B48]" office:value-type="percentage" office:value="0.0381877151888545" calcext:value-type="percentage">
            <text:p>3.82%</text:p>
          </table:table-cell>
          <table:table-cell table:formula="of:=1-[.F48]" office:value-type="percentage" office:value="0.961812284811145" calcext:value-type="percentage">
            <text:p>96.18%</text:p>
          </table:table-cell>
          <table:table-cell table:formula="of:=(([.D48]-[.E48])*8+[.E48]*11)/(([.B48]-[.D48])*3+([.D48]-[.E48])*8+[.E48]*11)" office:value-type="percentage" office:value="0.0989488730577066" calcext:value-type="percentage">
            <text:p>9.89%</text:p>
          </table:table-cell>
          <table:table-cell table:formula="of:=(([.B48]-[.D48])*3)/(([.B48]-[.D48])*3+([.D48]-[.E48])*8+[.E48]*11)" office:value-type="percentage" office:value="0.901051126942293" calcext:value-type="percentage">
            <text:p>90.11%</text:p>
          </table:table-cell>
          <table:table-cell office:value-type="float" office:value="10296403153" calcext:value-type="float">
            <text:p>10296403153</text:p>
          </table:table-cell>
          <table:table-cell table:formula="of:=[.J48]/[.B48]" office:value-type="float" office:value="12849.1262075222" calcext:value-type="float">
            <text:p>12849.1262075222</text:p>
          </table:table-cell>
          <table:table-cell table:formula="of:=[.J48]/[.D48]" office:value-type="float" office:value="336472.767327865" calcext:value-type="float">
            <text:p>336472.767327865</text:p>
          </table:table-cell>
          <table:table-cell table:formula="of:=[.J48]/([.B48]-[.D48])" office:value-type="float" office:value="13359.2868488316" calcext:value-type="float">
            <text:p>13359.2868488316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Jan 2013</text:p>
          </table:table-cell>
          <table:table-cell office:value-type="float" office:value="795053" calcext:value-type="float">
            <text:p>795053</text:p>
          </table:table-cell>
          <table:table-cell office:value-type="float" office:value="6571" calcext:value-type="float">
            <text:p>6571</text:p>
          </table:table-cell>
          <table:table-cell office:value-type="float" office:value="32637" calcext:value-type="float">
            <text:p>32637</text:p>
          </table:table-cell>
          <table:table-cell office:value-type="float" office:value="3377" calcext:value-type="float">
            <text:p>3377</text:p>
          </table:table-cell>
          <table:table-cell table:formula="of:=[.D49]/[.B49]" office:value-type="percentage" office:value="0.0410500935157782" calcext:value-type="percentage">
            <text:p>4.11%</text:p>
          </table:table-cell>
          <table:table-cell table:formula="of:=1-[.F49]" office:value-type="percentage" office:value="0.958949906484222" calcext:value-type="percentage">
            <text:p>95.89%</text:p>
          </table:table-cell>
          <table:table-cell table:formula="of:=(([.D49]-[.E49])*8+[.E49]*11)/(([.B49]-[.D49])*3+([.D49]-[.E49])*8+[.E49]*11)" office:value-type="percentage" office:value="0.106011198076979" calcext:value-type="percentage">
            <text:p>10.60%</text:p>
          </table:table-cell>
          <table:table-cell table:formula="of:=(([.B49]-[.D49])*3)/(([.B49]-[.D49])*3+([.D49]-[.E49])*8+[.E49]*11)" office:value-type="percentage" office:value="0.893988801923021" calcext:value-type="percentage">
            <text:p>89.40%</text:p>
          </table:table-cell>
          <table:table-cell office:value-type="float" office:value="10645425113" calcext:value-type="float">
            <text:p>10645425113</text:p>
          </table:table-cell>
          <table:table-cell table:formula="of:=[.J49]/[.B49]" office:value-type="float" office:value="13389.5792016381" calcext:value-type="float">
            <text:p>13389.5792016381</text:p>
          </table:table-cell>
          <table:table-cell table:formula="of:=[.J49]/[.D49]" office:value-type="float" office:value="326176.582191991" calcext:value-type="float">
            <text:p>326176.582191991</text:p>
          </table:table-cell>
          <table:table-cell table:formula="of:=[.J49]/([.B49]-[.D49])" office:value-type="float" office:value="13962.7514545865" calcext:value-type="float">
            <text:p>13962.7514545865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Dec 2012</text:p>
          </table:table-cell>
          <table:table-cell office:value-type="float" office:value="788482" calcext:value-type="float">
            <text:p>788482</text:p>
          </table:table-cell>
          <table:table-cell office:value-type="float" office:value="6173" calcext:value-type="float">
            <text:p>6173</text:p>
          </table:table-cell>
          <table:table-cell office:value-type="float" office:value="30914" calcext:value-type="float">
            <text:p>30914</text:p>
          </table:table-cell>
          <table:table-cell office:value-type="float" office:value="3169" calcext:value-type="float">
            <text:p>3169</text:p>
          </table:table-cell>
          <table:table-cell table:formula="of:=[.D50]/[.B50]" office:value-type="percentage" office:value="0.0392069825309899" calcext:value-type="percentage">
            <text:p>3.92%</text:p>
          </table:table-cell>
          <table:table-cell table:formula="of:=1-[.F50]" office:value-type="percentage" office:value="0.96079301746901" calcext:value-type="percentage">
            <text:p>96.08%</text:p>
          </table:table-cell>
          <table:table-cell table:formula="of:=(([.D50]-[.E50])*8+[.E50]*11)/(([.B50]-[.D50])*3+([.D50]-[.E50])*8+[.E50]*11)" office:value-type="percentage" office:value="0.101528628124749" calcext:value-type="percentage">
            <text:p>10.15%</text:p>
          </table:table-cell>
          <table:table-cell table:formula="of:=(([.B50]-[.D50])*3)/(([.B50]-[.D50])*3+([.D50]-[.E50])*8+[.E50]*11)" office:value-type="percentage" office:value="0.898471371875251" calcext:value-type="percentage">
            <text:p>89.85%</text:p>
          </table:table-cell>
          <table:table-cell office:value-type="float" office:value="9702433634" calcext:value-type="float">
            <text:p>9702433634</text:p>
          </table:table-cell>
          <table:table-cell table:formula="of:=[.J50]/[.B50]" office:value-type="float" office:value="12305.2062494768" calcext:value-type="float">
            <text:p>12305.2062494768</text:p>
          </table:table-cell>
          <table:table-cell table:formula="of:=[.J50]/[.D50]" office:value-type="float" office:value="313852.417480753" calcext:value-type="float">
            <text:p>313852.417480753</text:p>
          </table:table-cell>
          <table:table-cell table:formula="of:=[.J50]/([.B50]-[.D50])" office:value-type="float" office:value="12807.3435440779" calcext:value-type="float">
            <text:p>12807.3435440779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Nov 2012</text:p>
          </table:table-cell>
          <table:table-cell office:value-type="float" office:value="782309" calcext:value-type="float">
            <text:p>782309</text:p>
          </table:table-cell>
          <table:table-cell office:value-type="float" office:value="6524" calcext:value-type="float">
            <text:p>6524</text:p>
          </table:table-cell>
          <table:table-cell office:value-type="float" office:value="31591" calcext:value-type="float">
            <text:p>31591</text:p>
          </table:table-cell>
          <table:table-cell office:value-type="float" office:value="3090" calcext:value-type="float">
            <text:p>3090</text:p>
          </table:table-cell>
          <table:table-cell table:formula="of:=[.D51]/[.B51]" office:value-type="percentage" office:value="0.0403817417414347" calcext:value-type="percentage">
            <text:p>4.04%</text:p>
          </table:table-cell>
          <table:table-cell table:formula="of:=1-[.F51]" office:value-type="percentage" office:value="0.959618258258565" calcext:value-type="percentage">
            <text:p>95.96%</text:p>
          </table:table-cell>
          <table:table-cell table:formula="of:=(([.D51]-[.E51])*8+[.E51]*11)/(([.B51]-[.D51])*3+([.D51]-[.E51])*8+[.E51]*11)" office:value-type="percentage" office:value="0.104209292039622" calcext:value-type="percentage">
            <text:p>10.42%</text:p>
          </table:table-cell>
          <table:table-cell table:formula="of:=(([.B51]-[.D51])*3)/(([.B51]-[.D51])*3+([.D51]-[.E51])*8+[.E51]*11)" office:value-type="percentage" office:value="0.895790707960378" calcext:value-type="percentage">
            <text:p>89.58%</text:p>
          </table:table-cell>
          <table:table-cell office:value-type="float" office:value="9588800410" calcext:value-type="float">
            <text:p>9588800410</text:p>
          </table:table-cell>
          <table:table-cell table:formula="of:=[.J51]/[.B51]" office:value-type="float" office:value="12257.0498485892" calcext:value-type="float">
            <text:p>12257.0498485892</text:p>
          </table:table-cell>
          <table:table-cell table:formula="of:=[.J51]/[.D51]" office:value-type="float" office:value="303529.499224463" calcext:value-type="float">
            <text:p>303529.499224463</text:p>
          </table:table-cell>
          <table:table-cell table:formula="of:=[.J51]/([.B51]-[.D51])" office:value-type="float" office:value="12772.8393484637" calcext:value-type="float">
            <text:p>12772.8393484637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Oct 2012</text:p>
          </table:table-cell>
          <table:table-cell office:value-type="float" office:value="775785" calcext:value-type="float">
            <text:p>775785</text:p>
          </table:table-cell>
          <table:table-cell office:value-type="float" office:value="6612" calcext:value-type="float">
            <text:p>6612</text:p>
          </table:table-cell>
          <table:table-cell office:value-type="float" office:value="31830" calcext:value-type="float">
            <text:p>31830</text:p>
          </table:table-cell>
          <table:table-cell office:value-type="float" office:value="3197" calcext:value-type="float">
            <text:p>3197</text:p>
          </table:table-cell>
          <table:table-cell table:formula="of:=[.D52]/[.B52]" office:value-type="percentage" office:value="0.0410294089212862" calcext:value-type="percentage">
            <text:p>4.10%</text:p>
          </table:table-cell>
          <table:table-cell table:formula="of:=1-[.F52]" office:value-type="percentage" office:value="0.958970591078714" calcext:value-type="percentage">
            <text:p>95.90%</text:p>
          </table:table-cell>
          <table:table-cell table:formula="of:=(([.D52]-[.E52])*8+[.E52]*11)/(([.B52]-[.D52])*3+([.D52]-[.E52])*8+[.E52]*11)" office:value-type="percentage" office:value="0.105857707395869" calcext:value-type="percentage">
            <text:p>10.59%</text:p>
          </table:table-cell>
          <table:table-cell table:formula="of:=(([.B52]-[.D52])*3)/(([.B52]-[.D52])*3+([.D52]-[.E52])*8+[.E52]*11)" office:value-type="percentage" office:value="0.894142292604131" calcext:value-type="percentage">
            <text:p>89.41%</text:p>
          </table:table-cell>
          <table:table-cell office:value-type="float" office:value="9385109925" calcext:value-type="float">
            <text:p>9385109925</text:p>
          </table:table-cell>
          <table:table-cell table:formula="of:=[.J52]/[.B52]" office:value-type="float" office:value="12097.5655948491" calcext:value-type="float">
            <text:p>12097.5655948491</text:p>
          </table:table-cell>
          <table:table-cell table:formula="of:=[.J52]/[.D52]" office:value-type="float" office:value="294851.081526861" calcext:value-type="float">
            <text:p>294851.081526861</text:p>
          </table:table-cell>
          <table:table-cell table:formula="of:=[.J52]/([.B52]-[.D52])" office:value-type="float" office:value="12615.1580740771" calcext:value-type="float">
            <text:p>12615.1580740771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Sep 2012</text:p>
          </table:table-cell>
          <table:table-cell office:value-type="float" office:value="769173" calcext:value-type="float">
            <text:p>769173</text:p>
          </table:table-cell>
          <table:table-cell office:value-type="float" office:value="6009" calcext:value-type="float">
            <text:p>6009</text:p>
          </table:table-cell>
          <table:table-cell office:value-type="float" office:value="30548" calcext:value-type="float">
            <text:p>30548</text:p>
          </table:table-cell>
          <table:table-cell office:value-type="float" office:value="3140" calcext:value-type="float">
            <text:p>3140</text:p>
          </table:table-cell>
          <table:table-cell table:formula="of:=[.D53]/[.B53]" office:value-type="percentage" office:value="0.0397153826252352" calcext:value-type="percentage">
            <text:p>3.97%</text:p>
          </table:table-cell>
          <table:table-cell table:formula="of:=1-[.F53]" office:value-type="percentage" office:value="0.960284617374765" calcext:value-type="percentage">
            <text:p>96.03%</text:p>
          </table:table-cell>
          <table:table-cell table:formula="of:=(([.D53]-[.E53])*8+[.E53]*11)/(([.B53]-[.D53])*3+([.D53]-[.E53])*8+[.E53]*11)" office:value-type="percentage" office:value="0.102768011551299" calcext:value-type="percentage">
            <text:p>10.28%</text:p>
          </table:table-cell>
          <table:table-cell table:formula="of:=(([.B53]-[.D53])*3)/(([.B53]-[.D53])*3+([.D53]-[.E53])*8+[.E53]*11)" office:value-type="percentage" office:value="0.897231988448701" calcext:value-type="percentage">
            <text:p>89.72%</text:p>
          </table:table-cell>
          <table:table-cell office:value-type="float" office:value="9165370101" calcext:value-type="float">
            <text:p>9165370101</text:p>
          </table:table-cell>
          <table:table-cell table:formula="of:=[.J53]/[.B53]" office:value-type="float" office:value="11915.8760135886" calcext:value-type="float">
            <text:p>11915.8760135886</text:p>
          </table:table-cell>
          <table:table-cell table:formula="of:=[.J53]/[.D53]" office:value-type="float" office:value="300031.756612544" calcext:value-type="float">
            <text:p>300031.756612544</text:p>
          </table:table-cell>
          <table:table-cell table:formula="of:=[.J53]/([.B53]-[.D53])" office:value-type="float" office:value="12408.6919627687" calcext:value-type="float">
            <text:p>12408.6919627687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Aug 2012</text:p>
          </table:table-cell>
          <table:table-cell office:value-type="float" office:value="763164" calcext:value-type="float">
            <text:p>763164</text:p>
          </table:table-cell>
          <table:table-cell office:value-type="float" office:value="6564" calcext:value-type="float">
            <text:p>6564</text:p>
          </table:table-cell>
          <table:table-cell office:value-type="float" office:value="32505" calcext:value-type="float">
            <text:p>32505</text:p>
          </table:table-cell>
          <table:table-cell office:value-type="float" office:value="3419" calcext:value-type="float">
            <text:p>3419</text:p>
          </table:table-cell>
          <table:table-cell table:formula="of:=[.D54]/[.B54]" office:value-type="percentage" office:value="0.0425924178813466" calcext:value-type="percentage">
            <text:p>4.26%</text:p>
          </table:table-cell>
          <table:table-cell table:formula="of:=1-[.F54]" office:value-type="percentage" office:value="0.957407582118653" calcext:value-type="percentage">
            <text:p>95.74%</text:p>
          </table:table-cell>
          <table:table-cell table:formula="of:=(([.D54]-[.E54])*8+[.E54]*11)/(([.B54]-[.D54])*3+([.D54]-[.E54])*8+[.E54]*11)" office:value-type="percentage" office:value="0.109775354002032" calcext:value-type="percentage">
            <text:p>10.98%</text:p>
          </table:table-cell>
          <table:table-cell table:formula="of:=(([.B54]-[.D54])*3)/(([.B54]-[.D54])*3+([.D54]-[.E54])*8+[.E54]*11)" office:value-type="percentage" office:value="0.890224645997968" calcext:value-type="percentage">
            <text:p>89.02%</text:p>
          </table:table-cell>
          <table:table-cell office:value-type="float" office:value="8870258331" calcext:value-type="float">
            <text:p>8870258331</text:p>
          </table:table-cell>
          <table:table-cell table:formula="of:=[.J54]/[.B54]" office:value-type="float" office:value="11623.0041393462" calcext:value-type="float">
            <text:p>11623.0041393462</text:p>
          </table:table-cell>
          <table:table-cell table:formula="of:=[.J54]/[.D54]" office:value-type="float" office:value="272889.042639594" calcext:value-type="float">
            <text:p>272889.042639594</text:p>
          </table:table-cell>
          <table:table-cell table:formula="of:=[.J54]/([.B54]-[.D54])" office:value-type="float" office:value="12140.0794775675" calcext:value-type="float">
            <text:p>12140.0794775675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Jul 2012</text:p>
          </table:table-cell>
          <table:table-cell office:value-type="float" office:value="756600" calcext:value-type="float">
            <text:p>756600</text:p>
          </table:table-cell>
          <table:table-cell office:value-type="float" office:value="6843" calcext:value-type="float">
            <text:p>6843</text:p>
          </table:table-cell>
          <table:table-cell office:value-type="float" office:value="32801" calcext:value-type="float">
            <text:p>32801</text:p>
          </table:table-cell>
          <table:table-cell office:value-type="float" office:value="3337" calcext:value-type="float">
            <text:p>3337</text:p>
          </table:table-cell>
          <table:table-cell table:formula="of:=[.D55]/[.B55]" office:value-type="percentage" office:value="0.0433531588686228" calcext:value-type="percentage">
            <text:p>4.34%</text:p>
          </table:table-cell>
          <table:table-cell table:formula="of:=1-[.F55]" office:value-type="percentage" office:value="0.956646841131377" calcext:value-type="percentage">
            <text:p>95.66%</text:p>
          </table:table-cell>
          <table:table-cell table:formula="of:=(([.D55]-[.E55])*8+[.E55]*11)/(([.B55]-[.D55])*3+([.D55]-[.E55])*8+[.E55]*11)" office:value-type="percentage" office:value="0.111472795005843" calcext:value-type="percentage">
            <text:p>11.15%</text:p>
          </table:table-cell>
          <table:table-cell table:formula="of:=(([.B55]-[.D55])*3)/(([.B55]-[.D55])*3+([.D55]-[.E55])*8+[.E55]*11)" office:value-type="percentage" office:value="0.888527204994157" calcext:value-type="percentage">
            <text:p>88.85%</text:p>
          </table:table-cell>
          <table:table-cell office:value-type="float" office:value="8778080687" calcext:value-type="float">
            <text:p>8778080687</text:p>
          </table:table-cell>
          <table:table-cell table:formula="of:=[.J55]/[.B55]" office:value-type="float" office:value="11602.0098955855" calcext:value-type="float">
            <text:p>11602.0098955855</text:p>
          </table:table-cell>
          <table:table-cell table:formula="of:=[.J55]/[.D55]" office:value-type="float" office:value="267616.252156946" calcext:value-type="float">
            <text:p>267616.252156946</text:p>
          </table:table-cell>
          <table:table-cell table:formula="of:=[.J55]/([.B55]-[.D55])" office:value-type="float" office:value="12127.7878071122" calcext:value-type="float">
            <text:p>12127.7878071122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Jun 2012</text:p>
          </table:table-cell>
          <table:table-cell office:value-type="float" office:value="749757" calcext:value-type="float">
            <text:p>749757</text:p>
          </table:table-cell>
          <table:table-cell office:value-type="float" office:value="6556" calcext:value-type="float">
            <text:p>6556</text:p>
          </table:table-cell>
          <table:table-cell office:value-type="float" office:value="31861" calcext:value-type="float">
            <text:p>31861</text:p>
          </table:table-cell>
          <table:table-cell office:value-type="float" office:value="3209" calcext:value-type="float">
            <text:p>3209</text:p>
          </table:table-cell>
          <table:table-cell table:formula="of:=[.D56]/[.B56]" office:value-type="percentage" office:value="0.0424951017462991" calcext:value-type="percentage">
            <text:p>4.25%</text:p>
          </table:table-cell>
          <table:table-cell table:formula="of:=1-[.F56]" office:value-type="percentage" office:value="0.957504898253701" calcext:value-type="percentage">
            <text:p>95.75%</text:p>
          </table:table-cell>
          <table:table-cell table:formula="of:=(([.D56]-[.E56])*8+[.E56]*11)/(([.B56]-[.D56])*3+([.D56]-[.E56])*8+[.E56]*11)" office:value-type="percentage" office:value="0.109384944109324" calcext:value-type="percentage">
            <text:p>10.94%</text:p>
          </table:table-cell>
          <table:table-cell table:formula="of:=(([.B56]-[.D56])*3)/(([.B56]-[.D56])*3+([.D56]-[.E56])*8+[.E56]*11)" office:value-type="percentage" office:value="0.890615055890676" calcext:value-type="percentage">
            <text:p>89.06%</text:p>
          </table:table-cell>
          <table:table-cell office:value-type="float" office:value="8675989210" calcext:value-type="float">
            <text:p>8675989210</text:p>
          </table:table-cell>
          <table:table-cell table:formula="of:=[.J56]/[.B56]" office:value-type="float" office:value="11571.7348554265" calcext:value-type="float">
            <text:p>11571.7348554265</text:p>
          </table:table-cell>
          <table:table-cell table:formula="of:=[.J56]/[.D56]" office:value-type="float" office:value="272307.498509149" calcext:value-type="float">
            <text:p>272307.498509149</text:p>
          </table:table-cell>
          <table:table-cell table:formula="of:=[.J56]/([.B56]-[.D56])" office:value-type="float" office:value="12085.300948884" calcext:value-type="float">
            <text:p>12085.300948884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May 2012</text:p>
          </table:table-cell>
          <table:table-cell office:value-type="float" office:value="743201" calcext:value-type="float">
            <text:p>743201</text:p>
          </table:table-cell>
          <table:table-cell office:value-type="float" office:value="6899" calcext:value-type="float">
            <text:p>6899</text:p>
          </table:table-cell>
          <table:table-cell office:value-type="float" office:value="33197" calcext:value-type="float">
            <text:p>33197</text:p>
          </table:table-cell>
          <table:table-cell office:value-type="float" office:value="3336" calcext:value-type="float">
            <text:p>3336</text:p>
          </table:table-cell>
          <table:table-cell table:formula="of:=[.D57]/[.B57]" office:value-type="percentage" office:value="0.0446675932890295" calcext:value-type="percentage">
            <text:p>4.47%</text:p>
          </table:table-cell>
          <table:table-cell table:formula="of:=1-[.F57]" office:value-type="percentage" office:value="0.95533240671097" calcext:value-type="percentage">
            <text:p>95.53%</text:p>
          </table:table-cell>
          <table:table-cell table:formula="of:=(([.D57]-[.E57])*8+[.E57]*11)/(([.B57]-[.D57])*3+([.D57]-[.E57])*8+[.E57]*11)" office:value-type="percentage" office:value="0.114559551977971" calcext:value-type="percentage">
            <text:p>11.46%</text:p>
          </table:table-cell>
          <table:table-cell table:formula="of:=(([.B57]-[.D57])*3)/(([.B57]-[.D57])*3+([.D57]-[.E57])*8+[.E57]*11)" office:value-type="percentage" office:value="0.885440448022029" calcext:value-type="percentage">
            <text:p>88.54%</text:p>
          </table:table-cell>
          <table:table-cell office:value-type="float" office:value="8620167603" calcext:value-type="float">
            <text:p>8620167603</text:p>
          </table:table-cell>
          <table:table-cell table:formula="of:=[.J57]/[.B57]" office:value-type="float" office:value="11598.7029121328" calcext:value-type="float">
            <text:p>11598.7029121328</text:p>
          </table:table-cell>
          <table:table-cell table:formula="of:=[.J57]/[.D57]" office:value-type="float" office:value="259667.066391541" calcext:value-type="float">
            <text:p>259667.066391541</text:p>
          </table:table-cell>
          <table:table-cell table:formula="of:=[.J57]/([.B57]-[.D57])" office:value-type="float" office:value="12141.0127309142" calcext:value-type="float">
            <text:p>12141.0127309142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Apr 2012</text:p>
          </table:table-cell>
          <table:table-cell office:value-type="float" office:value="736302" calcext:value-type="float">
            <text:p>736302</text:p>
          </table:table-cell>
          <table:table-cell office:value-type="float" office:value="7149" calcext:value-type="float">
            <text:p>7149</text:p>
          </table:table-cell>
          <table:table-cell office:value-type="float" office:value="32797" calcext:value-type="float">
            <text:p>32797</text:p>
          </table:table-cell>
          <table:table-cell office:value-type="float" office:value="3299" calcext:value-type="float">
            <text:p>3299</text:p>
          </table:table-cell>
          <table:table-cell table:formula="of:=[.D58]/[.B58]" office:value-type="percentage" office:value="0.0445428642051767" calcext:value-type="percentage">
            <text:p>4.45%</text:p>
          </table:table-cell>
          <table:table-cell table:formula="of:=1-[.F58]" office:value-type="percentage" office:value="0.955457135794823" calcext:value-type="percentage">
            <text:p>95.55%</text:p>
          </table:table-cell>
          <table:table-cell table:formula="of:=(([.D58]-[.E58])*8+[.E58]*11)/(([.B58]-[.D58])*3+([.D58]-[.E58])*8+[.E58]*11)" office:value-type="percentage" office:value="0.11426656504901" calcext:value-type="percentage">
            <text:p>11.43%</text:p>
          </table:table-cell>
          <table:table-cell table:formula="of:=(([.B58]-[.D58])*3)/(([.B58]-[.D58])*3+([.D58]-[.E58])*8+[.E58]*11)" office:value-type="percentage" office:value="0.88573343495099" calcext:value-type="percentage">
            <text:p>88.57%</text:p>
          </table:table-cell>
          <table:table-cell office:value-type="float" office:value="8387710959" calcext:value-type="float">
            <text:p>8387710959</text:p>
          </table:table-cell>
          <table:table-cell table:formula="of:=[.J58]/[.B58]" office:value-type="float" office:value="11391.6721114434" calcext:value-type="float">
            <text:p>11391.6721114434</text:p>
          </table:table-cell>
          <table:table-cell table:formula="of:=[.J58]/[.D58]" office:value-type="float" office:value="255746.286520109" calcext:value-type="float">
            <text:p>255746.286520109</text:p>
          </table:table-cell>
          <table:table-cell table:formula="of:=[.J58]/([.B58]-[.D58])" office:value-type="float" office:value="11922.7453379862" calcext:value-type="float">
            <text:p>11922.7453379862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Mar 2012</text:p>
          </table:table-cell>
          <table:table-cell office:value-type="float" office:value="729153" calcext:value-type="float">
            <text:p>729153</text:p>
          </table:table-cell>
          <table:table-cell office:value-type="float" office:value="7272" calcext:value-type="float">
            <text:p>7272</text:p>
          </table:table-cell>
          <table:table-cell office:value-type="float" office:value="33345" calcext:value-type="float">
            <text:p>33345</text:p>
          </table:table-cell>
          <table:table-cell office:value-type="float" office:value="3279" calcext:value-type="float">
            <text:p>3279</text:p>
          </table:table-cell>
          <table:table-cell table:formula="of:=[.D59]/[.B59]" office:value-type="percentage" office:value="0.0457311428465631" calcext:value-type="percentage">
            <text:p>4.57%</text:p>
          </table:table-cell>
          <table:table-cell table:formula="of:=1-[.F59]" office:value-type="percentage" office:value="0.954268857153437" calcext:value-type="percentage">
            <text:p>95.43%</text:p>
          </table:table-cell>
          <table:table-cell table:formula="of:=(([.D59]-[.E59])*8+[.E59]*11)/(([.B59]-[.D59])*3+([.D59]-[.E59])*8+[.E59]*11)" office:value-type="percentage" office:value="0.117002767741911" calcext:value-type="percentage">
            <text:p>11.70%</text:p>
          </table:table-cell>
          <table:table-cell table:formula="of:=(([.B59]-[.D59])*3)/(([.B59]-[.D59])*3+([.D59]-[.E59])*8+[.E59]*11)" office:value-type="percentage" office:value="0.882997232258089" calcext:value-type="percentage">
            <text:p>88.30%</text:p>
          </table:table-cell>
          <table:table-cell office:value-type="float" office:value="8168174170" calcext:value-type="float">
            <text:p>8168174170</text:p>
          </table:table-cell>
          <table:table-cell table:formula="of:=[.J59]/[.B59]" office:value-type="float" office:value="11202.2773958278" calcext:value-type="float">
            <text:p>11202.2773958278</text:p>
          </table:table-cell>
          <table:table-cell table:formula="of:=[.J59]/[.D59]" office:value-type="float" office:value="244959.489278752" calcext:value-type="float">
            <text:p>244959.489278752</text:p>
          </table:table-cell>
          <table:table-cell table:formula="of:=[.J59]/([.B59]-[.D59])" office:value-type="float" office:value="11739.1208063144" calcext:value-type="float">
            <text:p>11739.1208063144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Feb 2012</text:p>
          </table:table-cell>
          <table:table-cell office:value-type="float" office:value="721881" calcext:value-type="float">
            <text:p>721881</text:p>
          </table:table-cell>
          <table:table-cell office:value-type="float" office:value="6828" calcext:value-type="float">
            <text:p>6828</text:p>
          </table:table-cell>
          <table:table-cell office:value-type="float" office:value="32927" calcext:value-type="float">
            <text:p>32927</text:p>
          </table:table-cell>
          <table:table-cell office:value-type="float" office:value="3204" calcext:value-type="float">
            <text:p>3204</text:p>
          </table:table-cell>
          <table:table-cell table:formula="of:=[.D60]/[.B60]" office:value-type="percentage" office:value="0.045612781053941" calcext:value-type="percentage">
            <text:p>4.56%</text:p>
          </table:table-cell>
          <table:table-cell table:formula="of:=1-[.F60]" office:value-type="percentage" office:value="0.954387218946059" calcext:value-type="percentage">
            <text:p>95.44%</text:p>
          </table:table-cell>
          <table:table-cell table:formula="of:=(([.D60]-[.E60])*8+[.E60]*11)/(([.B60]-[.D60])*3+([.D60]-[.E60])*8+[.E60]*11)" office:value-type="percentage" office:value="0.116684117629461" calcext:value-type="percentage">
            <text:p>11.67%</text:p>
          </table:table-cell>
          <table:table-cell table:formula="of:=(([.B60]-[.D60])*3)/(([.B60]-[.D60])*3+([.D60]-[.E60])*8+[.E60]*11)" office:value-type="percentage" office:value="0.883315882370539" calcext:value-type="percentage">
            <text:p>88.33%</text:p>
          </table:table-cell>
          <table:table-cell office:value-type="float" office:value="8782733975" calcext:value-type="float">
            <text:p>8782733975</text:p>
          </table:table-cell>
          <table:table-cell table:formula="of:=[.J60]/[.B60]" office:value-type="float" office:value="12166.4567636494" calcext:value-type="float">
            <text:p>12166.4567636494</text:p>
          </table:table-cell>
          <table:table-cell table:formula="of:=[.J60]/[.D60]" office:value-type="float" office:value="266733.500622589" calcext:value-type="float">
            <text:p>266733.500622589</text:p>
          </table:table-cell>
          <table:table-cell table:formula="of:=[.J60]/([.B60]-[.D60])" office:value-type="float" office:value="12747.925079178" calcext:value-type="float">
            <text:p>12747.925079178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Jan 2012</text:p>
          </table:table-cell>
          <table:table-cell office:value-type="float" office:value="715053" calcext:value-type="float">
            <text:p>715053</text:p>
          </table:table-cell>
          <table:table-cell office:value-type="float" office:value="7040" calcext:value-type="float">
            <text:p>7040</text:p>
          </table:table-cell>
          <table:table-cell office:value-type="float" office:value="33842" calcext:value-type="float">
            <text:p>33842</text:p>
          </table:table-cell>
          <table:table-cell office:value-type="float" office:value="3425" calcext:value-type="float">
            <text:p>3425</text:p>
          </table:table-cell>
          <table:table-cell table:formula="of:=[.D61]/[.B61]" office:value-type="percentage" office:value="0.0473279603050403" calcext:value-type="percentage">
            <text:p>4.73%</text:p>
          </table:table-cell>
          <table:table-cell table:formula="of:=1-[.F61]" office:value-type="percentage" office:value="0.95267203969496" calcext:value-type="percentage">
            <text:p>95.27%</text:p>
          </table:table-cell>
          <table:table-cell table:formula="of:=(([.D61]-[.E61])*8+[.E61]*11)/(([.B61]-[.D61])*3+([.D61]-[.E61])*8+[.E61]*11)" office:value-type="percentage" office:value="0.120883455703325" calcext:value-type="percentage">
            <text:p>12.09%</text:p>
          </table:table-cell>
          <table:table-cell table:formula="of:=(([.B61]-[.D61])*3)/(([.B61]-[.D61])*3+([.D61]-[.E61])*8+[.E61]*11)" office:value-type="percentage" office:value="0.879116544296675" calcext:value-type="percentage">
            <text:p>87.91%</text:p>
          </table:table-cell>
          <table:table-cell office:value-type="float" office:value="8576588259" calcext:value-type="float">
            <text:p>8576588259</text:p>
          </table:table-cell>
          <table:table-cell table:formula="of:=[.J61]/[.B61]" office:value-type="float" office:value="11994.3392433848" calcext:value-type="float">
            <text:p>11994.3392433848</text:p>
          </table:table-cell>
          <table:table-cell table:formula="of:=[.J61]/[.D61]" office:value-type="float" office:value="253430.301371077" calcext:value-type="float">
            <text:p>253430.301371077</text:p>
          </table:table-cell>
          <table:table-cell table:formula="of:=[.J61]/([.B61]-[.D61])" office:value-type="float" office:value="12590.2081131984" calcext:value-type="float">
            <text:p>12590.2081131984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Dec 2011</text:p>
          </table:table-cell>
          <table:table-cell office:value-type="float" office:value="708013" calcext:value-type="float">
            <text:p>708013</text:p>
          </table:table-cell>
          <table:table-cell office:value-type="float" office:value="6958" calcext:value-type="float">
            <text:p>6958</text:p>
          </table:table-cell>
          <table:table-cell office:value-type="float" office:value="32847" calcext:value-type="float">
            <text:p>32847</text:p>
          </table:table-cell>
          <table:table-cell office:value-type="float" office:value="3335" calcext:value-type="float">
            <text:p>3335</text:p>
          </table:table-cell>
          <table:table-cell table:formula="of:=[.D62]/[.B62]" office:value-type="percentage" office:value="0.046393215943775" calcext:value-type="percentage">
            <text:p>4.64%</text:p>
          </table:table-cell>
          <table:table-cell table:formula="of:=1-[.F62]" office:value-type="percentage" office:value="0.953606784056225" calcext:value-type="percentage">
            <text:p>95.36%</text:p>
          </table:table-cell>
          <table:table-cell table:formula="of:=(([.D62]-[.E62])*8+[.E62]*11)/(([.B62]-[.D62])*3+([.D62]-[.E62])*8+[.E62]*11)" office:value-type="percentage" office:value="0.118689245300505" calcext:value-type="percentage">
            <text:p>11.87%</text:p>
          </table:table-cell>
          <table:table-cell table:formula="of:=(([.B62]-[.D62])*3)/(([.B62]-[.D62])*3+([.D62]-[.E62])*8+[.E62]*11)" office:value-type="percentage" office:value="0.881310754699495" calcext:value-type="percentage">
            <text:p>88.13%</text:p>
          </table:table-cell>
          <table:table-cell office:value-type="float" office:value="7950128284" calcext:value-type="float">
            <text:p>7950128284</text:p>
          </table:table-cell>
          <table:table-cell table:formula="of:=[.J62]/[.B62]" office:value-type="float" office:value="11228.7885730912" calcext:value-type="float">
            <text:p>11228.7885730912</text:p>
          </table:table-cell>
          <table:table-cell table:formula="of:=[.J62]/[.D62]" office:value-type="float" office:value="242035.141230554" calcext:value-type="float">
            <text:p>242035.141230554</text:p>
          </table:table-cell>
          <table:table-cell table:formula="of:=[.J62]/([.B62]-[.D62])" office:value-type="float" office:value="11775.0720326557" calcext:value-type="float">
            <text:p>11775.0720326557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Nov 2011</text:p>
          </table:table-cell>
          <table:table-cell office:value-type="float" office:value="701055" calcext:value-type="float">
            <text:p>701055</text:p>
          </table:table-cell>
          <table:table-cell office:value-type="float" office:value="7193" calcext:value-type="float">
            <text:p>7193</text:p>
          </table:table-cell>
          <table:table-cell office:value-type="float" office:value="33105" calcext:value-type="float">
            <text:p>33105</text:p>
          </table:table-cell>
          <table:table-cell office:value-type="float" office:value="3226" calcext:value-type="float">
            <text:p>3226</text:p>
          </table:table-cell>
          <table:table-cell table:formula="of:=[.D63]/[.B63]" office:value-type="percentage" office:value="0.0472216873141194" calcext:value-type="percentage">
            <text:p>4.72%</text:p>
          </table:table-cell>
          <table:table-cell table:formula="of:=1-[.F63]" office:value-type="percentage" office:value="0.952778312685881" calcext:value-type="percentage">
            <text:p>95.28%</text:p>
          </table:table-cell>
          <table:table-cell table:formula="of:=(([.D63]-[.E63])*8+[.E63]*11)/(([.B63]-[.D63])*3+([.D63]-[.E63])*8+[.E63]*11)" office:value-type="percentage" office:value="0.120488876248262" calcext:value-type="percentage">
            <text:p>12.05%</text:p>
          </table:table-cell>
          <table:table-cell table:formula="of:=(([.B63]-[.D63])*3)/(([.B63]-[.D63])*3+([.D63]-[.E63])*8+[.E63]*11)" office:value-type="percentage" office:value="0.879511123751738" calcext:value-type="percentage">
            <text:p>87.95%</text:p>
          </table:table-cell>
          <table:table-cell office:value-type="float" office:value="8314617939" calcext:value-type="float">
            <text:p>8314617939</text:p>
          </table:table-cell>
          <table:table-cell table:formula="of:=[.J63]/[.B63]" office:value-type="float" office:value="11860.1506857522" calcext:value-type="float">
            <text:p>11860.1506857522</text:p>
          </table:table-cell>
          <table:table-cell table:formula="of:=[.J63]/[.D63]" office:value-type="float" office:value="251158.97716357" calcext:value-type="float">
            <text:p>251158.97716357</text:p>
          </table:table-cell>
          <table:table-cell table:formula="of:=[.J63]/([.B63]-[.D63])" office:value-type="float" office:value="12447.9645766899" calcext:value-type="float">
            <text:p>12447.9645766899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Oct 2011</text:p>
          </table:table-cell>
          <table:table-cell office:value-type="float" office:value="693862" calcext:value-type="float">
            <text:p>693862</text:p>
          </table:table-cell>
          <table:table-cell office:value-type="float" office:value="7378" calcext:value-type="float">
            <text:p>7378</text:p>
          </table:table-cell>
          <table:table-cell office:value-type="float" office:value="33750" calcext:value-type="float">
            <text:p>33750</text:p>
          </table:table-cell>
          <table:table-cell office:value-type="float" office:value="3289" calcext:value-type="float">
            <text:p>3289</text:p>
          </table:table-cell>
          <table:table-cell table:formula="of:=[.D64]/[.B64]" office:value-type="percentage" office:value="0.0486407960084282" calcext:value-type="percentage">
            <text:p>4.86%</text:p>
          </table:table-cell>
          <table:table-cell table:formula="of:=1-[.F64]" office:value-type="percentage" office:value="0.951359203991572" calcext:value-type="percentage">
            <text:p>95.14%</text:p>
          </table:table-cell>
          <table:table-cell table:formula="of:=(([.D64]-[.E64])*8+[.E64]*11)/(([.B64]-[.D64])*3+([.D64]-[.E64])*8+[.E64]*11)" office:value-type="percentage" office:value="0.123823833522918" calcext:value-type="percentage">
            <text:p>12.38%</text:p>
          </table:table-cell>
          <table:table-cell table:formula="of:=(([.B64]-[.D64])*3)/(([.B64]-[.D64])*3+([.D64]-[.E64])*8+[.E64]*11)" office:value-type="percentage" office:value="0.876176166477082" calcext:value-type="percentage">
            <text:p>87.62%</text:p>
          </table:table-cell>
          <table:table-cell office:value-type="float" office:value="7881085908" calcext:value-type="float">
            <text:p>7881085908</text:p>
          </table:table-cell>
          <table:table-cell table:formula="of:=[.J64]/[.B64]" office:value-type="float" office:value="11358.29013262" calcext:value-type="float">
            <text:p>11358.29013262</text:p>
          </table:table-cell>
          <table:table-cell table:formula="of:=[.J64]/[.D64]" office:value-type="float" office:value="233513.656533333" calcext:value-type="float">
            <text:p>233513.656533333</text:p>
          </table:table-cell>
          <table:table-cell table:formula="of:=[.J64]/([.B64]-[.D64])" office:value-type="float" office:value="11939.0132401774" calcext:value-type="float">
            <text:p>11939.0132401774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Sep 2011</text:p>
          </table:table-cell>
          <table:table-cell office:value-type="float" office:value="686484" calcext:value-type="float">
            <text:p>686484</text:p>
          </table:table-cell>
          <table:table-cell office:value-type="float" office:value="7014" calcext:value-type="float">
            <text:p>7014</text:p>
          </table:table-cell>
          <table:table-cell office:value-type="float" office:value="33488" calcext:value-type="float">
            <text:p>33488</text:p>
          </table:table-cell>
          <table:table-cell office:value-type="float" office:value="3219" calcext:value-type="float">
            <text:p>3219</text:p>
          </table:table-cell>
          <table:table-cell table:formula="of:=[.D65]/[.B65]" office:value-type="percentage" office:value="0.0487819089738435" calcext:value-type="percentage">
            <text:p>4.88%</text:p>
          </table:table-cell>
          <table:table-cell table:formula="of:=1-[.F65]" office:value-type="percentage" office:value="0.951218091026156" calcext:value-type="percentage">
            <text:p>95.12%</text:p>
          </table:table-cell>
          <table:table-cell table:formula="of:=(([.D65]-[.E65])*8+[.E65]*11)/(([.B65]-[.D65])*3+([.D65]-[.E65])*8+[.E65]*11)" office:value-type="percentage" office:value="0.124102355906354" calcext:value-type="percentage">
            <text:p>12.41%</text:p>
          </table:table-cell>
          <table:table-cell table:formula="of:=(([.B65]-[.D65])*3)/(([.B65]-[.D65])*3+([.D65]-[.E65])*8+[.E65]*11)" office:value-type="percentage" office:value="0.875897644093646" calcext:value-type="percentage">
            <text:p>87.59%</text:p>
          </table:table-cell>
          <table:table-cell office:value-type="float" office:value="7483008091" calcext:value-type="float">
            <text:p>7483008091</text:p>
          </table:table-cell>
          <table:table-cell table:formula="of:=[.J65]/[.B65]" office:value-type="float" office:value="10900.4843390378" calcext:value-type="float">
            <text:p>10900.4843390378</text:p>
          </table:table-cell>
          <table:table-cell table:formula="of:=[.J65]/[.D65]" office:value-type="float" office:value="223453.41886646" calcext:value-type="float">
            <text:p>223453.41886646</text:p>
          </table:table-cell>
          <table:table-cell table:formula="of:=[.J65]/([.B65]-[.D65])" office:value-type="float" office:value="11459.5006569719" calcext:value-type="float">
            <text:p>11459.5006569719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Aug 2011</text:p>
          </table:table-cell>
          <table:table-cell office:value-type="float" office:value="679470" calcext:value-type="float">
            <text:p>679470</text:p>
          </table:table-cell>
          <table:table-cell office:value-type="float" office:value="7559" calcext:value-type="float">
            <text:p>7559</text:p>
          </table:table-cell>
          <table:table-cell office:value-type="float" office:value="34328" calcext:value-type="float">
            <text:p>34328</text:p>
          </table:table-cell>
          <table:table-cell office:value-type="float" office:value="3394" calcext:value-type="float">
            <text:p>3394</text:p>
          </table:table-cell>
          <table:table-cell table:formula="of:=[.D66]/[.B66]" office:value-type="percentage" office:value="0.0505217301720459" calcext:value-type="percentage">
            <text:p>5.05%</text:p>
          </table:table-cell>
          <table:table-cell table:formula="of:=1-[.F66]" office:value-type="percentage" office:value="0.949478269827954" calcext:value-type="percentage">
            <text:p>94.95%</text:p>
          </table:table-cell>
          <table:table-cell table:formula="of:=(([.D66]-[.E66])*8+[.E66]*11)/(([.B66]-[.D66])*3+([.D66]-[.E66])*8+[.E66]*11)" office:value-type="percentage" office:value="0.128277585405489" calcext:value-type="percentage">
            <text:p>12.83%</text:p>
          </table:table-cell>
          <table:table-cell table:formula="of:=(([.B66]-[.D66])*3)/(([.B66]-[.D66])*3+([.D66]-[.E66])*8+[.E66]*11)" office:value-type="percentage" office:value="0.871722414594511" calcext:value-type="percentage">
            <text:p>87.17%</text:p>
          </table:table-cell>
          <table:table-cell office:value-type="float" office:value="7263497053" calcext:value-type="float">
            <text:p>7263497053</text:p>
          </table:table-cell>
          <table:table-cell table:formula="of:=[.J66]/[.B66]" office:value-type="float" office:value="10689.9451822744" calcext:value-type="float">
            <text:p>10689.9451822744</text:p>
          </table:table-cell>
          <table:table-cell table:formula="of:=[.J66]/[.D66]" office:value-type="float" office:value="211591.03510254" calcext:value-type="float">
            <text:p>211591.03510254</text:p>
          </table:table-cell>
          <table:table-cell table:formula="of:=[.J66]/([.B66]-[.D66])" office:value-type="float" office:value="11258.7570689864" calcext:value-type="float">
            <text:p>11258.7570689864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Jul 2011</text:p>
          </table:table-cell>
          <table:table-cell office:value-type="float" office:value="671911" calcext:value-type="float">
            <text:p>671911</text:p>
          </table:table-cell>
          <table:table-cell office:value-type="float" office:value="7558" calcext:value-type="float">
            <text:p>7558</text:p>
          </table:table-cell>
          <table:table-cell office:value-type="float" office:value="34189" calcext:value-type="float">
            <text:p>34189</text:p>
          </table:table-cell>
          <table:table-cell office:value-type="float" office:value="3350" calcext:value-type="float">
            <text:p>3350</text:p>
          </table:table-cell>
          <table:table-cell table:formula="of:=[.D67]/[.B67]" office:value-type="percentage" office:value="0.0508832270940645" calcext:value-type="percentage">
            <text:p>5.09%</text:p>
          </table:table-cell>
          <table:table-cell table:formula="of:=1-[.F67]" office:value-type="percentage" office:value="0.949116772905935" calcext:value-type="percentage">
            <text:p>94.91%</text:p>
          </table:table-cell>
          <table:table-cell table:formula="of:=(([.D67]-[.E67])*8+[.E67]*11)/(([.B67]-[.D67])*3+([.D67]-[.E67])*8+[.E67]*11)" office:value-type="percentage" office:value="0.129083800998576" calcext:value-type="percentage">
            <text:p>12.91%</text:p>
          </table:table-cell>
          <table:table-cell table:formula="of:=(([.B67]-[.D67])*3)/(([.B67]-[.D67])*3+([.D67]-[.E67])*8+[.E67]*11)" office:value-type="percentage" office:value="0.870916199001424" calcext:value-type="percentage">
            <text:p>87.09%</text:p>
          </table:table-cell>
          <table:table-cell office:value-type="float" office:value="6968286733" calcext:value-type="float">
            <text:p>6968286733</text:p>
          </table:table-cell>
          <table:table-cell table:formula="of:=[.J67]/[.B67]" office:value-type="float" office:value="10370.847825084" calcext:value-type="float">
            <text:p>10370.847825084</text:p>
          </table:table-cell>
          <table:table-cell table:formula="of:=[.J67]/[.D67]" office:value-type="float" office:value="203816.629120477" calcext:value-type="float">
            <text:p>203816.629120477</text:p>
          </table:table-cell>
          <table:table-cell table:formula="of:=[.J67]/([.B67]-[.D67])" office:value-type="float" office:value="10926.840744086" calcext:value-type="float">
            <text:p>10926.840744086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Jun 2011</text:p>
          </table:table-cell>
          <table:table-cell office:value-type="float" office:value="664353" calcext:value-type="float">
            <text:p>664353</text:p>
          </table:table-cell>
          <table:table-cell office:value-type="float" office:value="7637" calcext:value-type="float">
            <text:p>7637</text:p>
          </table:table-cell>
          <table:table-cell office:value-type="float" office:value="34370" calcext:value-type="float">
            <text:p>34370</text:p>
          </table:table-cell>
          <table:table-cell office:value-type="float" office:value="3266" calcext:value-type="float">
            <text:p>3266</text:p>
          </table:table-cell>
          <table:table-cell table:formula="of:=[.D68]/[.B68]" office:value-type="percentage" office:value="0.0517345447375115" calcext:value-type="percentage">
            <text:p>5.17%</text:p>
          </table:table-cell>
          <table:table-cell table:formula="of:=1-[.F68]" office:value-type="percentage" office:value="0.948265455262488" calcext:value-type="percentage">
            <text:p>94.83%</text:p>
          </table:table-cell>
          <table:table-cell table:formula="of:=(([.D68]-[.E68])*8+[.E68]*11)/(([.B68]-[.D68])*3+([.D68]-[.E68])*8+[.E68]*11)" office:value-type="percentage" office:value="0.130940857779922" calcext:value-type="percentage">
            <text:p>13.09%</text:p>
          </table:table-cell>
          <table:table-cell table:formula="of:=(([.B68]-[.D68])*3)/(([.B68]-[.D68])*3+([.D68]-[.E68])*8+[.E68]*11)" office:value-type="percentage" office:value="0.869059142220078" calcext:value-type="percentage">
            <text:p>86.91%</text:p>
          </table:table-cell>
          <table:table-cell office:value-type="float" office:value="7129490662" calcext:value-type="float">
            <text:p>7129490662</text:p>
          </table:table-cell>
          <table:table-cell table:formula="of:=[.J68]/[.B68]" office:value-type="float" office:value="10731.4795929273" calcext:value-type="float">
            <text:p>10731.4795929273</text:p>
          </table:table-cell>
          <table:table-cell table:formula="of:=[.J68]/[.D68]" office:value-type="float" office:value="207433.536863544" calcext:value-type="float">
            <text:p>207433.536863544</text:p>
          </table:table-cell>
          <table:table-cell table:formula="of:=[.J68]/([.B68]-[.D68])" office:value-type="float" office:value="11316.9572226552" calcext:value-type="float">
            <text:p>11316.9572226552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May 2011</text:p>
          </table:table-cell>
          <table:table-cell office:value-type="float" office:value="656716" calcext:value-type="float">
            <text:p>656716</text:p>
          </table:table-cell>
          <table:table-cell office:value-type="float" office:value="7762" calcext:value-type="float">
            <text:p>7762</text:p>
          </table:table-cell>
          <table:table-cell office:value-type="float" office:value="35491" calcext:value-type="float">
            <text:p>35491</text:p>
          </table:table-cell>
          <table:table-cell office:value-type="float" office:value="3341" calcext:value-type="float">
            <text:p>3341</text:p>
          </table:table-cell>
          <table:table-cell table:formula="of:=[.D69]/[.B69]" office:value-type="percentage" office:value="0.0540431480274578" calcext:value-type="percentage">
            <text:p>5.40%</text:p>
          </table:table-cell>
          <table:table-cell table:formula="of:=1-[.F69]" office:value-type="percentage" office:value="0.945956851972542" calcext:value-type="percentage">
            <text:p>94.60%</text:p>
          </table:table-cell>
          <table:table-cell table:formula="of:=(([.D69]-[.E69])*8+[.E69]*11)/(([.B69]-[.D69])*3+([.D69]-[.E69])*8+[.E69]*11)" office:value-type="percentage" office:value="0.136238161757413" calcext:value-type="percentage">
            <text:p>13.62%</text:p>
          </table:table-cell>
          <table:table-cell table:formula="of:=(([.B69]-[.D69])*3)/(([.B69]-[.D69])*3+([.D69]-[.E69])*8+[.E69]*11)" office:value-type="percentage" office:value="0.863761838242587" calcext:value-type="percentage">
            <text:p>86.38%</text:p>
          </table:table-cell>
          <table:table-cell office:value-type="float" office:value="7313738255" calcext:value-type="float">
            <text:p>7313738255</text:p>
          </table:table-cell>
          <table:table-cell table:formula="of:=[.J69]/[.B69]" office:value-type="float" office:value="11136.8357935546" calcext:value-type="float">
            <text:p>11136.8357935546</text:p>
          </table:table-cell>
          <table:table-cell table:formula="of:=[.J69]/[.D69]" office:value-type="float" office:value="206073.039784734" calcext:value-type="float">
            <text:p>206073.039784734</text:p>
          </table:table-cell>
          <table:table-cell table:formula="of:=[.J69]/([.B69]-[.D69])" office:value-type="float" office:value="11773.0906756811" calcext:value-type="float">
            <text:p>11773.0906756811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Apr 2011</text:p>
          </table:table-cell>
          <table:table-cell office:value-type="float" office:value="648954" calcext:value-type="float">
            <text:p>648954</text:p>
          </table:table-cell>
          <table:table-cell office:value-type="float" office:value="8278" calcext:value-type="float">
            <text:p>8278</text:p>
          </table:table-cell>
          <table:table-cell office:value-type="float" office:value="35875" calcext:value-type="float">
            <text:p>35875</text:p>
          </table:table-cell>
          <table:table-cell office:value-type="float" office:value="3348" calcext:value-type="float">
            <text:p>3348</text:p>
          </table:table-cell>
          <table:table-cell table:formula="of:=[.D70]/[.B70]" office:value-type="percentage" office:value="0.0552812680097511" calcext:value-type="percentage">
            <text:p>5.53%</text:p>
          </table:table-cell>
          <table:table-cell table:formula="of:=1-[.F70]" office:value-type="percentage" office:value="0.944718731990249" calcext:value-type="percentage">
            <text:p>94.47%</text:p>
          </table:table-cell>
          <table:table-cell table:formula="of:=(([.D70]-[.E70])*8+[.E70]*11)/(([.B70]-[.D70])*3+([.D70]-[.E70])*8+[.E70]*11)" office:value-type="percentage" office:value="0.139047250806425" calcext:value-type="percentage">
            <text:p>13.90%</text:p>
          </table:table-cell>
          <table:table-cell table:formula="of:=(([.B70]-[.D70])*3)/(([.B70]-[.D70])*3+([.D70]-[.E70])*8+[.E70]*11)" office:value-type="percentage" office:value="0.860952749193575" calcext:value-type="percentage">
            <text:p>86.10%</text:p>
          </table:table-cell>
          <table:table-cell office:value-type="float" office:value="7345492982" calcext:value-type="float">
            <text:p>7345492982</text:p>
          </table:table-cell>
          <table:table-cell table:formula="of:=[.J70]/[.B70]" office:value-type="float" office:value="11318.9732739146" calcext:value-type="float">
            <text:p>11318.9732739146</text:p>
          </table:table-cell>
          <table:table-cell table:formula="of:=[.J70]/[.D70]" office:value-type="float" office:value="204752.417616725" calcext:value-type="float">
            <text:p>204752.417616725</text:p>
          </table:table-cell>
          <table:table-cell table:formula="of:=[.J70]/([.B70]-[.D70])" office:value-type="float" office:value="11981.3155922809" calcext:value-type="float">
            <text:p>11981.3155922809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Mar 2011</text:p>
          </table:table-cell>
          <table:table-cell office:value-type="float" office:value="640676" calcext:value-type="float">
            <text:p>640676</text:p>
          </table:table-cell>
          <table:table-cell office:value-type="float" office:value="8656" calcext:value-type="float">
            <text:p>8656</text:p>
          </table:table-cell>
          <table:table-cell office:value-type="float" office:value="37189" calcext:value-type="float">
            <text:p>37189</text:p>
          </table:table-cell>
          <table:table-cell office:value-type="float" office:value="3452" calcext:value-type="float">
            <text:p>3452</text:p>
          </table:table-cell>
          <table:table-cell table:formula="of:=[.D71]/[.B71]" office:value-type="percentage" office:value="0.0580465008834419" calcext:value-type="percentage">
            <text:p>5.80%</text:p>
          </table:table-cell>
          <table:table-cell table:formula="of:=1-[.F71]" office:value-type="percentage" office:value="0.941953499116558" calcext:value-type="percentage">
            <text:p>94.20%</text:p>
          </table:table-cell>
          <table:table-cell table:formula="of:=(([.D71]-[.E71])*8+[.E71]*11)/(([.B71]-[.D71])*3+([.D71]-[.E71])*8+[.E71]*11)" office:value-type="percentage" office:value="0.145335309104488" calcext:value-type="percentage">
            <text:p>14.53%</text:p>
          </table:table-cell>
          <table:table-cell table:formula="of:=(([.B71]-[.D71])*3)/(([.B71]-[.D71])*3+([.D71]-[.E71])*8+[.E71]*11)" office:value-type="percentage" office:value="0.854664690895512" calcext:value-type="percentage">
            <text:p>85.47%</text:p>
          </table:table-cell>
          <table:table-cell office:value-type="float" office:value="7532208472" calcext:value-type="float">
            <text:p>7532208472</text:p>
          </table:table-cell>
          <table:table-cell table:formula="of:=[.J71]/[.B71]" office:value-type="float" office:value="11756.6577677328" calcext:value-type="float">
            <text:p>11756.6577677328</text:p>
          </table:table-cell>
          <table:table-cell table:formula="of:=[.J71]/[.D71]" office:value-type="float" office:value="202538.612815618" calcext:value-type="float">
            <text:p>202538.612815618</text:p>
          </table:table-cell>
          <table:table-cell table:formula="of:=[.J71]/([.B71]-[.D71])" office:value-type="float" office:value="12481.1445350107" calcext:value-type="float">
            <text:p>12481.1445350107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Feb 2011</text:p>
          </table:table-cell>
          <table:table-cell office:value-type="float" office:value="632020" calcext:value-type="float">
            <text:p>632020</text:p>
          </table:table-cell>
          <table:table-cell office:value-type="float" office:value="7961" calcext:value-type="float">
            <text:p>7961</text:p>
          </table:table-cell>
          <table:table-cell office:value-type="float" office:value="35291" calcext:value-type="float">
            <text:p>35291</text:p>
          </table:table-cell>
          <table:table-cell office:value-type="float" office:value="3318" calcext:value-type="float">
            <text:p>3318</text:p>
          </table:table-cell>
          <table:table-cell table:formula="of:=[.D72]/[.B72]" office:value-type="percentage" office:value="0.0558384228347204" calcext:value-type="percentage">
            <text:p>5.58%</text:p>
          </table:table-cell>
          <table:table-cell table:formula="of:=1-[.F72]" office:value-type="percentage" office:value="0.94416157716528" calcext:value-type="percentage">
            <text:p>94.42%</text:p>
          </table:table-cell>
          <table:table-cell table:formula="of:=(([.D72]-[.E72])*8+[.E72]*11)/(([.B72]-[.D72])*3+([.D72]-[.E72])*8+[.E72]*11)" office:value-type="percentage" office:value="0.140353589897377" calcext:value-type="percentage">
            <text:p>14.04%</text:p>
          </table:table-cell>
          <table:table-cell table:formula="of:=(([.B72]-[.D72])*3)/(([.B72]-[.D72])*3+([.D72]-[.E72])*8+[.E72]*11)" office:value-type="percentage" office:value="0.859646410102623" calcext:value-type="percentage">
            <text:p>85.96%</text:p>
          </table:table-cell>
          <table:table-cell office:value-type="float" office:value="7905363844" calcext:value-type="float">
            <text:p>7905363844</text:p>
          </table:table-cell>
          <table:table-cell table:formula="of:=[.J72]/[.B72]" office:value-type="float" office:value="12508.0912692636" calcext:value-type="float">
            <text:p>12508.0912692636</text:p>
          </table:table-cell>
          <table:table-cell table:formula="of:=[.J72]/[.D72]" office:value-type="float" office:value="224005.096030149" calcext:value-type="float">
            <text:p>224005.096030149</text:p>
          </table:table-cell>
          <table:table-cell table:formula="of:=[.J72]/([.B72]-[.D72])" office:value-type="float" office:value="13247.8291552782" calcext:value-type="float">
            <text:p>13247.8291552782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Jan 2011</text:p>
          </table:table-cell>
          <table:table-cell office:value-type="float" office:value="624059" calcext:value-type="float">
            <text:p>624059</text:p>
          </table:table-cell>
          <table:table-cell office:value-type="float" office:value="7942" calcext:value-type="float">
            <text:p>7942</text:p>
          </table:table-cell>
          <table:table-cell office:value-type="float" office:value="36329" calcext:value-type="float">
            <text:p>36329</text:p>
          </table:table-cell>
          <table:table-cell office:value-type="float" office:value="3616" calcext:value-type="float">
            <text:p>3616</text:p>
          </table:table-cell>
          <table:table-cell table:formula="of:=[.D73]/[.B73]" office:value-type="percentage" office:value="0.0582140470692675" calcext:value-type="percentage">
            <text:p>5.82%</text:p>
          </table:table-cell>
          <table:table-cell table:formula="of:=1-[.F73]" office:value-type="percentage" office:value="0.941785952930733" calcext:value-type="percentage">
            <text:p>94.18%</text:p>
          </table:table-cell>
          <table:table-cell table:formula="of:=(([.D73]-[.E73])*8+[.E73]*11)/(([.B73]-[.D73])*3+([.D73]-[.E73])*8+[.E73]*11)" office:value-type="percentage" office:value="0.146018492059264" calcext:value-type="percentage">
            <text:p>14.60%</text:p>
          </table:table-cell>
          <table:table-cell table:formula="of:=(([.B73]-[.D73])*3)/(([.B73]-[.D73])*3+([.D73]-[.E73])*8+[.E73]*11)" office:value-type="percentage" office:value="0.853981507940736" calcext:value-type="percentage">
            <text:p>85.40%</text:p>
          </table:table-cell>
          <table:table-cell office:value-type="float" office:value="7886321417" calcext:value-type="float">
            <text:p>7886321417</text:p>
          </table:table-cell>
          <table:table-cell table:formula="of:=[.J73]/[.B73]" office:value-type="float" office:value="12637.1407463076" calcext:value-type="float">
            <text:p>12637.1407463076</text:p>
          </table:table-cell>
          <table:table-cell table:formula="of:=[.J73]/[.D73]" office:value-type="float" office:value="217080.608246855" calcext:value-type="float">
            <text:p>217080.608246855</text:p>
          </table:table-cell>
          <table:table-cell table:formula="of:=[.J73]/([.B73]-[.D73])" office:value-type="float" office:value="13418.2727051537" calcext:value-type="float">
            <text:p>13418.2727051537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Dec 2010</text:p>
          </table:table-cell>
          <table:table-cell office:value-type="float" office:value="616117" calcext:value-type="float">
            <text:p>616117</text:p>
          </table:table-cell>
          <table:table-cell office:value-type="float" office:value="7079" calcext:value-type="float">
            <text:p>7079</text:p>
          </table:table-cell>
          <table:table-cell office:value-type="float" office:value="32848" calcext:value-type="float">
            <text:p>32848</text:p>
          </table:table-cell>
          <table:table-cell office:value-type="float" office:value="3337" calcext:value-type="float">
            <text:p>3337</text:p>
          </table:table-cell>
          <table:table-cell table:formula="of:=[.D74]/[.B74]" office:value-type="percentage" office:value="0.0533145490223448" calcext:value-type="percentage">
            <text:p>5.33%</text:p>
          </table:table-cell>
          <table:table-cell table:formula="of:=1-[.F74]" office:value-type="percentage" office:value="0.946685450977655" calcext:value-type="percentage">
            <text:p>94.67%</text:p>
          </table:table-cell>
          <table:table-cell table:formula="of:=(([.D74]-[.E74])*8+[.E74]*11)/(([.B74]-[.D74])*3+([.D74]-[.E74])*8+[.E74]*11)" office:value-type="percentage" office:value="0.134873296872049" calcext:value-type="percentage">
            <text:p>13.49%</text:p>
          </table:table-cell>
          <table:table-cell table:formula="of:=(([.B74]-[.D74])*3)/(([.B74]-[.D74])*3+([.D74]-[.E74])*8+[.E74]*11)" office:value-type="percentage" office:value="0.865126703127951" calcext:value-type="percentage">
            <text:p>86.51%</text:p>
          </table:table-cell>
          <table:table-cell office:value-type="float" office:value="7197323670" calcext:value-type="float">
            <text:p>7197323670</text:p>
          </table:table-cell>
          <table:table-cell table:formula="of:=[.J74]/[.B74]" office:value-type="float" office:value="11681.7482231459" calcext:value-type="float">
            <text:p>11681.7482231459</text:p>
          </table:table-cell>
          <table:table-cell table:formula="of:=[.J74]/[.D74]" office:value-type="float" office:value="219109.950986361" calcext:value-type="float">
            <text:p>219109.950986361</text:p>
          </table:table-cell>
          <table:table-cell table:formula="of:=[.J74]/([.B74]-[.D74])" office:value-type="float" office:value="12339.6300334837" calcext:value-type="float">
            <text:p>12339.6300334837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Nov 2010</text:p>
          </table:table-cell>
          <table:table-cell office:value-type="float" office:value="609038" calcext:value-type="float">
            <text:p>609038</text:p>
          </table:table-cell>
          <table:table-cell office:value-type="float" office:value="7097" calcext:value-type="float">
            <text:p>7097</text:p>
          </table:table-cell>
          <table:table-cell office:value-type="float" office:value="33524" calcext:value-type="float">
            <text:p>33524</text:p>
          </table:table-cell>
          <table:table-cell office:value-type="float" office:value="3333" calcext:value-type="float">
            <text:p>3333</text:p>
          </table:table-cell>
          <table:table-cell table:formula="of:=[.D75]/[.B75]" office:value-type="percentage" office:value="0.0550441844351256" calcext:value-type="percentage">
            <text:p>5.50%</text:p>
          </table:table-cell>
          <table:table-cell table:formula="of:=1-[.F75]" office:value-type="percentage" office:value="0.944955815564874" calcext:value-type="percentage">
            <text:p>94.50%</text:p>
          </table:table-cell>
          <table:table-cell table:formula="of:=(([.D75]-[.E75])*8+[.E75]*11)/(([.B75]-[.D75])*3+([.D75]-[.E75])*8+[.E75]*11)" office:value-type="percentage" office:value="0.13876710763977" calcext:value-type="percentage">
            <text:p>13.88%</text:p>
          </table:table-cell>
          <table:table-cell table:formula="of:=(([.B75]-[.D75])*3)/(([.B75]-[.D75])*3+([.D75]-[.E75])*8+[.E75]*11)" office:value-type="percentage" office:value="0.86123289236023" calcext:value-type="percentage">
            <text:p>86.12%</text:p>
          </table:table-cell>
          <table:table-cell office:value-type="float" office:value="7552720233" calcext:value-type="float">
            <text:p>7552720233</text:p>
          </table:table-cell>
          <table:table-cell table:formula="of:=[.J75]/[.B75]" office:value-type="float" office:value="12401.0656691372" calcext:value-type="float">
            <text:p>12401.0656691372</text:p>
          </table:table-cell>
          <table:table-cell table:formula="of:=[.J75]/[.D75]" office:value-type="float" office:value="225292.931422265" calcext:value-type="float">
            <text:p>225292.931422265</text:p>
          </table:table-cell>
          <table:table-cell table:formula="of:=[.J75]/([.B75]-[.D75])" office:value-type="float" office:value="13123.4344134113" calcext:value-type="float">
            <text:p>13123.4344134113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Oct 2010</text:p>
          </table:table-cell>
          <table:table-cell office:value-type="float" office:value="601941" calcext:value-type="float">
            <text:p>601941</text:p>
          </table:table-cell>
          <table:table-cell office:value-type="float" office:value="7335" calcext:value-type="float">
            <text:p>7335</text:p>
          </table:table-cell>
          <table:table-cell office:value-type="float" office:value="34140" calcext:value-type="float">
            <text:p>34140</text:p>
          </table:table-cell>
          <table:table-cell office:value-type="float" office:value="3521" calcext:value-type="float">
            <text:p>3521</text:p>
          </table:table-cell>
          <table:table-cell table:formula="of:=[.D76]/[.B76]" office:value-type="percentage" office:value="0.0567165220511645" calcext:value-type="percentage">
            <text:p>5.67%</text:p>
          </table:table-cell>
          <table:table-cell table:formula="of:=1-[.F76]" office:value-type="percentage" office:value="0.943283477948835" calcext:value-type="percentage">
            <text:p>94.33%</text:p>
          </table:table-cell>
          <table:table-cell table:formula="of:=(([.D76]-[.E76])*8+[.E76]*11)/(([.B76]-[.D76])*3+([.D76]-[.E76])*8+[.E76]*11)" office:value-type="percentage" office:value="0.142763322775159" calcext:value-type="percentage">
            <text:p>14.28%</text:p>
          </table:table-cell>
          <table:table-cell table:formula="of:=(([.B76]-[.D76])*3)/(([.B76]-[.D76])*3+([.D76]-[.E76])*8+[.E76]*11)" office:value-type="percentage" office:value="0.857236677224841" calcext:value-type="percentage">
            <text:p>85.72%</text:p>
          </table:table-cell>
          <table:table-cell office:value-type="float" office:value="7526863400" calcext:value-type="float">
            <text:p>7526863400</text:p>
          </table:table-cell>
          <table:table-cell table:formula="of:=[.J76]/[.B76]" office:value-type="float" office:value="12504.3208553662" calcext:value-type="float">
            <text:p>12504.3208553662</text:p>
          </table:table-cell>
          <table:table-cell table:formula="of:=[.J76]/[.D76]" office:value-type="float" office:value="220470.515524312" calcext:value-type="float">
            <text:p>220470.515524312</text:p>
          </table:table-cell>
          <table:table-cell table:formula="of:=[.J76]/([.B76]-[.D76])" office:value-type="float" office:value="13256.1643956245" calcext:value-type="float">
            <text:p>13256.1643956245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Sep 2010</text:p>
          </table:table-cell>
          <table:table-cell office:value-type="float" office:value="594606" calcext:value-type="float">
            <text:p>594606</text:p>
          </table:table-cell>
          <table:table-cell office:value-type="float" office:value="7035" calcext:value-type="float">
            <text:p>7035</text:p>
          </table:table-cell>
          <table:table-cell office:value-type="float" office:value="33561" calcext:value-type="float">
            <text:p>33561</text:p>
          </table:table-cell>
          <table:table-cell office:value-type="float" office:value="3473" calcext:value-type="float">
            <text:p>3473</text:p>
          </table:table-cell>
          <table:table-cell table:formula="of:=[.D77]/[.B77]" office:value-type="percentage" office:value="0.056442417331813" calcext:value-type="percentage">
            <text:p>5.64%</text:p>
          </table:table-cell>
          <table:table-cell table:formula="of:=1-[.F77]" office:value-type="percentage" office:value="0.943557582668187" calcext:value-type="percentage">
            <text:p>94.36%</text:p>
          </table:table-cell>
          <table:table-cell table:formula="of:=(([.D77]-[.E77])*8+[.E77]*11)/(([.B77]-[.D77])*3+([.D77]-[.E77])*8+[.E77]*11)" office:value-type="percentage" office:value="0.142151391254621" calcext:value-type="percentage">
            <text:p>14.22%</text:p>
          </table:table-cell>
          <table:table-cell table:formula="of:=(([.B77]-[.D77])*3)/(([.B77]-[.D77])*3+([.D77]-[.E77])*8+[.E77]*11)" office:value-type="percentage" office:value="0.857848608745378" calcext:value-type="percentage">
            <text:p>85.78%</text:p>
          </table:table-cell>
          <table:table-cell office:value-type="float" office:value="7572220871" calcext:value-type="float">
            <text:p>7572220871</text:p>
          </table:table-cell>
          <table:table-cell table:formula="of:=[.J77]/[.B77]" office:value-type="float" office:value="12734.8544599281" calcext:value-type="float">
            <text:p>12734.8544599281</text:p>
          </table:table-cell>
          <table:table-cell table:formula="of:=[.J77]/[.D77]" office:value-type="float" office:value="225625.603259736" calcext:value-type="float">
            <text:p>225625.603259736</text:p>
          </table:table-cell>
          <table:table-cell table:formula="of:=[.J77]/([.B77]-[.D77])" office:value-type="float" office:value="13496.6372946912" calcext:value-type="float">
            <text:p>13496.6372946912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Aug 2010</text:p>
          </table:table-cell>
          <table:table-cell office:value-type="float" office:value="587571" calcext:value-type="float">
            <text:p>587571</text:p>
          </table:table-cell>
          <table:table-cell office:value-type="float" office:value="7704" calcext:value-type="float">
            <text:p>7704</text:p>
          </table:table-cell>
          <table:table-cell office:value-type="float" office:value="35052" calcext:value-type="float">
            <text:p>35052</text:p>
          </table:table-cell>
          <table:table-cell office:value-type="float" office:value="3662" calcext:value-type="float">
            <text:p>3662</text:p>
          </table:table-cell>
          <table:table-cell table:formula="of:=[.D78]/[.B78]" office:value-type="percentage" office:value="0.0596557692602256" calcext:value-type="percentage">
            <text:p>5.97%</text:p>
          </table:table-cell>
          <table:table-cell table:formula="of:=1-[.F78]" office:value-type="percentage" office:value="0.940344230739774" calcext:value-type="percentage">
            <text:p>94.03%</text:p>
          </table:table-cell>
          <table:table-cell table:formula="of:=(([.D78]-[.E78])*8+[.E78]*11)/(([.B78]-[.D78])*3+([.D78]-[.E78])*8+[.E78]*11)" office:value-type="percentage" office:value="0.149516742014583" calcext:value-type="percentage">
            <text:p>14.95%</text:p>
          </table:table-cell>
          <table:table-cell table:formula="of:=(([.B78]-[.D78])*3)/(([.B78]-[.D78])*3+([.D78]-[.E78])*8+[.E78]*11)" office:value-type="percentage" office:value="0.850483257985417" calcext:value-type="percentage">
            <text:p>85.05%</text:p>
          </table:table-cell>
          <table:table-cell office:value-type="float" office:value="7435888138" calcext:value-type="float">
            <text:p>7435888138</text:p>
          </table:table-cell>
          <table:table-cell table:formula="of:=[.J78]/[.B78]" office:value-type="float" office:value="12655.3014665462" calcext:value-type="float">
            <text:p>12655.3014665462</text:p>
          </table:table-cell>
          <table:table-cell table:formula="of:=[.J78]/[.D78]" office:value-type="float" office:value="212138.769200046" calcext:value-type="float">
            <text:p>212138.769200046</text:p>
          </table:table-cell>
          <table:table-cell table:formula="of:=[.J78]/([.B78]-[.D78])" office:value-type="float" office:value="13458.1582497615" calcext:value-type="float">
            <text:p>13458.1582497615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Jul 2010</text:p>
          </table:table-cell>
          <table:table-cell office:value-type="float" office:value="579867" calcext:value-type="float">
            <text:p>579867</text:p>
          </table:table-cell>
          <table:table-cell office:value-type="float" office:value="7461" calcext:value-type="float">
            <text:p>7461</text:p>
          </table:table-cell>
          <table:table-cell office:value-type="float" office:value="34453" calcext:value-type="float">
            <text:p>34453</text:p>
          </table:table-cell>
          <table:table-cell office:value-type="float" office:value="3496" calcext:value-type="float">
            <text:p>3496</text:p>
          </table:table-cell>
          <table:table-cell table:formula="of:=[.D79]/[.B79]" office:value-type="percentage" office:value="0.0594153486920277" calcext:value-type="percentage">
            <text:p>5.94%</text:p>
          </table:table-cell>
          <table:table-cell table:formula="of:=1-[.F79]" office:value-type="percentage" office:value="0.940584651307972" calcext:value-type="percentage">
            <text:p>94.06%</text:p>
          </table:table-cell>
          <table:table-cell table:formula="of:=(([.D79]-[.E79])*8+[.E79]*11)/(([.B79]-[.D79])*3+([.D79]-[.E79])*8+[.E79]*11)" office:value-type="percentage" office:value="0.14883418974861" calcext:value-type="percentage">
            <text:p>14.88%</text:p>
          </table:table-cell>
          <table:table-cell table:formula="of:=(([.B79]-[.D79])*3)/(([.B79]-[.D79])*3+([.D79]-[.E79])*8+[.E79]*11)" office:value-type="percentage" office:value="0.85116581025139" calcext:value-type="percentage">
            <text:p>85.12%</text:p>
          </table:table-cell>
          <table:table-cell office:value-type="float" office:value="7728611935" calcext:value-type="float">
            <text:p>7728611935</text:p>
          </table:table-cell>
          <table:table-cell table:formula="of:=[.J79]/[.B79]" office:value-type="float" office:value="13328.2492968215" calcext:value-type="float">
            <text:p>13328.2492968215</text:p>
          </table:table-cell>
          <table:table-cell table:formula="of:=[.J79]/[.D79]" office:value-type="float" office:value="224323.337154965" calcext:value-type="float">
            <text:p>224323.337154965</text:p>
          </table:table-cell>
          <table:table-cell table:formula="of:=[.J79]/([.B79]-[.D79])" office:value-type="float" office:value="14170.1751971897" calcext:value-type="float">
            <text:p>14170.1751971897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Jun 2010</text:p>
          </table:table-cell>
          <table:table-cell office:value-type="float" office:value="572406" calcext:value-type="float">
            <text:p>572406</text:p>
          </table:table-cell>
          <table:table-cell office:value-type="float" office:value="7469" calcext:value-type="float">
            <text:p>7469</text:p>
          </table:table-cell>
          <table:table-cell office:value-type="float" office:value="34864" calcext:value-type="float">
            <text:p>34864</text:p>
          </table:table-cell>
          <table:table-cell office:value-type="float" office:value="3462" calcext:value-type="float">
            <text:p>3462</text:p>
          </table:table-cell>
          <table:table-cell table:formula="of:=[.D80]/[.B80]" office:value-type="percentage" office:value="0.0609078171787158" calcext:value-type="percentage">
            <text:p>6.09%</text:p>
          </table:table-cell>
          <table:table-cell table:formula="of:=1-[.F80]" office:value-type="percentage" office:value="0.939092182821284" calcext:value-type="percentage">
            <text:p>93.91%</text:p>
          </table:table-cell>
          <table:table-cell table:formula="of:=(([.D80]-[.E80])*8+[.E80]*11)/(([.B80]-[.D80])*3+([.D80]-[.E80])*8+[.E80]*11)" office:value-type="percentage" office:value="0.152108075822167" calcext:value-type="percentage">
            <text:p>15.21%</text:p>
          </table:table-cell>
          <table:table-cell table:formula="of:=(([.B80]-[.D80])*3)/(([.B80]-[.D80])*3+([.D80]-[.E80])*8+[.E80]*11)" office:value-type="percentage" office:value="0.847891924177833" calcext:value-type="percentage">
            <text:p>84.79%</text:p>
          </table:table-cell>
          <table:table-cell office:value-type="float" office:value="7841269693" calcext:value-type="float">
            <text:p>7841269693</text:p>
          </table:table-cell>
          <table:table-cell table:formula="of:=[.J80]/[.B80]" office:value-type="float" office:value="13698.7901821434" calcext:value-type="float">
            <text:p>13698.7901821434</text:p>
          </table:table-cell>
          <table:table-cell table:formula="of:=[.J80]/[.D80]" office:value-type="float" office:value="224910.21377352" calcext:value-type="float">
            <text:p>224910.21377352</text:p>
          </table:table-cell>
          <table:table-cell table:formula="of:=[.J80]/([.B80]-[.D80])" office:value-type="float" office:value="14587.2688887566" calcext:value-type="float">
            <text:p>14587.2688887566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May 2010</text:p>
          </table:table-cell>
          <table:table-cell office:value-type="float" office:value="564937" calcext:value-type="float">
            <text:p>564937</text:p>
          </table:table-cell>
          <table:table-cell office:value-type="float" office:value="8430" calcext:value-type="float">
            <text:p>8430</text:p>
          </table:table-cell>
          <table:table-cell office:value-type="float" office:value="37774" calcext:value-type="float">
            <text:p>37774</text:p>
          </table:table-cell>
          <table:table-cell office:value-type="float" office:value="3605" calcext:value-type="float">
            <text:p>3605</text:p>
          </table:table-cell>
          <table:table-cell table:formula="of:=[.D81]/[.B81]" office:value-type="percentage" office:value="0.0668640928103488" calcext:value-type="percentage">
            <text:p>6.69%</text:p>
          </table:table-cell>
          <table:table-cell table:formula="of:=1-[.F81]" office:value-type="percentage" office:value="0.933135907189651" calcext:value-type="percentage">
            <text:p>93.31%</text:p>
          </table:table-cell>
          <table:table-cell table:formula="of:=(([.D81]-[.E81])*8+[.E81]*11)/(([.B81]-[.D81])*3+([.D81]-[.E81])*8+[.E81]*11)" office:value-type="percentage" office:value="0.165219140077361" calcext:value-type="percentage">
            <text:p>16.52%</text:p>
          </table:table-cell>
          <table:table-cell table:formula="of:=(([.B81]-[.D81])*3)/(([.B81]-[.D81])*3+([.D81]-[.E81])*8+[.E81]*11)" office:value-type="percentage" office:value="0.834780859922639" calcext:value-type="percentage">
            <text:p>83.48%</text:p>
          </table:table-cell>
          <table:table-cell office:value-type="float" office:value="8126959544" calcext:value-type="float">
            <text:p>8126959544</text:p>
          </table:table-cell>
          <table:table-cell table:formula="of:=[.J81]/[.B81]" office:value-type="float" office:value="14385.603251336" calcext:value-type="float">
            <text:p>14385.603251336</text:p>
          </table:table-cell>
          <table:table-cell table:formula="of:=[.J81]/[.D81]" office:value-type="float" office:value="215146.914385556" calcext:value-type="float">
            <text:p>215146.914385556</text:p>
          </table:table-cell>
          <table:table-cell table:formula="of:=[.J81]/([.B81]-[.D81])" office:value-type="float" office:value="15416.4073427005" calcext:value-type="float">
            <text:p>15416.4073427005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Apr 2010</text:p>
          </table:table-cell>
          <table:table-cell office:value-type="float" office:value="556507" calcext:value-type="float">
            <text:p>556507</text:p>
          </table:table-cell>
          <table:table-cell office:value-type="float" office:value="8444" calcext:value-type="float">
            <text:p>8444</text:p>
          </table:table-cell>
          <table:table-cell office:value-type="float" office:value="37491" calcext:value-type="float">
            <text:p>37491</text:p>
          </table:table-cell>
          <table:table-cell office:value-type="float" office:value="3678" calcext:value-type="float">
            <text:p>3678</text:p>
          </table:table-cell>
          <table:table-cell table:formula="of:=[.D82]/[.B82]" office:value-type="percentage" office:value="0.0673684248356265" calcext:value-type="percentage">
            <text:p>6.74%</text:p>
          </table:table-cell>
          <table:table-cell table:formula="of:=1-[.F82]" office:value-type="percentage" office:value="0.932631575164373" calcext:value-type="percentage">
            <text:p>93.26%</text:p>
          </table:table-cell>
          <table:table-cell table:formula="of:=(([.D82]-[.E82])*8+[.E82]*11)/(([.B82]-[.D82])*3+([.D82]-[.E82])*8+[.E82]*11)" office:value-type="percentage" office:value="0.166466988934749" calcext:value-type="percentage">
            <text:p>16.65%</text:p>
          </table:table-cell>
          <table:table-cell table:formula="of:=(([.B82]-[.D82])*3)/(([.B82]-[.D82])*3+([.D82]-[.E82])*8+[.E82]*11)" office:value-type="percentage" office:value="0.833533011065251" calcext:value-type="percentage">
            <text:p>83.35%</text:p>
          </table:table-cell>
          <table:table-cell office:value-type="float" office:value="8213623221" calcext:value-type="float">
            <text:p>8213623221</text:p>
          </table:table-cell>
          <table:table-cell table:formula="of:=[.J82]/[.B82]" office:value-type="float" office:value="14759.2451146167" calcext:value-type="float">
            <text:p>14759.2451146167</text:p>
          </table:table-cell>
          <table:table-cell table:formula="of:=[.J82]/[.D82]" office:value-type="float" office:value="219082.532367768" calcext:value-type="float">
            <text:p>219082.532367768</text:p>
          </table:table-cell>
          <table:table-cell table:formula="of:=[.J82]/([.B82]-[.D82])" office:value-type="float" office:value="15825.3757514219" calcext:value-type="float">
            <text:p>15825.3757514219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Mar 2010</text:p>
          </table:table-cell>
          <table:table-cell office:value-type="float" office:value="548063" calcext:value-type="float">
            <text:p>548063</text:p>
          </table:table-cell>
          <table:table-cell office:value-type="float" office:value="8783" calcext:value-type="float">
            <text:p>8783</text:p>
          </table:table-cell>
          <table:table-cell office:value-type="float" office:value="38647" calcext:value-type="float">
            <text:p>38647</text:p>
          </table:table-cell>
          <table:table-cell office:value-type="float" office:value="3771" calcext:value-type="float">
            <text:p>3771</text:p>
          </table:table-cell>
          <table:table-cell table:formula="of:=[.D83]/[.B83]" office:value-type="percentage" office:value="0.0705156159054707" calcext:value-type="percentage">
            <text:p>7.05%</text:p>
          </table:table-cell>
          <table:table-cell table:formula="of:=1-[.F83]" office:value-type="percentage" office:value="0.929484384094529" calcext:value-type="percentage">
            <text:p>92.95%</text:p>
          </table:table-cell>
          <table:table-cell table:formula="of:=(([.D83]-[.E83])*8+[.E83]*11)/(([.B83]-[.D83])*3+([.D83]-[.E83])*8+[.E83]*11)" office:value-type="percentage" office:value="0.173355647666488" calcext:value-type="percentage">
            <text:p>17.34%</text:p>
          </table:table-cell>
          <table:table-cell table:formula="of:=(([.B83]-[.D83])*3)/(([.B83]-[.D83])*3+([.D83]-[.E83])*8+[.E83]*11)" office:value-type="percentage" office:value="0.826644352333512" calcext:value-type="percentage">
            <text:p>82.66%</text:p>
          </table:table-cell>
          <table:table-cell office:value-type="float" office:value="6446465754" calcext:value-type="float">
            <text:p>6446465754</text:p>
          </table:table-cell>
          <table:table-cell table:formula="of:=[.J83]/[.B83]" office:value-type="float" office:value="11762.2714067543" calcext:value-type="float">
            <text:p>11762.2714067543</text:p>
          </table:table-cell>
          <table:table-cell table:formula="of:=[.J83]/[.D83]" office:value-type="float" office:value="166803.781768313" calcext:value-type="float">
            <text:p>166803.781768313</text:p>
          </table:table-cell>
          <table:table-cell table:formula="of:=[.J83]/([.B83]-[.D83])" office:value-type="float" office:value="12654.6197096283" calcext:value-type="float">
            <text:p>12654.6197096283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Feb 2010</text:p>
          </table:table-cell>
          <table:table-cell office:value-type="float" office:value="539280" calcext:value-type="float">
            <text:p>539280</text:p>
          </table:table-cell>
          <table:table-cell office:value-type="float" office:value="8202" calcext:value-type="float">
            <text:p>8202</text:p>
          </table:table-cell>
          <table:table-cell office:value-type="float" office:value="36778" calcext:value-type="float">
            <text:p>36778</text:p>
          </table:table-cell>
          <table:table-cell office:value-type="float" office:value="3639" calcext:value-type="float">
            <text:p>3639</text:p>
          </table:table-cell>
          <table:table-cell table:formula="of:=[.D84]/[.B84]" office:value-type="percentage" office:value="0.0681983385254413" calcext:value-type="percentage">
            <text:p>6.82%</text:p>
          </table:table-cell>
          <table:table-cell table:formula="of:=1-[.F84]" office:value-type="percentage" office:value="0.931801661474559" calcext:value-type="percentage">
            <text:p>93.18%</text:p>
          </table:table-cell>
          <table:table-cell table:formula="of:=(([.D84]-[.E84])*8+[.E84]*11)/(([.B84]-[.D84])*3+([.D84]-[.E84])*8+[.E84]*11)" office:value-type="percentage" office:value="0.168340002217751" calcext:value-type="percentage">
            <text:p>16.83%</text:p>
          </table:table-cell>
          <table:table-cell table:formula="of:=(([.B84]-[.D84])*3)/(([.B84]-[.D84])*3+([.D84]-[.E84])*8+[.E84]*11)" office:value-type="percentage" office:value="0.831659997782249" calcext:value-type="percentage">
            <text:p>83.17%</text:p>
          </table:table-cell>
          <table:table-cell office:value-type="float" office:value="6227014896" calcext:value-type="float">
            <text:p>6227014896</text:p>
          </table:table-cell>
          <table:table-cell table:formula="of:=[.J84]/[.B84]" office:value-type="float" office:value="11546.9049399199" calcext:value-type="float">
            <text:p>11546.9049399199</text:p>
          </table:table-cell>
          <table:table-cell table:formula="of:=[.J84]/[.D84]" office:value-type="float" office:value="169313.581380173" calcext:value-type="float">
            <text:p>169313.581380173</text:p>
          </table:table-cell>
          <table:table-cell table:formula="of:=[.J84]/([.B84]-[.D84])" office:value-type="float" office:value="12392.020123303" calcext:value-type="float">
            <text:p>12392.020123303</text:p>
          </table:table-cell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Jan 2010</text:p>
          </table:table-cell>
          <table:table-cell office:value-type="float" office:value="531078" calcext:value-type="float">
            <text:p>531078</text:p>
          </table:table-cell>
          <table:table-cell office:value-type="float" office:value="8544" calcext:value-type="float">
            <text:p>8544</text:p>
          </table:table-cell>
          <table:table-cell office:value-type="float" office:value="38288" calcext:value-type="float">
            <text:p>38288</text:p>
          </table:table-cell>
          <table:table-cell office:value-type="float" office:value="3870" calcext:value-type="float">
            <text:p>3870</text:p>
          </table:table-cell>
          <table:table-cell table:formula="of:=[.D85]/[.B85]" office:value-type="percentage" office:value="0.07209487118653" calcext:value-type="percentage">
            <text:p>7.21%</text:p>
          </table:table-cell>
          <table:table-cell table:formula="of:=1-[.F85]" office:value-type="percentage" office:value="0.92790512881347" calcext:value-type="percentage">
            <text:p>92.79%</text:p>
          </table:table-cell>
          <table:table-cell table:formula="of:=(([.D85]-[.E85])*8+[.E85]*11)/(([.B85]-[.D85])*3+([.D85]-[.E85])*8+[.E85]*11)" office:value-type="percentage" office:value="0.176984263067533" calcext:value-type="percentage">
            <text:p>17.70%</text:p>
          </table:table-cell>
          <table:table-cell table:formula="of:=(([.B85]-[.D85])*3)/(([.B85]-[.D85])*3+([.D85]-[.E85])*8+[.E85]*11)" office:value-type="percentage" office:value="0.823015736932467" calcext:value-type="percentage">
            <text:p>82.30%</text:p>
          </table:table-cell>
          <table:table-cell office:value-type="float" office:value="5883232992" calcext:value-type="float">
            <text:p>5883232992</text:p>
          </table:table-cell>
          <table:table-cell table:formula="of:=[.J85]/[.B85]" office:value-type="float" office:value="11077.9075616011" calcext:value-type="float">
            <text:p>11077.9075616011</text:p>
          </table:table-cell>
          <table:table-cell table:formula="of:=[.J85]/[.D85]" office:value-type="float" office:value="153657.359799415" calcext:value-type="float">
            <text:p>153657.359799415</text:p>
          </table:table-cell>
          <table:table-cell table:formula="of:=[.J85]/([.B85]-[.D85])" office:value-type="float" office:value="11938.6208973396" calcext:value-type="float">
            <text:p>11938.62089733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c 2009</text:p>
          </table:table-cell>
          <table:table-cell office:value-type="float" office:value="522534" calcext:value-type="float">
            <text:p>522534</text:p>
          </table:table-cell>
          <table:table-cell office:value-type="float" office:value="7884" calcext:value-type="float">
            <text:p>7884</text:p>
          </table:table-cell>
          <table:table-cell office:value-type="float" office:value="36333" calcext:value-type="float">
            <text:p>36333</text:p>
          </table:table-cell>
          <table:table-cell office:value-type="float" office:value="3539" calcext:value-type="float">
            <text:p>3539</text:p>
          </table:table-cell>
          <table:table-cell table:formula="of:=[.D86]/[.B86]" office:value-type="percentage" office:value="0.069532317514267" calcext:value-type="percentage">
            <text:p>6.95%</text:p>
          </table:table-cell>
          <table:table-cell table:formula="of:=1-[.F86]" office:value-type="percentage" office:value="0.930467682485733" calcext:value-type="percentage">
            <text:p>93.05%</text:p>
          </table:table-cell>
          <table:table-cell table:formula="of:=(([.D86]-[.E86])*8+[.E86]*11)/(([.B86]-[.D86])*3+([.D86]-[.E86])*8+[.E86]*11)" office:value-type="percentage" office:value="0.171193669582768" calcext:value-type="percentage">
            <text:p>17.12%</text:p>
          </table:table-cell>
          <table:table-cell table:formula="of:=(([.B86]-[.D86])*3)/(([.B86]-[.D86])*3+([.D86]-[.E86])*8+[.E86]*11)" office:value-type="percentage" office:value="0.828806330417232" calcext:value-type="percentage">
            <text:p>82.88%</text:p>
          </table:table-cell>
          <table:table-cell office:value-type="float" office:value="5258610830" calcext:value-type="float">
            <text:p>5258610830</text:p>
          </table:table-cell>
          <table:table-cell table:formula="of:=[.J86]/[.B86]" office:value-type="float" office:value="10063.6720864097" calcext:value-type="float">
            <text:p>10063.6720864097</text:p>
          </table:table-cell>
          <table:table-cell table:formula="of:=[.J86]/[.D86]" office:value-type="float" office:value="144733.735997578" calcext:value-type="float">
            <text:p>144733.735997578</text:p>
          </table:table-cell>
          <table:table-cell table:formula="of:=[.J86]/([.B86]-[.D86])" office:value-type="float" office:value="10815.7137274502" calcext:value-type="float">
            <text:p>10815.71372745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v 2009</text:p>
          </table:table-cell>
          <table:table-cell office:value-type="float" office:value="514650" calcext:value-type="float">
            <text:p>514650</text:p>
          </table:table-cell>
          <table:table-cell office:value-type="float" office:value="8303" calcext:value-type="float">
            <text:p>8303</text:p>
          </table:table-cell>
          <table:table-cell office:value-type="float" office:value="37542" calcext:value-type="float">
            <text:p>37542</text:p>
          </table:table-cell>
          <table:table-cell office:value-type="float" office:value="3556" calcext:value-type="float">
            <text:p>3556</text:p>
          </table:table-cell>
          <table:table-cell table:formula="of:=[.D87]/[.B87]" office:value-type="percentage" office:value="0.0729466627805305" calcext:value-type="percentage">
            <text:p>7.29%</text:p>
          </table:table-cell>
          <table:table-cell table:formula="of:=1-[.F87]" office:value-type="percentage" office:value="0.92705333721947" calcext:value-type="percentage">
            <text:p>92.71%</text:p>
          </table:table-cell>
          <table:table-cell table:formula="of:=(([.D87]-[.E87])*8+[.E87]*11)/(([.B87]-[.D87])*3+([.D87]-[.E87])*8+[.E87]*11)" office:value-type="percentage" office:value="0.178499111533534" calcext:value-type="percentage">
            <text:p>17.85%</text:p>
          </table:table-cell>
          <table:table-cell table:formula="of:=(([.B87]-[.D87])*3)/(([.B87]-[.D87])*3+([.D87]-[.E87])*8+[.E87]*11)" office:value-type="percentage" office:value="0.821500888466466" calcext:value-type="percentage">
            <text:p>82.15%</text:p>
          </table:table-cell>
          <table:table-cell office:value-type="float" office:value="5841504417" calcext:value-type="float">
            <text:p>5841504417</text:p>
          </table:table-cell>
          <table:table-cell table:formula="of:=[.J87]/[.B87]" office:value-type="float" office:value="11350.4409151851" calcext:value-type="float">
            <text:p>11350.4409151851</text:p>
          </table:table-cell>
          <table:table-cell table:formula="of:=[.J87]/[.D87]" office:value-type="float" office:value="155599.180038357" calcext:value-type="float">
            <text:p>155599.180038357</text:p>
          </table:table-cell>
          <table:table-cell table:formula="of:=[.J87]/([.B87]-[.D87])" office:value-type="float" office:value="12243.5683681682" calcext:value-type="float">
            <text:p>12243.56836816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ct 2009</text:p>
          </table:table-cell>
          <table:table-cell office:value-type="float" office:value="506347" calcext:value-type="float">
            <text:p>506347</text:p>
          </table:table-cell>
          <table:table-cell office:value-type="float" office:value="8736" calcext:value-type="float">
            <text:p>8736</text:p>
          </table:table-cell>
          <table:table-cell office:value-type="float" office:value="38141" calcext:value-type="float">
            <text:p>38141</text:p>
          </table:table-cell>
          <table:table-cell office:value-type="float" office:value="3751" calcext:value-type="float">
            <text:p>3751</text:p>
          </table:table-cell>
          <table:table-cell table:formula="of:=[.D88]/[.B88]" office:value-type="percentage" office:value="0.0753258141156164" calcext:value-type="percentage">
            <text:p>7.53%</text:p>
          </table:table-cell>
          <table:table-cell table:formula="of:=1-[.F88]" office:value-type="percentage" office:value="0.924674185884384" calcext:value-type="percentage">
            <text:p>92.47%</text:p>
          </table:table-cell>
          <table:table-cell table:formula="of:=(([.D88]-[.E88])*8+[.E88]*11)/(([.B88]-[.D88])*3+([.D88]-[.E88])*8+[.E88]*11)" office:value-type="percentage" office:value="0.183835667539609" calcext:value-type="percentage">
            <text:p>18.38%</text:p>
          </table:table-cell>
          <table:table-cell table:formula="of:=(([.B88]-[.D88])*3)/(([.B88]-[.D88])*3+([.D88]-[.E88])*8+[.E88]*11)" office:value-type="percentage" office:value="0.816164332460391" calcext:value-type="percentage">
            <text:p>81.62%</text:p>
          </table:table-cell>
          <table:table-cell office:value-type="float" office:value="6041279704" calcext:value-type="float">
            <text:p>6041279704</text:p>
          </table:table-cell>
          <table:table-cell table:formula="of:=[.J88]/[.B88]" office:value-type="float" office:value="11931.1059490823" calcext:value-type="float">
            <text:p>11931.1059490823</text:p>
          </table:table-cell>
          <table:table-cell table:formula="of:=[.J88]/[.D88]" office:value-type="float" office:value="158393.322251645" calcext:value-type="float">
            <text:p>158393.322251645</text:p>
          </table:table-cell>
          <table:table-cell table:formula="of:=[.J88]/([.B88]-[.D88])" office:value-type="float" office:value="12903.0377739713" calcext:value-type="float">
            <text:p>12903.03777397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p 2009</text:p>
          </table:table-cell>
          <table:table-cell office:value-type="float" office:value="497611" calcext:value-type="float">
            <text:p>497611</text:p>
          </table:table-cell>
          <table:table-cell office:value-type="float" office:value="8113" calcext:value-type="float">
            <text:p>8113</text:p>
          </table:table-cell>
          <table:table-cell office:value-type="float" office:value="36858" calcext:value-type="float">
            <text:p>36858</text:p>
          </table:table-cell>
          <table:table-cell office:value-type="float" office:value="3769" calcext:value-type="float">
            <text:p>3769</text:p>
          </table:table-cell>
          <table:table-cell table:formula="of:=[.D89]/[.B89]" office:value-type="percentage" office:value="0.0740699060109202" calcext:value-type="percentage">
            <text:p>7.41%</text:p>
          </table:table-cell>
          <table:table-cell table:formula="of:=1-[.F89]" office:value-type="percentage" office:value="0.92593009398908" calcext:value-type="percentage">
            <text:p>92.59%</text:p>
          </table:table-cell>
          <table:table-cell table:formula="of:=(([.D89]-[.E89])*8+[.E89]*11)/(([.B89]-[.D89])*3+([.D89]-[.E89])*8+[.E89]*11)" office:value-type="percentage" office:value="0.181334731081537" calcext:value-type="percentage">
            <text:p>18.13%</text:p>
          </table:table-cell>
          <table:table-cell table:formula="of:=(([.B89]-[.D89])*3)/(([.B89]-[.D89])*3+([.D89]-[.E89])*8+[.E89]*11)" office:value-type="percentage" office:value="0.818665268918463" calcext:value-type="percentage">
            <text:p>81.87%</text:p>
          </table:table-cell>
          <table:table-cell office:value-type="float" office:value="5937922018" calcext:value-type="float">
            <text:p>5937922018</text:p>
          </table:table-cell>
          <table:table-cell table:formula="of:=[.J89]/[.B89]" office:value-type="float" office:value="11932.8592374365" calcext:value-type="float">
            <text:p>11932.8592374365</text:p>
          </table:table-cell>
          <table:table-cell table:formula="of:=[.J89]/[.D89]" office:value-type="float" office:value="161102.664767486" calcext:value-type="float">
            <text:p>161102.664767486</text:p>
          </table:table-cell>
          <table:table-cell table:formula="of:=[.J89]/([.B89]-[.D89])" office:value-type="float" office:value="12887.4299635597" calcext:value-type="float">
            <text:p>12887.42996355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g 2009</text:p>
          </table:table-cell>
          <table:table-cell office:value-type="float" office:value="489498" calcext:value-type="float">
            <text:p>489498</text:p>
          </table:table-cell>
          <table:table-cell office:value-type="float" office:value="8607" calcext:value-type="float">
            <text:p>8607</text:p>
          </table:table-cell>
          <table:table-cell office:value-type="float" office:value="38220" calcext:value-type="float">
            <text:p>38220</text:p>
          </table:table-cell>
          <table:table-cell office:value-type="float" office:value="3866" calcext:value-type="float">
            <text:p>3866</text:p>
          </table:table-cell>
          <table:table-cell table:formula="of:=[.D90]/[.B90]" office:value-type="percentage" office:value="0.0780799921552284" calcext:value-type="percentage">
            <text:p>7.81%</text:p>
          </table:table-cell>
          <table:table-cell table:formula="of:=1-[.F90]" office:value-type="percentage" office:value="0.921920007844772" calcext:value-type="percentage">
            <text:p>92.19%</text:p>
          </table:table-cell>
          <table:table-cell table:formula="of:=(([.D90]-[.E90])*8+[.E90]*11)/(([.B90]-[.D90])*3+([.D90]-[.E90])*8+[.E90]*11)" office:value-type="percentage" office:value="0.189899185730903" calcext:value-type="percentage">
            <text:p>18.99%</text:p>
          </table:table-cell>
          <table:table-cell table:formula="of:=(([.B90]-[.D90])*3)/(([.B90]-[.D90])*3+([.D90]-[.E90])*8+[.E90]*11)" office:value-type="percentage" office:value="0.810100814269097" calcext:value-type="percentage">
            <text:p>81.01%</text:p>
          </table:table-cell>
          <table:table-cell office:value-type="float" office:value="5604048759" calcext:value-type="float">
            <text:p>5604048759</text:p>
          </table:table-cell>
          <table:table-cell table:formula="of:=[.J90]/[.B90]" office:value-type="float" office:value="11448.5631381538" calcext:value-type="float">
            <text:p>11448.5631381538</text:p>
          </table:table-cell>
          <table:table-cell table:formula="of:=[.J90]/[.D90]" office:value-type="float" office:value="146626.079513344" calcext:value-type="float">
            <text:p>146626.079513344</text:p>
          </table:table-cell>
          <table:table-cell table:formula="of:=[.J90]/([.B90]-[.D90])" office:value-type="float" office:value="12418.1740723013" calcext:value-type="float">
            <text:p>12418.17407230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ul 2009</text:p>
          </table:table-cell>
          <table:table-cell office:value-type="float" office:value="480891" calcext:value-type="float">
            <text:p>480891</text:p>
          </table:table-cell>
          <table:table-cell office:value-type="float" office:value="8900" calcext:value-type="float">
            <text:p>8900</text:p>
          </table:table-cell>
          <table:table-cell office:value-type="float" office:value="38542" calcext:value-type="float">
            <text:p>38542</text:p>
          </table:table-cell>
          <table:table-cell office:value-type="float" office:value="3779" calcext:value-type="float">
            <text:p>3779</text:p>
          </table:table-cell>
          <table:table-cell table:formula="of:=[.D91]/[.B91]" office:value-type="percentage" office:value="0.0801470603525539" calcext:value-type="percentage">
            <text:p>8.01%</text:p>
          </table:table-cell>
          <table:table-cell table:formula="of:=1-[.F91]" office:value-type="percentage" office:value="0.919852939647446" calcext:value-type="percentage">
            <text:p>91.99%</text:p>
          </table:table-cell>
          <table:table-cell table:formula="of:=(([.D91]-[.E91])*8+[.E91]*11)/(([.B91]-[.D91])*3+([.D91]-[.E91])*8+[.E91]*11)" office:value-type="percentage" office:value="0.194127113291877" calcext:value-type="percentage">
            <text:p>19.41%</text:p>
          </table:table-cell>
          <table:table-cell table:formula="of:=(([.B91]-[.D91])*3)/(([.B91]-[.D91])*3+([.D91]-[.E91])*8+[.E91]*11)" office:value-type="percentage" office:value="0.805872886708123" calcext:value-type="percentage">
            <text:p>80.59%</text:p>
          </table:table-cell>
          <table:table-cell office:value-type="float" office:value="5614497075" calcext:value-type="float">
            <text:p>5614497075</text:p>
          </table:table-cell>
          <table:table-cell table:formula="of:=[.J91]/[.B91]" office:value-type="float" office:value="11675.1968221489" calcext:value-type="float">
            <text:p>11675.1968221489</text:p>
          </table:table-cell>
          <table:table-cell table:formula="of:=[.J91]/[.D91]" office:value-type="float" office:value="145672.177754138" calcext:value-type="float">
            <text:p>145672.177754138</text:p>
          </table:table-cell>
          <table:table-cell table:formula="of:=[.J91]/([.B91]-[.D91])" office:value-type="float" office:value="12692.4601954565" calcext:value-type="float">
            <text:p>12692.46019545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un 2009</text:p>
          </table:table-cell>
          <table:table-cell office:value-type="float" office:value="471991" calcext:value-type="float">
            <text:p>471991</text:p>
          </table:table-cell>
          <table:table-cell office:value-type="float" office:value="8734" calcext:value-type="float">
            <text:p>8734</text:p>
          </table:table-cell>
          <table:table-cell office:value-type="float" office:value="38868" calcext:value-type="float">
            <text:p>38868</text:p>
          </table:table-cell>
          <table:table-cell office:value-type="float" office:value="3808" calcext:value-type="float">
            <text:p>3808</text:p>
          </table:table-cell>
          <table:table-cell table:formula="of:=[.D92]/[.B92]" office:value-type="percentage" office:value="0.0823490278416326" calcext:value-type="percentage">
            <text:p>8.23%</text:p>
          </table:table-cell>
          <table:table-cell table:formula="of:=1-[.F92]" office:value-type="percentage" office:value="0.917650972158367" calcext:value-type="percentage">
            <text:p>91.77%</text:p>
          </table:table-cell>
          <table:table-cell table:formula="of:=(([.D92]-[.E92])*8+[.E92]*11)/(([.B92]-[.D92])*3+([.D92]-[.E92])*8+[.E92]*11)" office:value-type="percentage" office:value="0.198779456841646" calcext:value-type="percentage">
            <text:p>19.88%</text:p>
          </table:table-cell>
          <table:table-cell table:formula="of:=(([.B92]-[.D92])*3)/(([.B92]-[.D92])*3+([.D92]-[.E92])*8+[.E92]*11)" office:value-type="percentage" office:value="0.801220543158354" calcext:value-type="percentage">
            <text:p>80.12%</text:p>
          </table:table-cell>
          <table:table-cell office:value-type="float" office:value="5818924182" calcext:value-type="float">
            <text:p>5818924182</text:p>
          </table:table-cell>
          <table:table-cell table:formula="of:=[.J92]/[.B92]" office:value-type="float" office:value="12328.4642758019" calcext:value-type="float">
            <text:p>12328.4642758019</text:p>
          </table:table-cell>
          <table:table-cell table:formula="of:=[.J92]/[.D92]" office:value-type="float" office:value="149709.894566224" calcext:value-type="float">
            <text:p>149709.894566224</text:p>
          </table:table-cell>
          <table:table-cell table:formula="of:=[.J92]/([.B92]-[.D92])" office:value-type="float" office:value="13434.8076227769" calcext:value-type="float">
            <text:p>13434.80762277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y 2009</text:p>
          </table:table-cell>
          <table:table-cell office:value-type="float" office:value="463257" calcext:value-type="float">
            <text:p>463257</text:p>
          </table:table-cell>
          <table:table-cell office:value-type="float" office:value="9136" calcext:value-type="float">
            <text:p>9136</text:p>
          </table:table-cell>
          <table:table-cell office:value-type="float" office:value="39890" calcext:value-type="float">
            <text:p>39890</text:p>
          </table:table-cell>
          <table:table-cell office:value-type="float" office:value="3978" calcext:value-type="float">
            <text:p>3978</text:p>
          </table:table-cell>
          <table:table-cell table:formula="of:=[.D93]/[.B93]" office:value-type="percentage" office:value="0.0861077112704179" calcext:value-type="percentage">
            <text:p>8.61%</text:p>
          </table:table-cell>
          <table:table-cell table:formula="of:=1-[.F93]" office:value-type="percentage" office:value="0.913892288729582" calcext:value-type="percentage">
            <text:p>91.39%</text:p>
          </table:table-cell>
          <table:table-cell table:formula="of:=(([.D93]-[.E93])*8+[.E93]*11)/(([.B93]-[.D93])*3+([.D93]-[.E93])*8+[.E93]*11)" office:value-type="percentage" office:value="0.206759495489194" calcext:value-type="percentage">
            <text:p>20.68%</text:p>
          </table:table-cell>
          <table:table-cell table:formula="of:=(([.B93]-[.D93])*3)/(([.B93]-[.D93])*3+([.D93]-[.E93])*8+[.E93]*11)" office:value-type="percentage" office:value="0.793240504510806" calcext:value-type="percentage">
            <text:p>79.32%</text:p>
          </table:table-cell>
          <table:table-cell office:value-type="float" office:value="6066080834" calcext:value-type="float">
            <text:p>6066080834</text:p>
          </table:table-cell>
          <table:table-cell table:formula="of:=[.J93]/[.B93]" office:value-type="float" office:value="13094.4180746324" calcext:value-type="float">
            <text:p>13094.4180746324</text:p>
          </table:table-cell>
          <table:table-cell table:formula="of:=[.J93]/[.D93]" office:value-type="float" office:value="152070.21393833" calcext:value-type="float">
            <text:p>152070.21393833</text:p>
          </table:table-cell>
          <table:table-cell table:formula="of:=[.J93]/([.B93]-[.D93])" office:value-type="float" office:value="14328.1853191203" calcext:value-type="float">
            <text:p>14328.18531912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pr 2009</text:p>
          </table:table-cell>
          <table:table-cell office:value-type="float" office:value="454121" calcext:value-type="float">
            <text:p>454121</text:p>
          </table:table-cell>
          <table:table-cell office:value-type="float" office:value="8936" calcext:value-type="float">
            <text:p>8936</text:p>
          </table:table-cell>
          <table:table-cell office:value-type="float" office:value="39192" calcext:value-type="float">
            <text:p>39192</text:p>
          </table:table-cell>
          <table:table-cell office:value-type="float" office:value="3866" calcext:value-type="float">
            <text:p>3866</text:p>
          </table:table-cell>
          <table:table-cell table:formula="of:=[.D94]/[.B94]" office:value-type="percentage" office:value="0.0863029897318116" calcext:value-type="percentage">
            <text:p>8.63%</text:p>
          </table:table-cell>
          <table:table-cell table:formula="of:=1-[.F94]" office:value-type="percentage" office:value="0.913697010268188" calcext:value-type="percentage">
            <text:p>91.37%</text:p>
          </table:table-cell>
          <table:table-cell table:formula="of:=(([.D94]-[.E94])*8+[.E94]*11)/(([.B94]-[.D94])*3+([.D94]-[.E94])*8+[.E94]*11)" office:value-type="percentage" office:value="0.207102140808359" calcext:value-type="percentage">
            <text:p>20.71%</text:p>
          </table:table-cell>
          <table:table-cell table:formula="of:=(([.B94]-[.D94])*3)/(([.B94]-[.D94])*3+([.D94]-[.E94])*8+[.E94]*11)" office:value-type="percentage" office:value="0.792897859191641" calcext:value-type="percentage">
            <text:p>79.29%</text:p>
          </table:table-cell>
          <table:table-cell office:value-type="float" office:value="5988817321" calcext:value-type="float">
            <text:p>5988817321</text:p>
          </table:table-cell>
          <table:table-cell table:formula="of:=[.J94]/[.B94]" office:value-type="float" office:value="13187.7127924055" calcext:value-type="float">
            <text:p>13187.7127924055</text:p>
          </table:table-cell>
          <table:table-cell table:formula="of:=[.J94]/[.D94]" office:value-type="float" office:value="152807.137196367" calcext:value-type="float">
            <text:p>152807.137196367</text:p>
          </table:table-cell>
          <table:table-cell table:formula="of:=[.J94]/([.B94]-[.D94])" office:value-type="float" office:value="14433.3544317221" calcext:value-type="float">
            <text:p>14433.35443172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r 2009</text:p>
          </table:table-cell>
          <table:table-cell office:value-type="float" office:value="445185" calcext:value-type="float">
            <text:p>445185</text:p>
          </table:table-cell>
          <table:table-cell office:value-type="float" office:value="9564" calcext:value-type="float">
            <text:p>9564</text:p>
          </table:table-cell>
          <table:table-cell office:value-type="float" office:value="41327" calcext:value-type="float">
            <text:p>41327</text:p>
          </table:table-cell>
          <table:table-cell office:value-type="float" office:value="4046" calcext:value-type="float">
            <text:p>4046</text:p>
          </table:table-cell>
          <table:table-cell table:formula="of:=[.D95]/[.B95]" office:value-type="percentage" office:value="0.0928310702292305" calcext:value-type="percentage">
            <text:p>9.28%</text:p>
          </table:table-cell>
          <table:table-cell table:formula="of:=1-[.F95]" office:value-type="percentage" office:value="0.907168929770769" calcext:value-type="percentage">
            <text:p>90.72%</text:p>
          </table:table-cell>
          <table:table-cell table:formula="of:=(([.D95]-[.E95])*8+[.E95]*11)/(([.B95]-[.D95])*3+([.D95]-[.E95])*8+[.E95]*11)" office:value-type="percentage" office:value="0.22051587567103" calcext:value-type="percentage">
            <text:p>22.05%</text:p>
          </table:table-cell>
          <table:table-cell table:formula="of:=(([.B95]-[.D95])*3)/(([.B95]-[.D95])*3+([.D95]-[.E95])*8+[.E95]*11)" office:value-type="percentage" office:value="0.77948412432897" calcext:value-type="percentage">
            <text:p>77.95%</text:p>
          </table:table-cell>
          <table:table-cell office:value-type="float" office:value="6092089410" calcext:value-type="float">
            <text:p>6092089410</text:p>
          </table:table-cell>
          <table:table-cell table:formula="of:=[.J95]/[.B95]" office:value-type="float" office:value="13684.3995417635" calcext:value-type="float">
            <text:p>13684.3995417635</text:p>
          </table:table-cell>
          <table:table-cell table:formula="of:=[.J95]/[.D95]" office:value-type="float" office:value="147411.847218525" calcext:value-type="float">
            <text:p>147411.847218525</text:p>
          </table:table-cell>
          <table:table-cell table:formula="of:=[.J95]/([.B95]-[.D95])" office:value-type="float" office:value="15084.7312916916" calcext:value-type="float">
            <text:p>15084.73129169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b 2009</text:p>
          </table:table-cell>
          <table:table-cell office:value-type="float" office:value="435621" calcext:value-type="float">
            <text:p>435621</text:p>
          </table:table-cell>
          <table:table-cell office:value-type="float" office:value="9036" calcext:value-type="float">
            <text:p>9036</text:p>
          </table:table-cell>
          <table:table-cell office:value-type="float" office:value="39066" calcext:value-type="float">
            <text:p>39066</text:p>
          </table:table-cell>
          <table:table-cell office:value-type="float" office:value="3769" calcext:value-type="float">
            <text:p>3769</text:p>
          </table:table-cell>
          <table:table-cell table:formula="of:=[.D96]/[.B96]" office:value-type="percentage" office:value="0.0896788722306776" calcext:value-type="percentage">
            <text:p>8.97%</text:p>
          </table:table-cell>
          <table:table-cell table:formula="of:=1-[.F96]" office:value-type="percentage" office:value="0.910321127769322" calcext:value-type="percentage">
            <text:p>91.03%</text:p>
          </table:table-cell>
          <table:table-cell table:formula="of:=(([.D96]-[.E96])*8+[.E96]*11)/(([.B96]-[.D96])*3+([.D96]-[.E96])*8+[.E96]*11)" office:value-type="percentage" office:value="0.21396432111001" calcext:value-type="percentage">
            <text:p>21.40%</text:p>
          </table:table-cell>
          <table:table-cell table:formula="of:=(([.B96]-[.D96])*3)/(([.B96]-[.D96])*3+([.D96]-[.E96])*8+[.E96]*11)" office:value-type="percentage" office:value="0.78603567888999" calcext:value-type="percentage">
            <text:p>78.60%</text:p>
          </table:table-cell>
          <table:table-cell office:value-type="float" office:value="5943558064" calcext:value-type="float">
            <text:p>5943558064</text:p>
          </table:table-cell>
          <table:table-cell table:formula="of:=[.J96]/[.B96]" office:value-type="float" office:value="13643.8740648408" calcext:value-type="float">
            <text:p>13643.8740648408</text:p>
          </table:table-cell>
          <table:table-cell table:formula="of:=[.J96]/[.D96]" office:value-type="float" office:value="152141.454564071" calcext:value-type="float">
            <text:p>152141.454564071</text:p>
          </table:table-cell>
          <table:table-cell table:formula="of:=[.J96]/([.B96]-[.D96])" office:value-type="float" office:value="14987.9791302594" calcext:value-type="float">
            <text:p>14987.97913025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an 2009</text:p>
          </table:table-cell>
          <table:table-cell office:value-type="float" office:value="426585" calcext:value-type="float">
            <text:p>426585</text:p>
          </table:table-cell>
          <table:table-cell office:value-type="float" office:value="9216" calcext:value-type="float">
            <text:p>9216</text:p>
          </table:table-cell>
          <table:table-cell office:value-type="float" office:value="40707" calcext:value-type="float">
            <text:p>40707</text:p>
          </table:table-cell>
          <table:table-cell office:value-type="float" office:value="4102" calcext:value-type="float">
            <text:p>4102</text:p>
          </table:table-cell>
          <table:table-cell table:formula="of:=[.D97]/[.B97]" office:value-type="percentage" office:value="0.09542529624811" calcext:value-type="percentage">
            <text:p>9.54%</text:p>
          </table:table-cell>
          <table:table-cell table:formula="of:=1-[.F97]" office:value-type="percentage" office:value="0.90457470375189" calcext:value-type="percentage">
            <text:p>90.46%</text:p>
          </table:table-cell>
          <table:table-cell table:formula="of:=(([.D97]-[.E97])*8+[.E97]*11)/(([.B97]-[.D97])*3+([.D97]-[.E97])*8+[.E97]*11)" office:value-type="percentage" office:value="0.225971452183611" calcext:value-type="percentage">
            <text:p>22.60%</text:p>
          </table:table-cell>
          <table:table-cell table:formula="of:=(([.B97]-[.D97])*3)/(([.B97]-[.D97])*3+([.D97]-[.E97])*8+[.E97]*11)" office:value-type="percentage" office:value="0.774028547816389" calcext:value-type="percentage">
            <text:p>77.40%</text:p>
          </table:table-cell>
          <table:table-cell office:value-type="float" office:value="5615498275" calcext:value-type="float">
            <text:p>5615498275</text:p>
          </table:table-cell>
          <table:table-cell table:formula="of:=[.J97]/[.B97]" office:value-type="float" office:value="13163.843723994" calcext:value-type="float">
            <text:p>13163.843723994</text:p>
          </table:table-cell>
          <table:table-cell table:formula="of:=[.J97]/[.D97]" office:value-type="float" office:value="137949.204682241" calcext:value-type="float">
            <text:p>137949.204682241</text:p>
          </table:table-cell>
          <table:table-cell table:formula="of:=[.J97]/([.B97]-[.D97])" office:value-type="float" office:value="14552.5224941562" calcext:value-type="float">
            <text:p>14552.52249415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c 2008</text:p>
          </table:table-cell>
          <table:table-cell office:value-type="float" office:value="417369" calcext:value-type="float">
            <text:p>417369</text:p>
          </table:table-cell>
          <table:table-cell office:value-type="float" office:value="8506" calcext:value-type="float">
            <text:p>8506</text:p>
          </table:table-cell>
          <table:table-cell office:value-type="float" office:value="38122" calcext:value-type="float">
            <text:p>38122</text:p>
          </table:table-cell>
          <table:table-cell office:value-type="float" office:value="3761" calcext:value-type="float">
            <text:p>3761</text:p>
          </table:table-cell>
          <table:table-cell table:formula="of:=[.D98]/[.B98]" office:value-type="percentage" office:value="0.0913388392525559" calcext:value-type="percentage">
            <text:p>9.13%</text:p>
          </table:table-cell>
          <table:table-cell table:formula="of:=1-[.F98]" office:value-type="percentage" office:value="0.908661160747444" calcext:value-type="percentage">
            <text:p>90.87%</text:p>
          </table:table-cell>
          <table:table-cell table:formula="of:=(([.D98]-[.E98])*8+[.E98]*11)/(([.B98]-[.D98])*3+([.D98]-[.E98])*8+[.E98]*11)" office:value-type="percentage" office:value="0.217509628610729" calcext:value-type="percentage">
            <text:p>21.75%</text:p>
          </table:table-cell>
          <table:table-cell table:formula="of:=(([.B98]-[.D98])*3)/(([.B98]-[.D98])*3+([.D98]-[.E98])*8+[.E98]*11)" office:value-type="percentage" office:value="0.782490371389271" calcext:value-type="percentage">
            <text:p>78.25%</text:p>
          </table:table-cell>
          <table:table-cell office:value-type="float" office:value="5043588824" calcext:value-type="float">
            <text:p>5043588824</text:p>
          </table:table-cell>
          <table:table-cell table:formula="of:=[.J98]/[.B98]" office:value-type="float" office:value="12084.2439759541" calcext:value-type="float">
            <text:p>12084.2439759541</text:p>
          </table:table-cell>
          <table:table-cell table:formula="of:=[.J98]/[.D98]" office:value-type="float" office:value="132301.264991344" calcext:value-type="float">
            <text:p>132301.264991344</text:p>
          </table:table-cell>
          <table:table-cell table:formula="of:=[.J98]/([.B98]-[.D98])" office:value-type="float" office:value="13298.955097865" calcext:value-type="float">
            <text:p>13298.9550978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v 2008</text:p>
          </table:table-cell>
          <table:table-cell office:value-type="float" office:value="408863" calcext:value-type="float">
            <text:p>408863</text:p>
          </table:table-cell>
          <table:table-cell office:value-type="float" office:value="8629" calcext:value-type="float">
            <text:p>8629</text:p>
          </table:table-cell>
          <table:table-cell office:value-type="float" office:value="38597" calcext:value-type="float">
            <text:p>38597</text:p>
          </table:table-cell>
          <table:table-cell office:value-type="float" office:value="3765" calcext:value-type="float">
            <text:p>3765</text:p>
          </table:table-cell>
          <table:table-cell table:formula="of:=[.D99]/[.B99]" office:value-type="percentage" office:value="0.0944008139645798" calcext:value-type="percentage">
            <text:p>9.44%</text:p>
          </table:table-cell>
          <table:table-cell table:formula="of:=1-[.F99]" office:value-type="percentage" office:value="0.90559918603542" calcext:value-type="percentage">
            <text:p>90.56%</text:p>
          </table:table-cell>
          <table:table-cell table:formula="of:=(([.D99]-[.E99])*8+[.E99]*11)/(([.B99]-[.D99])*3+([.D99]-[.E99])*8+[.E99]*11)" office:value-type="percentage" office:value="0.22368993947035" calcext:value-type="percentage">
            <text:p>22.37%</text:p>
          </table:table-cell>
          <table:table-cell table:formula="of:=(([.B99]-[.D99])*3)/(([.B99]-[.D99])*3+([.D99]-[.E99])*8+[.E99]*11)" office:value-type="percentage" office:value="0.77631006052965" calcext:value-type="percentage">
            <text:p>77.63%</text:p>
          </table:table-cell>
          <table:table-cell office:value-type="float" office:value="5415832055" calcext:value-type="float">
            <text:p>5415832055</text:p>
          </table:table-cell>
          <table:table-cell table:formula="of:=[.J99]/[.B99]" office:value-type="float" office:value="13246.0801173009" calcext:value-type="float">
            <text:p>13246.0801173009</text:p>
          </table:table-cell>
          <table:table-cell table:formula="of:=[.J99]/[.D99]" office:value-type="float" office:value="140317.435422442" calcext:value-type="float">
            <text:p>140317.435422442</text:p>
          </table:table-cell>
          <table:table-cell table:formula="of:=[.J99]/([.B99]-[.D99])" office:value-type="float" office:value="14626.8684000151" calcext:value-type="float">
            <text:p>14626.86840001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ct 2008</text:p>
          </table:table-cell>
          <table:table-cell office:value-type="float" office:value="400234" calcext:value-type="float">
            <text:p>400234</text:p>
          </table:table-cell>
          <table:table-cell office:value-type="float" office:value="9349" calcext:value-type="float">
            <text:p>9349</text:p>
          </table:table-cell>
          <table:table-cell office:value-type="float" office:value="40055" calcext:value-type="float">
            <text:p>40055</text:p>
          </table:table-cell>
          <table:table-cell office:value-type="float" office:value="4002" calcext:value-type="float">
            <text:p>4002</text:p>
          </table:table-cell>
          <table:table-cell table:formula="of:=[.D100]/[.B100]" office:value-type="percentage" office:value="0.10007895381202" calcext:value-type="percentage">
            <text:p>10.01%</text:p>
          </table:table-cell>
          <table:table-cell table:formula="of:=1-[.F100]" office:value-type="percentage" office:value="0.89992104618798" calcext:value-type="percentage">
            <text:p>89.99%</text:p>
          </table:table-cell>
          <table:table-cell table:formula="of:=(([.D100]-[.E100])*8+[.E100]*11)/(([.B100]-[.D100])*3+([.D100]-[.E100])*8+[.E100]*11)" office:value-type="percentage" office:value="0.235279546887684" calcext:value-type="percentage">
            <text:p>23.53%</text:p>
          </table:table-cell>
          <table:table-cell table:formula="of:=(([.B100]-[.D100])*3)/(([.B100]-[.D100])*3+([.D100]-[.E100])*8+[.E100]*11)" office:value-type="percentage" office:value="0.764720453112316" calcext:value-type="percentage">
            <text:p>76.47%</text:p>
          </table:table-cell>
          <table:table-cell office:value-type="float" office:value="5669431390" calcext:value-type="float">
            <text:p>5669431390</text:p>
          </table:table-cell>
          <table:table-cell table:formula="of:=[.J100]/[.B100]" office:value-type="float" office:value="14165.2917793091" calcext:value-type="float">
            <text:p>14165.2917793091</text:p>
          </table:table-cell>
          <table:table-cell table:formula="of:=[.J100]/[.D100]" office:value-type="float" office:value="141541.165647235" calcext:value-type="float">
            <text:p>141541.165647235</text:p>
          </table:table-cell>
          <table:table-cell table:formula="of:=[.J100]/([.B100]-[.D100])" office:value-type="float" office:value="15740.5939546725" calcext:value-type="float">
            <text:p>15740.59395467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p 2008</text:p>
          </table:table-cell>
          <table:table-cell office:value-type="float" office:value="390885" calcext:value-type="float">
            <text:p>390885</text:p>
          </table:table-cell>
          <table:table-cell office:value-type="float" office:value="8580" calcext:value-type="float">
            <text:p>8580</text:p>
          </table:table-cell>
          <table:table-cell office:value-type="float" office:value="38622" calcext:value-type="float">
            <text:p>38622</text:p>
          </table:table-cell>
          <table:table-cell office:value-type="float" office:value="3835" calcext:value-type="float">
            <text:p>3835</text:p>
          </table:table-cell>
          <table:table-cell table:formula="of:=[.D101]/[.B101]" office:value-type="percentage" office:value="0.0988065543574197" calcext:value-type="percentage">
            <text:p>9.88%</text:p>
          </table:table-cell>
          <table:table-cell table:formula="of:=1-[.F101]" office:value-type="percentage" office:value="0.90119344564258" calcext:value-type="percentage">
            <text:p>90.12%</text:p>
          </table:table-cell>
          <table:table-cell table:formula="of:=(([.D101]-[.E101])*8+[.E101]*11)/(([.B101]-[.D101])*3+([.D101]-[.E101])*8+[.E101]*11)" office:value-type="percentage" office:value="0.232692936025616" calcext:value-type="percentage">
            <text:p>23.27%</text:p>
          </table:table-cell>
          <table:table-cell table:formula="of:=(([.B101]-[.D101])*3)/(([.B101]-[.D101])*3+([.D101]-[.E101])*8+[.E101]*11)" office:value-type="percentage" office:value="0.767307063974384" calcext:value-type="percentage">
            <text:p>76.73%</text:p>
          </table:table-cell>
          <table:table-cell office:value-type="float" office:value="5479533823" calcext:value-type="float">
            <text:p>5479533823</text:p>
          </table:table-cell>
          <table:table-cell table:formula="of:=[.J101]/[.B101]" office:value-type="float" office:value="14018.2760223595" calcext:value-type="float">
            <text:p>14018.2760223595</text:p>
          </table:table-cell>
          <table:table-cell table:formula="of:=[.J101]/[.D101]" office:value-type="float" office:value="141875.972839314" calcext:value-type="float">
            <text:p>141875.972839314</text:p>
          </table:table-cell>
          <table:table-cell table:formula="of:=[.J101]/([.B101]-[.D101])" office:value-type="float" office:value="15555.2352163015" calcext:value-type="float">
            <text:p>15555.23521630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g 2008</text:p>
          </table:table-cell>
          <table:table-cell office:value-type="float" office:value="382305" calcext:value-type="float">
            <text:p>382305</text:p>
          </table:table-cell>
          <table:table-cell office:value-type="float" office:value="9100" calcext:value-type="float">
            <text:p>9100</text:p>
          </table:table-cell>
          <table:table-cell office:value-type="float" office:value="39876" calcext:value-type="float">
            <text:p>39876</text:p>
          </table:table-cell>
          <table:table-cell office:value-type="float" office:value="4067" calcext:value-type="float">
            <text:p>4067</text:p>
          </table:table-cell>
          <table:table-cell table:formula="of:=[.D102]/[.B102]" office:value-type="percentage" office:value="0.104304155059442" calcext:value-type="percentage">
            <text:p>10.43%</text:p>
          </table:table-cell>
          <table:table-cell table:formula="of:=1-[.F102]" office:value-type="percentage" office:value="0.895695844940558" calcext:value-type="percentage">
            <text:p>89.57%</text:p>
          </table:table-cell>
          <table:table-cell table:formula="of:=(([.D102]-[.E102])*8+[.E102]*11)/(([.B102]-[.D102])*3+([.D102]-[.E102])*8+[.E102]*11)" office:value-type="percentage" office:value="0.243805649777401" calcext:value-type="percentage">
            <text:p>24.38%</text:p>
          </table:table-cell>
          <table:table-cell table:formula="of:=(([.B102]-[.D102])*3)/(([.B102]-[.D102])*3+([.D102]-[.E102])*8+[.E102]*11)" office:value-type="percentage" office:value="0.756194350222599" calcext:value-type="percentage">
            <text:p>75.62%</text:p>
          </table:table-cell>
          <table:table-cell office:value-type="float" office:value="4974344046" calcext:value-type="float">
            <text:p>4974344046</text:p>
          </table:table-cell>
          <table:table-cell table:formula="of:=[.J102]/[.B102]" office:value-type="float" office:value="13011.4543257347" calcext:value-type="float">
            <text:p>13011.4543257347</text:p>
          </table:table-cell>
          <table:table-cell table:formula="of:=[.J102]/[.D102]" office:value-type="float" office:value="124745.31161601" calcext:value-type="float">
            <text:p>124745.31161601</text:p>
          </table:table-cell>
          <table:table-cell table:formula="of:=[.J102]/([.B102]-[.D102])" office:value-type="float" office:value="14526.6436137126" calcext:value-type="float">
            <text:p>14526.64361371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ul 2008</text:p>
          </table:table-cell>
          <table:table-cell office:value-type="float" office:value="373205" calcext:value-type="float">
            <text:p>373205</text:p>
          </table:table-cell>
          <table:table-cell office:value-type="float" office:value="9434" calcext:value-type="float">
            <text:p>9434</text:p>
          </table:table-cell>
          <table:table-cell office:value-type="float" office:value="40488" calcext:value-type="float">
            <text:p>40488</text:p>
          </table:table-cell>
          <table:table-cell office:value-type="float" office:value="4085" calcext:value-type="float">
            <text:p>4085</text:p>
          </table:table-cell>
          <table:table-cell table:formula="of:=[.D103]/[.B103]" office:value-type="percentage" office:value="0.108487292506799" calcext:value-type="percentage">
            <text:p>10.85%</text:p>
          </table:table-cell>
          <table:table-cell table:formula="of:=1-[.F103]" office:value-type="percentage" office:value="0.891512707493201" calcext:value-type="percentage">
            <text:p>89.15%</text:p>
          </table:table-cell>
          <table:table-cell table:formula="of:=(([.D103]-[.E103])*8+[.E103]*11)/(([.B103]-[.D103])*3+([.D103]-[.E103])*8+[.E103]*11)" office:value-type="percentage" office:value="0.251934707826517" calcext:value-type="percentage">
            <text:p>25.19%</text:p>
          </table:table-cell>
          <table:table-cell table:formula="of:=(([.B103]-[.D103])*3)/(([.B103]-[.D103])*3+([.D103]-[.E103])*8+[.E103]*11)" office:value-type="percentage" office:value="0.748065292173483" calcext:value-type="percentage">
            <text:p>74.81%</text:p>
          </table:table-cell>
          <table:table-cell office:value-type="float" office:value="5135131814" calcext:value-type="float">
            <text:p>5135131814</text:p>
          </table:table-cell>
          <table:table-cell table:formula="of:=[.J103]/[.B103]" office:value-type="float" office:value="13759.5472032797" calcext:value-type="float">
            <text:p>13759.5472032797</text:p>
          </table:table-cell>
          <table:table-cell table:formula="of:=[.J103]/[.D103]" office:value-type="float" office:value="126830.957666469" calcext:value-type="float">
            <text:p>126830.957666469</text:p>
          </table:table-cell>
          <table:table-cell table:formula="of:=[.J103]/([.B103]-[.D103])" office:value-type="float" office:value="15433.9327837171" calcext:value-type="float">
            <text:p>15433.93278371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un 2008</text:p>
          </table:table-cell>
          <table:table-cell office:value-type="float" office:value="363771" calcext:value-type="float">
            <text:p>363771</text:p>
          </table:table-cell>
          <table:table-cell office:value-type="float" office:value="9383" calcext:value-type="float">
            <text:p>9383</text:p>
          </table:table-cell>
          <table:table-cell office:value-type="float" office:value="39915" calcext:value-type="float">
            <text:p>39915</text:p>
          </table:table-cell>
          <table:table-cell office:value-type="float" office:value="3957" calcext:value-type="float">
            <text:p>3957</text:p>
          </table:table-cell>
          <table:table-cell table:formula="of:=[.D104]/[.B104]" office:value-type="percentage" office:value="0.109725624087682" calcext:value-type="percentage">
            <text:p>10.97%</text:p>
          </table:table-cell>
          <table:table-cell table:formula="of:=1-[.F104]" office:value-type="percentage" office:value="0.890274375912319" calcext:value-type="percentage">
            <text:p>89.03%</text:p>
          </table:table-cell>
          <table:table-cell table:formula="of:=(([.D104]-[.E104])*8+[.E104]*11)/(([.B104]-[.D104])*3+([.D104]-[.E104])*8+[.E104]*11)" office:value-type="percentage" office:value="0.25422276875462" calcext:value-type="percentage">
            <text:p>25.42%</text:p>
          </table:table-cell>
          <table:table-cell table:formula="of:=(([.B104]-[.D104])*3)/(([.B104]-[.D104])*3+([.D104]-[.E104])*8+[.E104]*11)" office:value-type="percentage" office:value="0.74577723124538" calcext:value-type="percentage">
            <text:p>74.58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ay 2008</text:p>
          </table:table-cell>
          <table:table-cell office:value-type="float" office:value="354388" calcext:value-type="float">
            <text:p>354388</text:p>
          </table:table-cell>
          <table:table-cell office:value-type="float" office:value="10175" calcext:value-type="float">
            <text:p>10175</text:p>
          </table:table-cell>
          <table:table-cell office:value-type="float" office:value="42858" calcext:value-type="float">
            <text:p>42858</text:p>
          </table:table-cell>
          <table:table-cell office:value-type="float" office:value="4150" calcext:value-type="float">
            <text:p>4150</text:p>
          </table:table-cell>
          <table:table-cell table:formula="of:=[.D105]/[.B105]" office:value-type="percentage" office:value="0.120935246114428" calcext:value-type="percentage">
            <text:p>12.09%</text:p>
          </table:table-cell>
          <table:table-cell table:formula="of:=1-[.F105]" office:value-type="percentage" office:value="0.879064753885572" calcext:value-type="percentage">
            <text:p>87.91%</text:p>
          </table:table-cell>
          <table:table-cell table:formula="of:=(([.D105]-[.E105])*8+[.E105]*11)/(([.B105]-[.D105])*3+([.D105]-[.E105])*8+[.E105]*11)" office:value-type="percentage" office:value="0.275457708480631" calcext:value-type="percentage">
            <text:p>27.55%</text:p>
          </table:table-cell>
          <table:table-cell table:formula="of:=(([.B105]-[.D105])*3)/(([.B105]-[.D105])*3+([.D105]-[.E105])*8+[.E105]*11)" office:value-type="percentage" office:value="0.724542291519369" calcext:value-type="percentage">
            <text:p>72.45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Apr 2008</text:p>
          </table:table-cell>
          <table:table-cell office:value-type="float" office:value="344213" calcext:value-type="float">
            <text:p>344213</text:p>
          </table:table-cell>
          <table:table-cell office:value-type="float" office:value="10414" calcext:value-type="float">
            <text:p>10414</text:p>
          </table:table-cell>
          <table:table-cell office:value-type="float" office:value="43745" calcext:value-type="float">
            <text:p>43745</text:p>
          </table:table-cell>
          <table:table-cell office:value-type="float" office:value="4189" calcext:value-type="float">
            <text:p>4189</text:p>
          </table:table-cell>
          <table:table-cell table:formula="of:=[.D106]/[.B106]" office:value-type="percentage" office:value="0.127087007172884" calcext:value-type="percentage">
            <text:p>12.71%</text:p>
          </table:table-cell>
          <table:table-cell table:formula="of:=1-[.F106]" office:value-type="percentage" office:value="0.872912992827116" calcext:value-type="percentage">
            <text:p>87.29%</text:p>
          </table:table-cell>
          <table:table-cell table:formula="of:=(([.D106]-[.E106])*8+[.E106]*11)/(([.B106]-[.D106])*3+([.D106]-[.E106])*8+[.E106]*11)" office:value-type="percentage" office:value="0.286824992820019" calcext:value-type="percentage">
            <text:p>28.68%</text:p>
          </table:table-cell>
          <table:table-cell table:formula="of:=(([.B106]-[.D106])*3)/(([.B106]-[.D106])*3+([.D106]-[.E106])*8+[.E106]*11)" office:value-type="percentage" office:value="0.71317500717998" calcext:value-type="percentage">
            <text:p>71.32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ar 2008</text:p>
          </table:table-cell>
          <table:table-cell office:value-type="float" office:value="333799" calcext:value-type="float">
            <text:p>333799</text:p>
          </table:table-cell>
          <table:table-cell office:value-type="float" office:value="10775" calcext:value-type="float">
            <text:p>10775</text:p>
          </table:table-cell>
          <table:table-cell office:value-type="float" office:value="44692" calcext:value-type="float">
            <text:p>44692</text:p>
          </table:table-cell>
          <table:table-cell office:value-type="float" office:value="4420" calcext:value-type="float">
            <text:p>4420</text:p>
          </table:table-cell>
          <table:table-cell table:formula="of:=[.D107]/[.B107]" office:value-type="percentage" office:value="0.133888957126894" calcext:value-type="percentage">
            <text:p>13.39%</text:p>
          </table:table-cell>
          <table:table-cell table:formula="of:=1-[.F107]" office:value-type="percentage" office:value="0.866111042873106" calcext:value-type="percentage">
            <text:p>86.61%</text:p>
          </table:table-cell>
          <table:table-cell table:formula="of:=(([.D107]-[.E107])*8+[.E107]*11)/(([.B107]-[.D107])*3+([.D107]-[.E107])*8+[.E107]*11)" office:value-type="percentage" office:value="0.299483812919134" calcext:value-type="percentage">
            <text:p>29.95%</text:p>
          </table:table-cell>
          <table:table-cell table:formula="of:=(([.B107]-[.D107])*3)/(([.B107]-[.D107])*3+([.D107]-[.E107])*8+[.E107]*11)" office:value-type="percentage" office:value="0.700516187080866" calcext:value-type="percentage">
            <text:p>70.05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eb 2008</text:p>
          </table:table-cell>
          <table:table-cell office:value-type="float" office:value="323024" calcext:value-type="float">
            <text:p>323024</text:p>
          </table:table-cell>
          <table:table-cell office:value-type="float" office:value="10147" calcext:value-type="float">
            <text:p>10147</text:p>
          </table:table-cell>
          <table:table-cell office:value-type="float" office:value="42439" calcext:value-type="float">
            <text:p>42439</text:p>
          </table:table-cell>
          <table:table-cell office:value-type="float" office:value="4083" calcext:value-type="float">
            <text:p>4083</text:p>
          </table:table-cell>
          <table:table-cell table:formula="of:=[.D108]/[.B108]" office:value-type="percentage" office:value="0.131380330873248" calcext:value-type="percentage">
            <text:p>13.14%</text:p>
          </table:table-cell>
          <table:table-cell table:formula="of:=1-[.F108]" office:value-type="percentage" office:value="0.868619669126752" calcext:value-type="percentage">
            <text:p>86.86%</text:p>
          </table:table-cell>
          <table:table-cell table:formula="of:=(([.D108]-[.E108])*8+[.E108]*11)/(([.B108]-[.D108])*3+([.D108]-[.E108])*8+[.E108]*11)" office:value-type="percentage" office:value="0.294726673123779" calcext:value-type="percentage">
            <text:p>29.47%</text:p>
          </table:table-cell>
          <table:table-cell table:formula="of:=(([.B108]-[.D108])*3)/(([.B108]-[.D108])*3+([.D108]-[.E108])*8+[.E108]*11)" office:value-type="percentage" office:value="0.705273326876221" calcext:value-type="percentage">
            <text:p>70.53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Jan 2008</text:p>
          </table:table-cell>
          <table:table-cell office:value-type="float" office:value="312877" calcext:value-type="float">
            <text:p>312877</text:p>
          </table:table-cell>
          <table:table-cell office:value-type="float" office:value="9981" calcext:value-type="float">
            <text:p>9981</text:p>
          </table:table-cell>
          <table:table-cell office:value-type="float" office:value="42637" calcext:value-type="float">
            <text:p>42637</text:p>
          </table:table-cell>
          <table:table-cell office:value-type="float" office:value="4264" calcext:value-type="float">
            <text:p>4264</text:p>
          </table:table-cell>
          <table:table-cell table:formula="of:=[.D109]/[.B109]" office:value-type="percentage" office:value="0.136273999047549" calcext:value-type="percentage">
            <text:p>13.63%</text:p>
          </table:table-cell>
          <table:table-cell table:formula="of:=1-[.F109]" office:value-type="percentage" office:value="0.863726000952451" calcext:value-type="percentage">
            <text:p>86.37%</text:p>
          </table:table-cell>
          <table:table-cell table:formula="of:=(([.D109]-[.E109])*8+[.E109]*11)/(([.B109]-[.D109])*3+([.D109]-[.E109])*8+[.E109]*11)" office:value-type="percentage" office:value="0.303868769577403" calcext:value-type="percentage">
            <text:p>30.39%</text:p>
          </table:table-cell>
          <table:table-cell table:formula="of:=(([.B109]-[.D109])*3)/(([.B109]-[.D109])*3+([.D109]-[.E109])*8+[.E109]*11)" office:value-type="percentage" office:value="0.696131230422597" calcext:value-type="percentage">
            <text:p>69.61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Dec 2007</text:p>
          </table:table-cell>
          <table:table-cell office:value-type="float" office:value="302896" calcext:value-type="float">
            <text:p>302896</text:p>
          </table:table-cell>
          <table:table-cell office:value-type="float" office:value="8998" calcext:value-type="float">
            <text:p>8998</text:p>
          </table:table-cell>
          <table:table-cell office:value-type="float" office:value="39394" calcext:value-type="float">
            <text:p>39394</text:p>
          </table:table-cell>
          <table:table-cell office:value-type="float" office:value="3905" calcext:value-type="float">
            <text:p>3905</text:p>
          </table:table-cell>
          <table:table-cell table:formula="of:=[.D110]/[.B110]" office:value-type="percentage" office:value="0.130057841635413" calcext:value-type="percentage">
            <text:p>13.01%</text:p>
          </table:table-cell>
          <table:table-cell table:formula="of:=1-[.F110]" office:value-type="percentage" office:value="0.869942158364587" calcext:value-type="percentage">
            <text:p>86.99%</text:p>
          </table:table-cell>
          <table:table-cell table:formula="of:=(([.D110]-[.E110])*8+[.E110]*11)/(([.B110]-[.D110])*3+([.D110]-[.E110])*8+[.E110]*11)" office:value-type="percentage" office:value="0.292531679215446" calcext:value-type="percentage">
            <text:p>29.25%</text:p>
          </table:table-cell>
          <table:table-cell table:formula="of:=(([.B110]-[.D110])*3)/(([.B110]-[.D110])*3+([.D110]-[.E110])*8+[.E110]*11)" office:value-type="percentage" office:value="0.707468320784554" calcext:value-type="percentage">
            <text:p>70.75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Nov 2007</text:p>
          </table:table-cell>
          <table:table-cell office:value-type="float" office:value="293898" calcext:value-type="float">
            <text:p>293898</text:p>
          </table:table-cell>
          <table:table-cell office:value-type="float" office:value="9771" calcext:value-type="float">
            <text:p>9771</text:p>
          </table:table-cell>
          <table:table-cell office:value-type="float" office:value="41807" calcext:value-type="float">
            <text:p>41807</text:p>
          </table:table-cell>
          <table:table-cell office:value-type="float" office:value="4029" calcext:value-type="float">
            <text:p>4029</text:p>
          </table:table-cell>
          <table:table-cell table:formula="of:=[.D111]/[.B111]" office:value-type="percentage" office:value="0.14225003232414" calcext:value-type="percentage">
            <text:p>14.23%</text:p>
          </table:table-cell>
          <table:table-cell table:formula="of:=1-[.F111]" office:value-type="percentage" office:value="0.85774996767586" calcext:value-type="percentage">
            <text:p>85.77%</text:p>
          </table:table-cell>
          <table:table-cell table:formula="of:=(([.D111]-[.E111])*8+[.E111]*11)/(([.B111]-[.D111])*3+([.D111]-[.E111])*8+[.E111]*11)" office:value-type="percentage" office:value="0.314234650204567" calcext:value-type="percentage">
            <text:p>31.42%</text:p>
          </table:table-cell>
          <table:table-cell table:formula="of:=(([.B111]-[.D111])*3)/(([.B111]-[.D111])*3+([.D111]-[.E111])*8+[.E111]*11)" office:value-type="percentage" office:value="0.685765349795433" calcext:value-type="percentage">
            <text:p>68.58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Oct 2007</text:p>
          </table:table-cell>
          <table:table-cell office:value-type="float" office:value="284127" calcext:value-type="float">
            <text:p>284127</text:p>
          </table:table-cell>
          <table:table-cell office:value-type="float" office:value="10679" calcext:value-type="float">
            <text:p>10679</text:p>
          </table:table-cell>
          <table:table-cell office:value-type="float" office:value="44196" calcext:value-type="float">
            <text:p>44196</text:p>
          </table:table-cell>
          <table:table-cell office:value-type="float" office:value="4188" calcext:value-type="float">
            <text:p>4188</text:p>
          </table:table-cell>
          <table:table-cell table:formula="of:=[.D112]/[.B112]" office:value-type="percentage" office:value="0.155550158907812" calcext:value-type="percentage">
            <text:p>15.56%</text:p>
          </table:table-cell>
          <table:table-cell table:formula="of:=1-[.F112]" office:value-type="percentage" office:value="0.844449841092188" calcext:value-type="percentage">
            <text:p>84.44%</text:p>
          </table:table-cell>
          <table:table-cell table:formula="of:=(([.D112]-[.E112])*8+[.E112]*11)/(([.B112]-[.D112])*3+([.D112]-[.E112])*8+[.E112]*11)" office:value-type="percentage" office:value="0.33716140617446" calcext:value-type="percentage">
            <text:p>33.72%</text:p>
          </table:table-cell>
          <table:table-cell table:formula="of:=(([.B112]-[.D112])*3)/(([.B112]-[.D112])*3+([.D112]-[.E112])*8+[.E112]*11)" office:value-type="percentage" office:value="0.66283859382554" calcext:value-type="percentage">
            <text:p>66.28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ep 2007</text:p>
          </table:table-cell>
          <table:table-cell office:value-type="float" office:value="273448" calcext:value-type="float">
            <text:p>273448</text:p>
          </table:table-cell>
          <table:table-cell office:value-type="float" office:value="10048" calcext:value-type="float">
            <text:p>10048</text:p>
          </table:table-cell>
          <table:table-cell office:value-type="float" office:value="42299" calcext:value-type="float">
            <text:p>42299</text:p>
          </table:table-cell>
          <table:table-cell office:value-type="float" office:value="4125" calcext:value-type="float">
            <text:p>4125</text:p>
          </table:table-cell>
          <table:table-cell table:formula="of:=[.D113]/[.B113]" office:value-type="percentage" office:value="0.15468754571253" calcext:value-type="percentage">
            <text:p>15.47%</text:p>
          </table:table-cell>
          <table:table-cell table:formula="of:=1-[.F113]" office:value-type="percentage" office:value="0.84531245428747" calcext:value-type="percentage">
            <text:p>84.53%</text:p>
          </table:table-cell>
          <table:table-cell table:formula="of:=(([.D113]-[.E113])*8+[.E113]*11)/(([.B113]-[.D113])*3+([.D113]-[.E113])*8+[.E113]*11)" office:value-type="percentage" office:value="0.335914860363872" calcext:value-type="percentage">
            <text:p>33.59%</text:p>
          </table:table-cell>
          <table:table-cell table:formula="of:=(([.B113]-[.D113])*3)/(([.B113]-[.D113])*3+([.D113]-[.E113])*8+[.E113]*11)" office:value-type="percentage" office:value="0.664085139636128" calcext:value-type="percentage">
            <text:p>66.41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Aug 2007</text:p>
          </table:table-cell>
          <table:table-cell office:value-type="float" office:value="263400" calcext:value-type="float">
            <text:p>263400</text:p>
          </table:table-cell>
          <table:table-cell office:value-type="float" office:value="10364" calcext:value-type="float">
            <text:p>10364</text:p>
          </table:table-cell>
          <table:table-cell office:value-type="float" office:value="43278" calcext:value-type="float">
            <text:p>43278</text:p>
          </table:table-cell>
          <table:table-cell office:value-type="float" office:value="4294" calcext:value-type="float">
            <text:p>4294</text:p>
          </table:table-cell>
          <table:table-cell table:formula="of:=[.D114]/[.B114]" office:value-type="percentage" office:value="0.164305239179954" calcext:value-type="percentage">
            <text:p>16.43%</text:p>
          </table:table-cell>
          <table:table-cell table:formula="of:=1-[.F114]" office:value-type="percentage" office:value="0.835694760820046" calcext:value-type="percentage">
            <text:p>83.57%</text:p>
          </table:table-cell>
          <table:table-cell table:formula="of:=(([.D114]-[.E114])*8+[.E114]*11)/(([.B114]-[.D114])*3+([.D114]-[.E114])*8+[.E114]*11)" office:value-type="percentage" office:value="0.35224704552945" calcext:value-type="percentage">
            <text:p>35.22%</text:p>
          </table:table-cell>
          <table:table-cell table:formula="of:=(([.B114]-[.D114])*3)/(([.B114]-[.D114])*3+([.D114]-[.E114])*8+[.E114]*11)" office:value-type="percentage" office:value="0.647752954470549" calcext:value-type="percentage">
            <text:p>64.78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Jul 2007</text:p>
          </table:table-cell>
          <table:table-cell office:value-type="float" office:value="253036" calcext:value-type="float">
            <text:p>253036</text:p>
          </table:table-cell>
          <table:table-cell office:value-type="float" office:value="11024" calcext:value-type="float">
            <text:p>11024</text:p>
          </table:table-cell>
          <table:table-cell office:value-type="float" office:value="44650" calcext:value-type="float">
            <text:p>44650</text:p>
          </table:table-cell>
          <table:table-cell office:value-type="float" office:value="4364" calcext:value-type="float">
            <text:p>4364</text:p>
          </table:table-cell>
          <table:table-cell table:formula="of:=[.D115]/[.B115]" office:value-type="percentage" office:value="0.176457104917877" calcext:value-type="percentage">
            <text:p>17.65%</text:p>
          </table:table-cell>
          <table:table-cell table:formula="of:=1-[.F115]" office:value-type="percentage" office:value="0.823542895082123" calcext:value-type="percentage">
            <text:p>82.35%</text:p>
          </table:table-cell>
          <table:table-cell table:formula="of:=(([.D115]-[.E115])*8+[.E115]*11)/(([.B115]-[.D115])*3+([.D115]-[.E115])*8+[.E115]*11)" office:value-type="percentage" office:value="0.371984529609724" calcext:value-type="percentage">
            <text:p>37.20%</text:p>
          </table:table-cell>
          <table:table-cell table:formula="of:=(([.B115]-[.D115])*3)/(([.B115]-[.D115])*3+([.D115]-[.E115])*8+[.E115]*11)" office:value-type="percentage" office:value="0.628015470390276" calcext:value-type="percentage">
            <text:p>62.80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Jun 2007</text:p>
          </table:table-cell>
          <table:table-cell office:value-type="float" office:value="242012" calcext:value-type="float">
            <text:p>242012</text:p>
          </table:table-cell>
          <table:table-cell office:value-type="float" office:value="10565" calcext:value-type="float">
            <text:p>10565</text:p>
          </table:table-cell>
          <table:table-cell office:value-type="float" office:value="43674" calcext:value-type="float">
            <text:p>43674</text:p>
          </table:table-cell>
          <table:table-cell office:value-type="float" office:value="4318" calcext:value-type="float">
            <text:p>4318</text:p>
          </table:table-cell>
          <table:table-cell table:formula="of:=[.D116]/[.B116]" office:value-type="percentage" office:value="0.180462125844999" calcext:value-type="percentage">
            <text:p>18.05%</text:p>
          </table:table-cell>
          <table:table-cell table:formula="of:=1-[.F116]" office:value-type="percentage" office:value="0.819537874155001" calcext:value-type="percentage">
            <text:p>81.95%</text:p>
          </table:table-cell>
          <table:table-cell table:formula="of:=(([.D116]-[.E116])*8+[.E116]*11)/(([.B116]-[.D116])*3+([.D116]-[.E116])*8+[.E116]*11)" office:value-type="percentage" office:value="0.378484582602156" calcext:value-type="percentage">
            <text:p>37.85%</text:p>
          </table:table-cell>
          <table:table-cell table:formula="of:=(([.B116]-[.D116])*3)/(([.B116]-[.D116])*3+([.D116]-[.E116])*8+[.E116]*11)" office:value-type="percentage" office:value="0.621515417397844" calcext:value-type="percentage">
            <text:p>62.15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ay 2007</text:p>
          </table:table-cell>
          <table:table-cell office:value-type="float" office:value="231447" calcext:value-type="float">
            <text:p>231447</text:p>
          </table:table-cell>
          <table:table-cell office:value-type="float" office:value="12369" calcext:value-type="float">
            <text:p>12369</text:p>
          </table:table-cell>
          <table:table-cell office:value-type="float" office:value="48885" calcext:value-type="float">
            <text:p>48885</text:p>
          </table:table-cell>
          <table:table-cell office:value-type="float" office:value="4716" calcext:value-type="float">
            <text:p>4716</text:p>
          </table:table-cell>
          <table:table-cell table:formula="of:=[.D117]/[.B117]" office:value-type="percentage" office:value="0.211214662536131" calcext:value-type="percentage">
            <text:p>21.12%</text:p>
          </table:table-cell>
          <table:table-cell table:formula="of:=1-[.F117]" office:value-type="percentage" office:value="0.788785337463869" calcext:value-type="percentage">
            <text:p>78.88%</text:p>
          </table:table-cell>
          <table:table-cell table:formula="of:=(([.D117]-[.E117])*8+[.E117]*11)/(([.B117]-[.D117])*3+([.D117]-[.E117])*8+[.E117]*11)" office:value-type="percentage" office:value="0.425251386798809" calcext:value-type="percentage">
            <text:p>42.53%</text:p>
          </table:table-cell>
          <table:table-cell table:formula="of:=(([.B117]-[.D117])*3)/(([.B117]-[.D117])*3+([.D117]-[.E117])*8+[.E117]*11)" office:value-type="percentage" office:value="0.574748613201191" calcext:value-type="percentage">
            <text:p>57.47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Apr 2007</text:p>
          </table:table-cell>
          <table:table-cell office:value-type="float" office:value="219078" calcext:value-type="float">
            <text:p>219078</text:p>
          </table:table-cell>
          <table:table-cell office:value-type="float" office:value="12988" calcext:value-type="float">
            <text:p>12988</text:p>
          </table:table-cell>
          <table:table-cell office:value-type="float" office:value="49827" calcext:value-type="float">
            <text:p>49827</text:p>
          </table:table-cell>
          <table:table-cell office:value-type="float" office:value="4733" calcext:value-type="float">
            <text:p>4733</text:p>
          </table:table-cell>
          <table:table-cell table:formula="of:=[.D118]/[.B118]" office:value-type="percentage" office:value="0.227439542080903" calcext:value-type="percentage">
            <text:p>22.74%</text:p>
          </table:table-cell>
          <table:table-cell table:formula="of:=1-[.F118]" office:value-type="percentage" office:value="0.772560457919097" calcext:value-type="percentage">
            <text:p>77.26%</text:p>
          </table:table-cell>
          <table:table-cell table:formula="of:=(([.D118]-[.E118])*8+[.E118]*11)/(([.B118]-[.D118])*3+([.D118]-[.E118])*8+[.E118]*11)" office:value-type="percentage" office:value="0.448435096592539" calcext:value-type="percentage">
            <text:p>44.84%</text:p>
          </table:table-cell>
          <table:table-cell table:formula="of:=(([.B118]-[.D118])*3)/(([.B118]-[.D118])*3+([.D118]-[.E118])*8+[.E118]*11)" office:value-type="percentage" office:value="0.551564903407461" calcext:value-type="percentage">
            <text:p>55.16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ar 2007</text:p>
          </table:table-cell>
          <table:table-cell office:value-type="float" office:value="206090" calcext:value-type="float">
            <text:p>206090</text:p>
          </table:table-cell>
          <table:table-cell office:value-type="float" office:value="13752" calcext:value-type="float">
            <text:p>13752</text:p>
          </table:table-cell>
          <table:table-cell office:value-type="float" office:value="50866" calcext:value-type="float">
            <text:p>50866</text:p>
          </table:table-cell>
          <table:table-cell office:value-type="float" office:value="4761" calcext:value-type="float">
            <text:p>4761</text:p>
          </table:table-cell>
          <table:table-cell table:formula="of:=[.D119]/[.B119]" office:value-type="percentage" office:value="0.246814498520064" calcext:value-type="percentage">
            <text:p>24.68%</text:p>
          </table:table-cell>
          <table:table-cell table:formula="of:=1-[.F119]" office:value-type="percentage" office:value="0.753185501479936" calcext:value-type="percentage">
            <text:p>75.32%</text:p>
          </table:table-cell>
          <table:table-cell table:formula="of:=(([.D119]-[.E119])*8+[.E119]*11)/(([.B119]-[.D119])*3+([.D119]-[.E119])*8+[.E119]*11)" office:value-type="percentage" office:value="0.474934123215802" calcext:value-type="percentage">
            <text:p>47.49%</text:p>
          </table:table-cell>
          <table:table-cell table:formula="of:=(([.B119]-[.D119])*3)/(([.B119]-[.D119])*3+([.D119]-[.E119])*8+[.E119]*11)" office:value-type="percentage" office:value="0.525065876784198" calcext:value-type="percentage">
            <text:p>52.51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eb 2007</text:p>
          </table:table-cell>
          <table:table-cell office:value-type="float" office:value="192338" calcext:value-type="float">
            <text:p>192338</text:p>
          </table:table-cell>
          <table:table-cell office:value-type="float" office:value="12851" calcext:value-type="float">
            <text:p>12851</text:p>
          </table:table-cell>
          <table:table-cell office:value-type="float" office:value="47849" calcext:value-type="float">
            <text:p>47849</text:p>
          </table:table-cell>
          <table:table-cell office:value-type="float" office:value="4500" calcext:value-type="float">
            <text:p>4500</text:p>
          </table:table-cell>
          <table:table-cell table:formula="of:=[.D120]/[.B120]" office:value-type="percentage" office:value="0.248775592966548" calcext:value-type="percentage">
            <text:p>24.88%</text:p>
          </table:table-cell>
          <table:table-cell table:formula="of:=1-[.F120]" office:value-type="percentage" office:value="0.751224407033452" calcext:value-type="percentage">
            <text:p>75.12%</text:p>
          </table:table-cell>
          <table:table-cell table:formula="of:=(([.D120]-[.E120])*8+[.E120]*11)/(([.B120]-[.D120])*3+([.D120]-[.E120])*8+[.E120]*11)" office:value-type="percentage" office:value="0.47759891727598" calcext:value-type="percentage">
            <text:p>47.76%</text:p>
          </table:table-cell>
          <table:table-cell table:formula="of:=(([.B120]-[.D120])*3)/(([.B120]-[.D120])*3+([.D120]-[.E120])*8+[.E120]*11)" office:value-type="percentage" office:value="0.52240108272402" calcext:value-type="percentage">
            <text:p>52.24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Jan 2007</text:p>
          </table:table-cell>
          <table:table-cell office:value-type="float" office:value="179487" calcext:value-type="float">
            <text:p>179487</text:p>
          </table:table-cell>
          <table:table-cell office:value-type="float" office:value="12953" calcext:value-type="float">
            <text:p>12953</text:p>
          </table:table-cell>
          <table:table-cell office:value-type="float" office:value="48105" calcext:value-type="float">
            <text:p>48105</text:p>
          </table:table-cell>
          <table:table-cell office:value-type="float" office:value="4680" calcext:value-type="float">
            <text:p>4680</text:p>
          </table:table-cell>
          <table:table-cell table:formula="of:=[.D121]/[.B121]" office:value-type="percentage" office:value="0.268013839442411" calcext:value-type="percentage">
            <text:p>26.80%</text:p>
          </table:table-cell>
          <table:table-cell table:formula="of:=1-[.F121]" office:value-type="percentage" office:value="0.731986160557589" calcext:value-type="percentage">
            <text:p>73.20%</text:p>
          </table:table-cell>
          <table:table-cell table:formula="of:=(([.D121]-[.E121])*8+[.E121]*11)/(([.B121]-[.D121])*3+([.D121]-[.E121])*8+[.E121]*11)" office:value-type="percentage" office:value="0.502984769730122" calcext:value-type="percentage">
            <text:p>50.30%</text:p>
          </table:table-cell>
          <table:table-cell table:formula="of:=(([.B121]-[.D121])*3)/(([.B121]-[.D121])*3+([.D121]-[.E121])*8+[.E121]*11)" office:value-type="percentage" office:value="0.497015230269878" calcext:value-type="percentage">
            <text:p>49.70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Dec 2006</text:p>
          </table:table-cell>
          <table:table-cell office:value-type="float" office:value="166534" calcext:value-type="float">
            <text:p>166534</text:p>
          </table:table-cell>
          <table:table-cell office:value-type="float" office:value="11558" calcext:value-type="float">
            <text:p>11558</text:p>
          </table:table-cell>
          <table:table-cell office:value-type="float" office:value="43979" calcext:value-type="float">
            <text:p>43979</text:p>
          </table:table-cell>
          <table:table-cell office:value-type="float" office:value="4264" calcext:value-type="float">
            <text:p>4264</text:p>
          </table:table-cell>
          <table:table-cell table:formula="of:=[.D122]/[.B122]" office:value-type="percentage" office:value="0.264084211031981" calcext:value-type="percentage">
            <text:p>26.41%</text:p>
          </table:table-cell>
          <table:table-cell table:formula="of:=1-[.F122]" office:value-type="percentage" office:value="0.735915788968019" calcext:value-type="percentage">
            <text:p>73.59%</text:p>
          </table:table-cell>
          <table:table-cell table:formula="of:=(([.D122]-[.E122])*8+[.E122]*11)/(([.B122]-[.D122])*3+([.D122]-[.E122])*8+[.E122]*11)" office:value-type="percentage" office:value="0.497923633975111" calcext:value-type="percentage">
            <text:p>49.79%</text:p>
          </table:table-cell>
          <table:table-cell table:formula="of:=(([.B122]-[.D122])*3)/(([.B122]-[.D122])*3+([.D122]-[.E122])*8+[.E122]*11)" office:value-type="percentage" office:value="0.502076366024889" calcext:value-type="percentage">
            <text:p>50.21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Nov 2006</text:p>
          </table:table-cell>
          <table:table-cell office:value-type="float" office:value="154976" calcext:value-type="float">
            <text:p>154976</text:p>
          </table:table-cell>
          <table:table-cell office:value-type="float" office:value="11520" calcext:value-type="float">
            <text:p>11520</text:p>
          </table:table-cell>
          <table:table-cell office:value-type="float" office:value="43362" calcext:value-type="float">
            <text:p>43362</text:p>
          </table:table-cell>
          <table:table-cell office:value-type="float" office:value="4133" calcext:value-type="float">
            <text:p>4133</text:p>
          </table:table-cell>
          <table:table-cell table:formula="of:=[.D123]/[.B123]" office:value-type="percentage" office:value="0.279798162296097" calcext:value-type="percentage">
            <text:p>27.98%</text:p>
          </table:table-cell>
          <table:table-cell table:formula="of:=1-[.F123]" office:value-type="percentage" office:value="0.720201837703903" calcext:value-type="percentage">
            <text:p>72.02%</text:p>
          </table:table-cell>
          <table:table-cell table:formula="of:=(([.D123]-[.E123])*8+[.E123]*11)/(([.B123]-[.D123])*3+([.D123]-[.E123])*8+[.E123]*11)" office:value-type="percentage" office:value="0.517613958051509" calcext:value-type="percentage">
            <text:p>51.76%</text:p>
          </table:table-cell>
          <table:table-cell table:formula="of:=(([.B123]-[.D123])*3)/(([.B123]-[.D123])*3+([.D123]-[.E123])*8+[.E123]*11)" office:value-type="percentage" office:value="0.482386041948491" calcext:value-type="percentage">
            <text:p>48.24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Oct 2006</text:p>
          </table:table-cell>
          <table:table-cell office:value-type="float" office:value="143456" calcext:value-type="float">
            <text:p>143456</text:p>
          </table:table-cell>
          <table:table-cell office:value-type="float" office:value="10933" calcext:value-type="float">
            <text:p>10933</text:p>
          </table:table-cell>
          <table:table-cell office:value-type="float" office:value="40725" calcext:value-type="float">
            <text:p>40725</text:p>
          </table:table-cell>
          <table:table-cell office:value-type="float" office:value="4045" calcext:value-type="float">
            <text:p>4045</text:p>
          </table:table-cell>
          <table:table-cell table:formula="of:=[.D124]/[.B124]" office:value-type="percentage" office:value="0.283884954271693" calcext:value-type="percentage">
            <text:p>28.39%</text:p>
          </table:table-cell>
          <table:table-cell table:formula="of:=1-[.F124]" office:value-type="percentage" office:value="0.716115045728307" calcext:value-type="percentage">
            <text:p>71.61%</text:p>
          </table:table-cell>
          <table:table-cell table:formula="of:=(([.D124]-[.E124])*8+[.E124]*11)/(([.B124]-[.D124])*3+([.D124]-[.E124])*8+[.E124]*11)" office:value-type="percentage" office:value="0.523015563479682" calcext:value-type="percentage">
            <text:p>52.30%</text:p>
          </table:table-cell>
          <table:table-cell table:formula="of:=(([.B124]-[.D124])*3)/(([.B124]-[.D124])*3+([.D124]-[.E124])*8+[.E124]*11)" office:value-type="percentage" office:value="0.476984436520318" calcext:value-type="percentage">
            <text:p>47.70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ep 2006</text:p>
          </table:table-cell>
          <table:table-cell office:value-type="float" office:value="132523" calcext:value-type="float">
            <text:p>132523</text:p>
          </table:table-cell>
          <table:table-cell office:value-type="float" office:value="10303" calcext:value-type="float">
            <text:p>10303</text:p>
          </table:table-cell>
          <table:table-cell office:value-type="float" office:value="38834" calcext:value-type="float">
            <text:p>38834</text:p>
          </table:table-cell>
          <table:table-cell office:value-type="float" office:value="3905" calcext:value-type="float">
            <text:p>3905</text:p>
          </table:table-cell>
          <table:table-cell table:formula="of:=[.D125]/[.B125]" office:value-type="percentage" office:value="0.293035925839288" calcext:value-type="percentage">
            <text:p>29.30%</text:p>
          </table:table-cell>
          <table:table-cell table:formula="of:=1-[.F125]" office:value-type="percentage" office:value="0.706964074160712" calcext:value-type="percentage">
            <text:p>70.70%</text:p>
          </table:table-cell>
          <table:table-cell table:formula="of:=(([.D125]-[.E125])*8+[.E125]*11)/(([.B125]-[.D125])*3+([.D125]-[.E125])*8+[.E125]*11)" office:value-type="percentage" office:value="0.534236246673317" calcext:value-type="percentage">
            <text:p>53.42%</text:p>
          </table:table-cell>
          <table:table-cell table:formula="of:=(([.B125]-[.D125])*3)/(([.B125]-[.D125])*3+([.D125]-[.E125])*8+[.E125]*11)" office:value-type="percentage" office:value="0.465763753326683" calcext:value-type="percentage">
            <text:p>46.58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Aug 2006</text:p>
          </table:table-cell>
          <table:table-cell office:value-type="float" office:value="122220" calcext:value-type="float">
            <text:p>122220</text:p>
          </table:table-cell>
          <table:table-cell office:value-type="float" office:value="11445" calcext:value-type="float">
            <text:p>11445</text:p>
          </table:table-cell>
          <table:table-cell office:value-type="float" office:value="40029" calcext:value-type="float">
            <text:p>40029</text:p>
          </table:table-cell>
          <table:table-cell office:value-type="float" office:value="4186" calcext:value-type="float">
            <text:p>4186</text:p>
          </table:table-cell>
          <table:table-cell table:formula="of:=[.D126]/[.B126]" office:value-type="percentage" office:value="0.327515954835542" calcext:value-type="percentage">
            <text:p>32.75%</text:p>
          </table:table-cell>
          <table:table-cell table:formula="of:=1-[.F126]" office:value-type="percentage" office:value="0.672484045164458" calcext:value-type="percentage">
            <text:p>67.25%</text:p>
          </table:table-cell>
          <table:table-cell table:formula="of:=(([.D126]-[.E126])*8+[.E126]*11)/(([.B126]-[.D126])*3+([.D126]-[.E126])*8+[.E126]*11)" office:value-type="percentage" office:value="0.574406719103567" calcext:value-type="percentage">
            <text:p>57.44%</text:p>
          </table:table-cell>
          <table:table-cell table:formula="of:=(([.B126]-[.D126])*3)/(([.B126]-[.D126])*3+([.D126]-[.E126])*8+[.E126]*11)" office:value-type="percentage" office:value="0.425593280896433" calcext:value-type="percentage">
            <text:p>42.56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Jul 2006</text:p>
          </table:table-cell>
          <table:table-cell office:value-type="float" office:value="110775" calcext:value-type="float">
            <text:p>110775</text:p>
          </table:table-cell>
          <table:table-cell office:value-type="float" office:value="10393" calcext:value-type="float">
            <text:p>10393</text:p>
          </table:table-cell>
          <table:table-cell office:value-type="float" office:value="36259" calcext:value-type="float">
            <text:p>36259</text:p>
          </table:table-cell>
          <table:table-cell office:value-type="float" office:value="3963" calcext:value-type="float">
            <text:p>3963</text:p>
          </table:table-cell>
          <table:table-cell table:formula="of:=[.D127]/[.B127]" office:value-type="percentage" office:value="0.327321146468066" calcext:value-type="percentage">
            <text:p>32.73%</text:p>
          </table:table-cell>
          <table:table-cell table:formula="of:=1-[.F127]" office:value-type="percentage" office:value="0.672678853531934" calcext:value-type="percentage">
            <text:p>67.27%</text:p>
          </table:table-cell>
          <table:table-cell table:formula="of:=(([.D127]-[.E127])*8+[.E127]*11)/(([.B127]-[.D127])*3+([.D127]-[.E127])*8+[.E127]*11)" office:value-type="percentage" office:value="0.574606714632861" calcext:value-type="percentage">
            <text:p>57.46%</text:p>
          </table:table-cell>
          <table:table-cell table:formula="of:=(([.B127]-[.D127])*3)/(([.B127]-[.D127])*3+([.D127]-[.E127])*8+[.E127]*11)" office:value-type="percentage" office:value="0.425393285367139" calcext:value-type="percentage">
            <text:p>42.54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Jun 2006</text:p>
          </table:table-cell>
          <table:table-cell office:value-type="float" office:value="100382" calcext:value-type="float">
            <text:p>100382</text:p>
          </table:table-cell>
          <table:table-cell office:value-type="float" office:value="9634" calcext:value-type="float">
            <text:p>9634</text:p>
          </table:table-cell>
          <table:table-cell office:value-type="float" office:value="34112" calcext:value-type="float">
            <text:p>34112</text:p>
          </table:table-cell>
          <table:table-cell office:value-type="float" office:value="3774" calcext:value-type="float">
            <text:p>3774</text:p>
          </table:table-cell>
          <table:table-cell table:formula="of:=[.D128]/[.B128]" office:value-type="percentage" office:value="0.339821880416808" calcext:value-type="percentage">
            <text:p>33.98%</text:p>
          </table:table-cell>
          <table:table-cell table:formula="of:=1-[.F128]" office:value-type="percentage" office:value="0.660178119583192" calcext:value-type="percentage">
            <text:p>66.02%</text:p>
          </table:table-cell>
          <table:table-cell table:formula="of:=(([.D128]-[.E128])*8+[.E128]*11)/(([.B128]-[.D128])*3+([.D128]-[.E128])*8+[.E128]*11)" office:value-type="percentage" office:value="0.588408953518223" calcext:value-type="percentage">
            <text:p>58.84%</text:p>
          </table:table-cell>
          <table:table-cell table:formula="of:=(([.B128]-[.D128])*3)/(([.B128]-[.D128])*3+([.D128]-[.E128])*8+[.E128]*11)" office:value-type="percentage" office:value="0.411591046481777" calcext:value-type="percentage">
            <text:p>41.16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ay 2006</text:p>
          </table:table-cell>
          <table:table-cell office:value-type="float" office:value="90748" calcext:value-type="float">
            <text:p>90748</text:p>
          </table:table-cell>
          <table:table-cell office:value-type="float" office:value="9228" calcext:value-type="float">
            <text:p>9228</text:p>
          </table:table-cell>
          <table:table-cell office:value-type="float" office:value="32753" calcext:value-type="float">
            <text:p>32753</text:p>
          </table:table-cell>
          <table:table-cell office:value-type="float" office:value="3648" calcext:value-type="float">
            <text:p>3648</text:p>
          </table:table-cell>
          <table:table-cell table:formula="of:=[.D129]/[.B129]" office:value-type="percentage" office:value="0.360922554767047" calcext:value-type="percentage">
            <text:p>36.09%</text:p>
          </table:table-cell>
          <table:table-cell table:formula="of:=1-[.F129]" office:value-type="percentage" office:value="0.639077445232953" calcext:value-type="percentage">
            <text:p>63.91%</text:p>
          </table:table-cell>
          <table:table-cell table:formula="of:=(([.D129]-[.E129])*8+[.E129]*11)/(([.B129]-[.D129])*3+([.D129]-[.E129])*8+[.E129]*11)" office:value-type="percentage" office:value="0.610730882218041" calcext:value-type="percentage">
            <text:p>61.07%</text:p>
          </table:table-cell>
          <table:table-cell table:formula="of:=(([.B129]-[.D129])*3)/(([.B129]-[.D129])*3+([.D129]-[.E129])*8+[.E129]*11)" office:value-type="percentage" office:value="0.389269117781959" calcext:value-type="percentage">
            <text:p>38.93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Apr 2006</text:p>
          </table:table-cell>
          <table:table-cell office:value-type="float" office:value="81520" calcext:value-type="float">
            <text:p>81520</text:p>
          </table:table-cell>
          <table:table-cell office:value-type="float" office:value="8348" calcext:value-type="float">
            <text:p>8348</text:p>
          </table:table-cell>
          <table:table-cell office:value-type="float" office:value="29606" calcext:value-type="float">
            <text:p>29606</text:p>
          </table:table-cell>
          <table:table-cell office:value-type="float" office:value="3240" calcext:value-type="float">
            <text:p>3240</text:p>
          </table:table-cell>
          <table:table-cell table:formula="of:=[.D130]/[.B130]" office:value-type="percentage" office:value="0.363174681059863" calcext:value-type="percentage">
            <text:p>36.32%</text:p>
          </table:table-cell>
          <table:table-cell table:formula="of:=1-[.F130]" office:value-type="percentage" office:value="0.636825318940137" calcext:value-type="percentage">
            <text:p>63.68%</text:p>
          </table:table-cell>
          <table:table-cell table:formula="of:=(([.D130]-[.E130])*8+[.E130]*11)/(([.B130]-[.D130])*3+([.D130]-[.E130])*8+[.E130]*11)" office:value-type="percentage" office:value="0.612880614451542" calcext:value-type="percentage">
            <text:p>61.29%</text:p>
          </table:table-cell>
          <table:table-cell table:formula="of:=(([.B130]-[.D130])*3)/(([.B130]-[.D130])*3+([.D130]-[.E130])*8+[.E130]*11)" office:value-type="percentage" office:value="0.387119385548458" calcext:value-type="percentage">
            <text:p>38.71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ar 2006</text:p>
          </table:table-cell>
          <table:table-cell office:value-type="float" office:value="73172" calcext:value-type="float">
            <text:p>73172</text:p>
          </table:table-cell>
          <table:table-cell office:value-type="float" office:value="8118" calcext:value-type="float">
            <text:p>8118</text:p>
          </table:table-cell>
          <table:table-cell office:value-type="float" office:value="28621" calcext:value-type="float">
            <text:p>28621</text:p>
          </table:table-cell>
          <table:table-cell office:value-type="float" office:value="3242" calcext:value-type="float">
            <text:p>3242</text:p>
          </table:table-cell>
          <table:table-cell table:formula="of:=[.D131]/[.B131]" office:value-type="percentage" office:value="0.391146886787296" calcext:value-type="percentage">
            <text:p>39.11%</text:p>
          </table:table-cell>
          <table:table-cell table:formula="of:=1-[.F131]" office:value-type="percentage" office:value="0.608853113212704" calcext:value-type="percentage">
            <text:p>60.89%</text:p>
          </table:table-cell>
          <table:table-cell table:formula="of:=(([.D131]-[.E131])*8+[.E131]*11)/(([.B131]-[.D131])*3+([.D131]-[.E131])*8+[.E131]*11)" office:value-type="percentage" office:value="0.641052566557539" calcext:value-type="percentage">
            <text:p>64.11%</text:p>
          </table:table-cell>
          <table:table-cell table:formula="of:=(([.B131]-[.D131])*3)/(([.B131]-[.D131])*3+([.D131]-[.E131])*8+[.E131]*11)" office:value-type="percentage" office:value="0.358947433442461" calcext:value-type="percentage">
            <text:p>35.89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eb 2006</text:p>
          </table:table-cell>
          <table:table-cell office:value-type="float" office:value="65054" calcext:value-type="float">
            <text:p>65054</text:p>
          </table:table-cell>
          <table:table-cell office:value-type="float" office:value="7167" calcext:value-type="float">
            <text:p>7167</text:p>
          </table:table-cell>
          <table:table-cell office:value-type="float" office:value="24914" calcext:value-type="float">
            <text:p>24914</text:p>
          </table:table-cell>
          <table:table-cell office:value-type="float" office:value="2923" calcext:value-type="float">
            <text:p>2923</text:p>
          </table:table-cell>
          <table:table-cell table:formula="of:=[.D132]/[.B132]" office:value-type="percentage" office:value="0.38297414455683" calcext:value-type="percentage">
            <text:p>38.30%</text:p>
          </table:table-cell>
          <table:table-cell table:formula="of:=1-[.F132]" office:value-type="percentage" office:value="0.61702585544317" calcext:value-type="percentage">
            <text:p>61.70%</text:p>
          </table:table-cell>
          <table:table-cell table:formula="of:=(([.D132]-[.E132])*8+[.E132]*11)/(([.B132]-[.D132])*3+([.D132]-[.E132])*8+[.E132]*11)" office:value-type="percentage" office:value="0.633425773437524" calcext:value-type="percentage">
            <text:p>63.34%</text:p>
          </table:table-cell>
          <table:table-cell table:formula="of:=(([.B132]-[.D132])*3)/(([.B132]-[.D132])*3+([.D132]-[.E132])*8+[.E132]*11)" office:value-type="percentage" office:value="0.366574226562476" calcext:value-type="percentage">
            <text:p>36.66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Jan 2006</text:p>
          </table:table-cell>
          <table:table-cell office:value-type="float" office:value="57887" calcext:value-type="float">
            <text:p>57887</text:p>
          </table:table-cell>
          <table:table-cell office:value-type="float" office:value="7129" calcext:value-type="float">
            <text:p>7129</text:p>
          </table:table-cell>
          <table:table-cell office:value-type="float" office:value="23720" calcext:value-type="float">
            <text:p>23720</text:p>
          </table:table-cell>
          <table:table-cell office:value-type="float" office:value="3040" calcext:value-type="float">
            <text:p>3040</text:p>
          </table:table-cell>
          <table:table-cell table:formula="of:=[.D133]/[.B133]" office:value-type="percentage" office:value="0.409763850259989" calcext:value-type="percentage">
            <text:p>40.98%</text:p>
          </table:table-cell>
          <table:table-cell table:formula="of:=1-[.F133]" office:value-type="percentage" office:value="0.590236149740011" calcext:value-type="percentage">
            <text:p>59.02%</text:p>
          </table:table-cell>
          <table:table-cell table:formula="of:=(([.D133]-[.E133])*8+[.E133]*11)/(([.B133]-[.D133])*3+([.D133]-[.E133])*8+[.E133]*11)" office:value-type="percentage" office:value="0.659895613857542" calcext:value-type="percentage">
            <text:p>65.99%</text:p>
          </table:table-cell>
          <table:table-cell table:formula="of:=(([.B133]-[.D133])*3)/(([.B133]-[.D133])*3+([.D133]-[.E133])*8+[.E133]*11)" office:value-type="percentage" office:value="0.340104386142458" calcext:value-type="percentage">
            <text:p>34.01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Dec 2005</text:p>
          </table:table-cell>
          <table:table-cell office:value-type="float" office:value="50758" calcext:value-type="float">
            <text:p>50758</text:p>
          </table:table-cell>
          <table:table-cell office:value-type="float" office:value="6683" calcext:value-type="float">
            <text:p>6683</text:p>
          </table:table-cell>
          <table:table-cell office:value-type="float" office:value="21109" calcext:value-type="float">
            <text:p>21109</text:p>
          </table:table-cell>
          <table:table-cell office:value-type="float" office:value="2707" calcext:value-type="float">
            <text:p>2707</text:p>
          </table:table-cell>
          <table:table-cell table:formula="of:=[.D134]/[.B134]" office:value-type="percentage" office:value="0.415875329997242" calcext:value-type="percentage">
            <text:p>41.59%</text:p>
          </table:table-cell>
          <table:table-cell table:formula="of:=1-[.F134]" office:value-type="percentage" office:value="0.584124670002758" calcext:value-type="percentage">
            <text:p>58.41%</text:p>
          </table:table-cell>
          <table:table-cell table:formula="of:=(([.D134]-[.E134])*8+[.E134]*11)/(([.B134]-[.D134])*3+([.D134]-[.E134])*8+[.E134]*11)" office:value-type="percentage" office:value="0.665537339249455" calcext:value-type="percentage">
            <text:p>66.55%</text:p>
          </table:table-cell>
          <table:table-cell table:formula="of:=(([.B134]-[.D134])*3)/(([.B134]-[.D134])*3+([.D134]-[.E134])*8+[.E134]*11)" office:value-type="percentage" office:value="0.334462660750545" calcext:value-type="percentage">
            <text:p>33.45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Nov 2005</text:p>
          </table:table-cell>
          <table:table-cell office:value-type="float" office:value="44075" calcext:value-type="float">
            <text:p>44075</text:p>
          </table:table-cell>
          <table:table-cell office:value-type="float" office:value="3531" calcext:value-type="float">
            <text:p>3531</text:p>
          </table:table-cell>
          <table:table-cell office:value-type="float" office:value="14170" calcext:value-type="float">
            <text:p>14170</text:p>
          </table:table-cell>
          <table:table-cell office:value-type="float" office:value="1872" calcext:value-type="float">
            <text:p>1872</text:p>
          </table:table-cell>
          <table:table-cell table:formula="of:=[.D135]/[.B135]" office:value-type="percentage" office:value="0.321497447532615" calcext:value-type="percentage">
            <text:p>32.15%</text:p>
          </table:table-cell>
          <table:table-cell table:formula="of:=1-[.F135]" office:value-type="percentage" office:value="0.678502552467385" calcext:value-type="percentage">
            <text:p>67.85%</text:p>
          </table:table-cell>
          <table:table-cell table:formula="of:=(([.D135]-[.E135])*8+[.E135]*11)/(([.B135]-[.D135])*3+([.D135]-[.E135])*8+[.E135]*11)" office:value-type="percentage" office:value="0.570106041947185" calcext:value-type="percentage">
            <text:p>57.01%</text:p>
          </table:table-cell>
          <table:table-cell table:formula="of:=(([.B135]-[.D135])*3)/(([.B135]-[.D135])*3+([.D135]-[.E135])*8+[.E135]*11)" office:value-type="percentage" office:value="0.429893958052815" calcext:value-type="percentage">
            <text:p>42.99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Oct 2005</text:p>
          </table:table-cell>
          <table:table-cell office:value-type="float" office:value="40544" calcext:value-type="float">
            <text:p>40544</text:p>
          </table:table-cell>
          <table:table-cell office:value-type="float" office:value="3674" calcext:value-type="float">
            <text:p>3674</text:p>
          </table:table-cell>
          <table:table-cell office:value-type="float" office:value="13981" calcext:value-type="float">
            <text:p>13981</text:p>
          </table:table-cell>
          <table:table-cell office:value-type="float" office:value="1808" calcext:value-type="float">
            <text:p>1808</text:p>
          </table:table-cell>
          <table:table-cell table:formula="of:=[.D136]/[.B136]" office:value-type="percentage" office:value="0.344835240726125" calcext:value-type="percentage">
            <text:p>34.48%</text:p>
          </table:table-cell>
          <table:table-cell table:formula="of:=1-[.F136]" office:value-type="percentage" office:value="0.655164759273875" calcext:value-type="percentage">
            <text:p>65.52%</text:p>
          </table:table-cell>
          <table:table-cell table:formula="of:=(([.D136]-[.E136])*8+[.E136]*11)/(([.B136]-[.D136])*3+([.D136]-[.E136])*8+[.E136]*11)" office:value-type="percentage" office:value="0.595407212595387" calcext:value-type="percentage">
            <text:p>59.54%</text:p>
          </table:table-cell>
          <table:table-cell table:formula="of:=(([.B136]-[.D136])*3)/(([.B136]-[.D136])*3+([.D136]-[.E136])*8+[.E136]*11)" office:value-type="percentage" office:value="0.404592787404613" calcext:value-type="percentage">
            <text:p>40.46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ep 2005</text:p>
          </table:table-cell>
          <table:table-cell office:value-type="float" office:value="36870" calcext:value-type="float">
            <text:p>36870</text:p>
          </table:table-cell>
          <table:table-cell office:value-type="float" office:value="2971" calcext:value-type="float">
            <text:p>2971</text:p>
          </table:table-cell>
          <table:table-cell office:value-type="float" office:value="12178" calcext:value-type="float">
            <text:p>12178</text:p>
          </table:table-cell>
          <table:table-cell office:value-type="float" office:value="1595" calcext:value-type="float">
            <text:p>1595</text:p>
          </table:table-cell>
          <table:table-cell table:formula="of:=[.D137]/[.B137]" office:value-type="percentage" office:value="0.330295633306211" calcext:value-type="percentage">
            <text:p>33.03%</text:p>
          </table:table-cell>
          <table:table-cell table:formula="of:=1-[.F137]" office:value-type="percentage" office:value="0.669704366693789" calcext:value-type="percentage">
            <text:p>66.97%</text:p>
          </table:table-cell>
          <table:table-cell table:formula="of:=(([.D137]-[.E137])*8+[.E137]*11)/(([.B137]-[.D137])*3+([.D137]-[.E137])*8+[.E137]*11)" office:value-type="percentage" office:value="0.579794083444422" calcext:value-type="percentage">
            <text:p>57.98%</text:p>
          </table:table-cell>
          <table:table-cell table:formula="of:=(([.B137]-[.D137])*3)/(([.B137]-[.D137])*3+([.D137]-[.E137])*8+[.E137]*11)" office:value-type="percentage" office:value="0.420205916555578" calcext:value-type="percentage">
            <text:p>42.02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Aug 2005</text:p>
          </table:table-cell>
          <table:table-cell office:value-type="float" office:value="33899" calcext:value-type="float">
            <text:p>33899</text:p>
          </table:table-cell>
          <table:table-cell office:value-type="float" office:value="3541" calcext:value-type="float">
            <text:p>3541</text:p>
          </table:table-cell>
          <table:table-cell office:value-type="float" office:value="12927" calcext:value-type="float">
            <text:p>12927</text:p>
          </table:table-cell>
          <table:table-cell office:value-type="float" office:value="1794" calcext:value-type="float">
            <text:p>1794</text:p>
          </table:table-cell>
          <table:table-cell table:formula="of:=[.D138]/[.B138]" office:value-type="percentage" office:value="0.381338682557008" calcext:value-type="percentage">
            <text:p>38.13%</text:p>
          </table:table-cell>
          <table:table-cell table:formula="of:=1-[.F138]" office:value-type="percentage" office:value="0.618661317442992" calcext:value-type="percentage">
            <text:p>61.87%</text:p>
          </table:table-cell>
          <table:table-cell table:formula="of:=(([.D138]-[.E138])*8+[.E138]*11)/(([.B138]-[.D138])*3+([.D138]-[.E138])*8+[.E138]*11)" office:value-type="percentage" office:value="0.633600055906915" calcext:value-type="percentage">
            <text:p>63.36%</text:p>
          </table:table-cell>
          <table:table-cell table:formula="of:=(([.B138]-[.D138])*3)/(([.B138]-[.D138])*3+([.D138]-[.E138])*8+[.E138]*11)" office:value-type="percentage" office:value="0.366399944093085" calcext:value-type="percentage">
            <text:p>36.64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Jul 2005</text:p>
          </table:table-cell>
          <table:table-cell office:value-type="float" office:value="30358" calcext:value-type="float">
            <text:p>30358</text:p>
          </table:table-cell>
          <table:table-cell office:value-type="float" office:value="3303" calcext:value-type="float">
            <text:p>3303</text:p>
          </table:table-cell>
          <table:table-cell office:value-type="float" office:value="11794" calcext:value-type="float">
            <text:p>11794</text:p>
          </table:table-cell>
          <table:table-cell office:value-type="float" office:value="1660" calcext:value-type="float">
            <text:p>1660</text:p>
          </table:table-cell>
          <table:table-cell table:formula="of:=[.D139]/[.B139]" office:value-type="percentage" office:value="0.388497265959549" calcext:value-type="percentage">
            <text:p>38.85%</text:p>
          </table:table-cell>
          <table:table-cell table:formula="of:=1-[.F139]" office:value-type="percentage" office:value="0.611502734040451" calcext:value-type="percentage">
            <text:p>61.15%</text:p>
          </table:table-cell>
          <table:table-cell table:formula="of:=(([.D139]-[.E139])*8+[.E139]*11)/(([.B139]-[.D139])*3+([.D139]-[.E139])*8+[.E139]*11)" office:value-type="percentage" office:value="0.640752399628445" calcext:value-type="percentage">
            <text:p>64.08%</text:p>
          </table:table-cell>
          <table:table-cell table:formula="of:=(([.B139]-[.D139])*3)/(([.B139]-[.D139])*3+([.D139]-[.E139])*8+[.E139]*11)" office:value-type="percentage" office:value="0.359247600371555" calcext:value-type="percentage">
            <text:p>35.92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Jun 2005</text:p>
          </table:table-cell>
          <table:table-cell office:value-type="float" office:value="27055" calcext:value-type="float">
            <text:p>27055</text:p>
          </table:table-cell>
          <table:table-cell office:value-type="float" office:value="2660" calcext:value-type="float">
            <text:p>2660</text:p>
          </table:table-cell>
          <table:table-cell office:value-type="float" office:value="9642" calcext:value-type="float">
            <text:p>9642</text:p>
          </table:table-cell>
          <table:table-cell office:value-type="float" office:value="1414" calcext:value-type="float">
            <text:p>1414</text:p>
          </table:table-cell>
          <table:table-cell table:formula="of:=[.D140]/[.B140]" office:value-type="percentage" office:value="0.356385141378673" calcext:value-type="percentage">
            <text:p>35.64%</text:p>
          </table:table-cell>
          <table:table-cell table:formula="of:=1-[.F140]" office:value-type="percentage" office:value="0.643614858621327" calcext:value-type="percentage">
            <text:p>64.36%</text:p>
          </table:table-cell>
          <table:table-cell table:formula="of:=(([.D140]-[.E140])*8+[.E140]*11)/(([.B140]-[.D140])*3+([.D140]-[.E140])*8+[.E140]*11)" office:value-type="percentage" office:value="0.609039268955298" calcext:value-type="percentage">
            <text:p>60.90%</text:p>
          </table:table-cell>
          <table:table-cell table:formula="of:=(([.B140]-[.D140])*3)/(([.B140]-[.D140])*3+([.D140]-[.E140])*8+[.E140]*11)" office:value-type="percentage" office:value="0.390960731044702" calcext:value-type="percentage">
            <text:p>39.10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ay 2005</text:p>
          </table:table-cell>
          <table:table-cell office:value-type="float" office:value="24395" calcext:value-type="float">
            <text:p>24395</text:p>
          </table:table-cell>
          <table:table-cell office:value-type="float" office:value="2424" calcext:value-type="float">
            <text:p>2424</text:p>
          </table:table-cell>
          <table:table-cell office:value-type="float" office:value="8925" calcext:value-type="float">
            <text:p>8925</text:p>
          </table:table-cell>
          <table:table-cell office:value-type="float" office:value="1260" calcext:value-type="float">
            <text:p>1260</text:p>
          </table:table-cell>
          <table:table-cell table:formula="of:=[.D141]/[.B141]" office:value-type="percentage" office:value="0.365853658536585" calcext:value-type="percentage">
            <text:p>36.59%</text:p>
          </table:table-cell>
          <table:table-cell table:formula="of:=1-[.F141]" office:value-type="percentage" office:value="0.634146341463415" calcext:value-type="percentage">
            <text:p>63.41%</text:p>
          </table:table-cell>
          <table:table-cell table:formula="of:=(([.D141]-[.E141])*8+[.E141]*11)/(([.B141]-[.D141])*3+([.D141]-[.E141])*8+[.E141]*11)" office:value-type="percentage" office:value="0.618307426597582" calcext:value-type="percentage">
            <text:p>61.83%</text:p>
          </table:table-cell>
          <table:table-cell table:formula="of:=(([.B141]-[.D141])*3)/(([.B141]-[.D141])*3+([.D141]-[.E141])*8+[.E141]*11)" office:value-type="percentage" office:value="0.381692573402418" calcext:value-type="percentage">
            <text:p>38.17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Apr 2005</text:p>
          </table:table-cell>
          <table:table-cell office:value-type="float" office:value="21971" calcext:value-type="float">
            <text:p>21971</text:p>
          </table:table-cell>
          <table:table-cell office:value-type="float" office:value="2292" calcext:value-type="float">
            <text:p>2292</text:p>
          </table:table-cell>
          <table:table-cell office:value-type="float" office:value="8204" calcext:value-type="float">
            <text:p>8204</text:p>
          </table:table-cell>
          <table:table-cell office:value-type="float" office:value="1259" calcext:value-type="float">
            <text:p>1259</text:p>
          </table:table-cell>
          <table:table-cell table:formula="of:=[.D142]/[.B142]" office:value-type="percentage" office:value="0.373401301715898" calcext:value-type="percentage">
            <text:p>37.34%</text:p>
          </table:table-cell>
          <table:table-cell table:formula="of:=1-[.F142]" office:value-type="percentage" office:value="0.626598698284102" calcext:value-type="percentage">
            <text:p>62.66%</text:p>
          </table:table-cell>
          <table:table-cell table:formula="of:=(([.D142]-[.E142])*8+[.E142]*11)/(([.B142]-[.D142])*3+([.D142]-[.E142])*8+[.E142]*11)" office:value-type="percentage" office:value="0.626944268810406" calcext:value-type="percentage">
            <text:p>62.69%</text:p>
          </table:table-cell>
          <table:table-cell table:formula="of:=(([.B142]-[.D142])*3)/(([.B142]-[.D142])*3+([.D142]-[.E142])*8+[.E142]*11)" office:value-type="percentage" office:value="0.373055731189594" calcext:value-type="percentage">
            <text:p>37.31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ar 2005</text:p>
          </table:table-cell>
          <table:table-cell office:value-type="float" office:value="19679" calcext:value-type="float">
            <text:p>19679</text:p>
          </table:table-cell>
          <table:table-cell office:value-type="float" office:value="1850" calcext:value-type="float">
            <text:p>1850</text:p>
          </table:table-cell>
          <table:table-cell office:value-type="float" office:value="6994" calcext:value-type="float">
            <text:p>6994</text:p>
          </table:table-cell>
          <table:table-cell office:value-type="float" office:value="992" calcext:value-type="float">
            <text:p>992</text:p>
          </table:table-cell>
          <table:table-cell table:formula="of:=[.D143]/[.B143]" office:value-type="percentage" office:value="0.355404238020225" calcext:value-type="percentage">
            <text:p>35.54%</text:p>
          </table:table-cell>
          <table:table-cell table:formula="of:=1-[.F143]" office:value-type="percentage" office:value="0.644595761979775" calcext:value-type="percentage">
            <text:p>64.46%</text:p>
          </table:table-cell>
          <table:table-cell table:formula="of:=(([.D143]-[.E143])*8+[.E143]*11)/(([.B143]-[.D143])*3+([.D143]-[.E143])*8+[.E143]*11)" office:value-type="percentage" office:value="0.607611643277688" calcext:value-type="percentage">
            <text:p>60.76%</text:p>
          </table:table-cell>
          <table:table-cell table:formula="of:=(([.B143]-[.D143])*3)/(([.B143]-[.D143])*3+([.D143]-[.E143])*8+[.E143]*11)" office:value-type="percentage" office:value="0.392388356722312" calcext:value-type="percentage">
            <text:p>39.24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eb 2005</text:p>
          </table:table-cell>
          <table:table-cell office:value-type="float" office:value="17829" calcext:value-type="float">
            <text:p>17829</text:p>
          </table:table-cell>
          <table:table-cell office:value-type="float" office:value="1360" calcext:value-type="float">
            <text:p>1360</text:p>
          </table:table-cell>
          <table:table-cell office:value-type="float" office:value="5594" calcext:value-type="float">
            <text:p>5594</text:p>
          </table:table-cell>
          <table:table-cell office:value-type="float" office:value="796" calcext:value-type="float">
            <text:p>796</text:p>
          </table:table-cell>
          <table:table-cell table:formula="of:=[.D144]/[.B144]" office:value-type="percentage" office:value="0.313758483369791" calcext:value-type="percentage">
            <text:p>31.38%</text:p>
          </table:table-cell>
          <table:table-cell table:formula="of:=1-[.F144]" office:value-type="percentage" office:value="0.686241516630209" calcext:value-type="percentage">
            <text:p>68.62%</text:p>
          </table:table-cell>
          <table:table-cell table:formula="of:=(([.D144]-[.E144])*8+[.E144]*11)/(([.B144]-[.D144])*3+([.D144]-[.E144])*8+[.E144]*11)" office:value-type="percentage" office:value="0.562227920567714" calcext:value-type="percentage">
            <text:p>56.22%</text:p>
          </table:table-cell>
          <table:table-cell table:formula="of:=(([.B144]-[.D144])*3)/(([.B144]-[.D144])*3+([.D144]-[.E144])*8+[.E144]*11)" office:value-type="percentage" office:value="0.437772079432286" calcext:value-type="percentage">
            <text:p>43.78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Jan 2005</text:p>
          </table:table-cell>
          <table:table-cell office:value-type="float" office:value="16469" calcext:value-type="float">
            <text:p>16469</text:p>
          </table:table-cell>
          <table:table-cell office:value-type="float" office:value="1346" calcext:value-type="float">
            <text:p>1346</text:p>
          </table:table-cell>
          <table:table-cell office:value-type="float" office:value="5635" calcext:value-type="float">
            <text:p>5635</text:p>
          </table:table-cell>
          <table:table-cell office:value-type="float" office:value="797" calcext:value-type="float">
            <text:p>797</text:p>
          </table:table-cell>
          <table:table-cell table:formula="of:=[.D145]/[.B145]" office:value-type="percentage" office:value="0.342157993806546" calcext:value-type="percentage">
            <text:p>34.22%</text:p>
          </table:table-cell>
          <table:table-cell table:formula="of:=1-[.F145]" office:value-type="percentage" office:value="0.657842006193454" calcext:value-type="percentage">
            <text:p>65.78%</text:p>
          </table:table-cell>
          <table:table-cell table:formula="of:=(([.D145]-[.E145])*8+[.E145]*11)/(([.B145]-[.D145])*3+([.D145]-[.E145])*8+[.E145]*11)" office:value-type="percentage" office:value="0.593587835894614" calcext:value-type="percentage">
            <text:p>59.36%</text:p>
          </table:table-cell>
          <table:table-cell table:formula="of:=(([.B145]-[.D145])*3)/(([.B145]-[.D145])*3+([.D145]-[.E145])*8+[.E145]*11)" office:value-type="percentage" office:value="0.406412164105386" calcext:value-type="percentage">
            <text:p>40.64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Dec 2004</text:p>
          </table:table-cell>
          <table:table-cell office:value-type="float" office:value="15123" calcext:value-type="float">
            <text:p>15123</text:p>
          </table:table-cell>
          <table:table-cell office:value-type="float" office:value="1485" calcext:value-type="float">
            <text:p>1485</text:p>
          </table:table-cell>
          <table:table-cell office:value-type="float" office:value="5706" calcext:value-type="float">
            <text:p>5706</text:p>
          </table:table-cell>
          <table:table-cell office:value-type="float" office:value="859" calcext:value-type="float">
            <text:p>859</text:p>
          </table:table-cell>
          <table:table-cell table:formula="of:=[.D146]/[.B146]" office:value-type="percentage" office:value="0.377306090061496" calcext:value-type="percentage">
            <text:p>37.73%</text:p>
          </table:table-cell>
          <table:table-cell table:formula="of:=1-[.F146]" office:value-type="percentage" office:value="0.622693909938504" calcext:value-type="percentage">
            <text:p>62.27%</text:p>
          </table:table-cell>
          <table:table-cell table:formula="of:=(([.D146]-[.E146])*8+[.E146]*11)/(([.B146]-[.D146])*3+([.D146]-[.E146])*8+[.E146]*11)" office:value-type="percentage" office:value="0.630589989016162" calcext:value-type="percentage">
            <text:p>63.06%</text:p>
          </table:table-cell>
          <table:table-cell table:formula="of:=(([.B146]-[.D146])*3)/(([.B146]-[.D146])*3+([.D146]-[.E146])*8+[.E146]*11)" office:value-type="percentage" office:value="0.369410010983838" calcext:value-type="percentage">
            <text:p>36.94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Nov 2004</text:p>
          </table:table-cell>
          <table:table-cell office:value-type="float" office:value="13638" calcext:value-type="float">
            <text:p>13638</text:p>
          </table:table-cell>
          <table:table-cell office:value-type="float" office:value="1438" calcext:value-type="float">
            <text:p>1438</text:p>
          </table:table-cell>
          <table:table-cell office:value-type="float" office:value="5213" calcext:value-type="float">
            <text:p>5213</text:p>
          </table:table-cell>
          <table:table-cell office:value-type="float" office:value="885" calcext:value-type="float">
            <text:p>885</text:p>
          </table:table-cell>
          <table:table-cell table:formula="of:=[.D147]/[.B147]" office:value-type="percentage" office:value="0.382240797770934" calcext:value-type="percentage">
            <text:p>38.22%</text:p>
          </table:table-cell>
          <table:table-cell table:formula="of:=1-[.F147]" office:value-type="percentage" office:value="0.617759202229066" calcext:value-type="percentage">
            <text:p>61.78%</text:p>
          </table:table-cell>
          <table:table-cell table:formula="of:=(([.D147]-[.E147])*8+[.E147]*11)/(([.B147]-[.D147])*3+([.D147]-[.E147])*8+[.E147]*11)" office:value-type="percentage" office:value="0.637030760835224" calcext:value-type="percentage">
            <text:p>63.70%</text:p>
          </table:table-cell>
          <table:table-cell table:formula="of:=(([.B147]-[.D147])*3)/(([.B147]-[.D147])*3+([.D147]-[.E147])*8+[.E147]*11)" office:value-type="percentage" office:value="0.362969239164776" calcext:value-type="percentage">
            <text:p>36.30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Oct 2004</text:p>
          </table:table-cell>
          <table:table-cell office:value-type="float" office:value="12200" calcext:value-type="float">
            <text:p>12200</text:p>
          </table:table-cell>
          <table:table-cell office:value-type="float" office:value="1314" calcext:value-type="float">
            <text:p>1314</text:p>
          </table:table-cell>
          <table:table-cell office:value-type="float" office:value="4654" calcext:value-type="float">
            <text:p>4654</text:p>
          </table:table-cell>
          <table:table-cell office:value-type="float" office:value="731" calcext:value-type="float">
            <text:p>731</text:p>
          </table:table-cell>
          <table:table-cell table:formula="of:=[.D148]/[.B148]" office:value-type="percentage" office:value="0.381475409836066" calcext:value-type="percentage">
            <text:p>38.15%</text:p>
          </table:table-cell>
          <table:table-cell table:formula="of:=1-[.F148]" office:value-type="percentage" office:value="0.618524590163934" calcext:value-type="percentage">
            <text:p>61.85%</text:p>
          </table:table-cell>
          <table:table-cell table:formula="of:=(([.D148]-[.E148])*8+[.E148]*11)/(([.B148]-[.D148])*3+([.D148]-[.E148])*8+[.E148]*11)" office:value-type="percentage" office:value="0.635241609332453" calcext:value-type="percentage">
            <text:p>63.52%</text:p>
          </table:table-cell>
          <table:table-cell table:formula="of:=(([.B148]-[.D148])*3)/(([.B148]-[.D148])*3+([.D148]-[.E148])*8+[.E148]*11)" office:value-type="percentage" office:value="0.364758390667547" calcext:value-type="percentage">
            <text:p>36.48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ep 2004</text:p>
          </table:table-cell>
          <table:table-cell office:value-type="float" office:value="10886" calcext:value-type="float">
            <text:p>10886</text:p>
          </table:table-cell>
          <table:table-cell office:value-type="float" office:value="1066" calcext:value-type="float">
            <text:p>1066</text:p>
          </table:table-cell>
          <table:table-cell office:value-type="float" office:value="4098" calcext:value-type="float">
            <text:p>4098</text:p>
          </table:table-cell>
          <table:table-cell office:value-type="float" office:value="717" calcext:value-type="float">
            <text:p>717</text:p>
          </table:table-cell>
          <table:table-cell table:formula="of:=[.D149]/[.B149]" office:value-type="percentage" office:value="0.376446812419621" calcext:value-type="percentage">
            <text:p>37.64%</text:p>
          </table:table-cell>
          <table:table-cell table:formula="of:=1-[.F149]" office:value-type="percentage" office:value="0.623553187580378" calcext:value-type="percentage">
            <text:p>62.36%</text:p>
          </table:table-cell>
          <table:table-cell table:formula="of:=(([.D149]-[.E149])*8+[.E149]*11)/(([.B149]-[.D149])*3+([.D149]-[.E149])*8+[.E149]*11)" office:value-type="percentage" office:value="0.631747409537243" calcext:value-type="percentage">
            <text:p>63.17%</text:p>
          </table:table-cell>
          <table:table-cell table:formula="of:=(([.B149]-[.D149])*3)/(([.B149]-[.D149])*3+([.D149]-[.E149])*8+[.E149]*11)" office:value-type="percentage" office:value="0.368252590462757" calcext:value-type="percentage">
            <text:p>36.83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Aug 2004</text:p>
          </table:table-cell>
          <table:table-cell office:value-type="float" office:value="9820" calcext:value-type="float">
            <text:p>9820</text:p>
          </table:table-cell>
          <table:table-cell office:value-type="float" office:value="991" calcext:value-type="float">
            <text:p>991</text:p>
          </table:table-cell>
          <table:table-cell office:value-type="float" office:value="3675" calcext:value-type="float">
            <text:p>3675</text:p>
          </table:table-cell>
          <table:table-cell office:value-type="float" office:value="664" calcext:value-type="float">
            <text:p>664</text:p>
          </table:table-cell>
          <table:table-cell table:formula="of:=[.D150]/[.B150]" office:value-type="percentage" office:value="0.374236252545825" calcext:value-type="percentage">
            <text:p>37.42%</text:p>
          </table:table-cell>
          <table:table-cell table:formula="of:=1-[.F150]" office:value-type="percentage" office:value="0.625763747454175" calcext:value-type="percentage">
            <text:p>62.58%</text:p>
          </table:table-cell>
          <table:table-cell table:formula="of:=(([.D150]-[.E150])*8+[.E150]*11)/(([.B150]-[.D150])*3+([.D150]-[.E150])*8+[.E150]*11)" office:value-type="percentage" office:value="0.630019868745861" calcext:value-type="percentage">
            <text:p>63.00%</text:p>
          </table:table-cell>
          <table:table-cell table:formula="of:=(([.B150]-[.D150])*3)/(([.B150]-[.D150])*3+([.D150]-[.E150])*8+[.E150]*11)" office:value-type="percentage" office:value="0.369980131254139" calcext:value-type="percentage">
            <text:p>37.00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Jul 2004</text:p>
          </table:table-cell>
          <table:table-cell office:value-type="float" office:value="8829" calcext:value-type="float">
            <text:p>8829</text:p>
          </table:table-cell>
          <table:table-cell office:value-type="float" office:value="954" calcext:value-type="float">
            <text:p>954</text:p>
          </table:table-cell>
          <table:table-cell office:value-type="float" office:value="3517" calcext:value-type="float">
            <text:p>3517</text:p>
          </table:table-cell>
          <table:table-cell office:value-type="float" office:value="582" calcext:value-type="float">
            <text:p>582</text:p>
          </table:table-cell>
          <table:table-cell table:formula="of:=[.D151]/[.B151]" office:value-type="percentage" office:value="0.398346358591007" calcext:value-type="percentage">
            <text:p>39.83%</text:p>
          </table:table-cell>
          <table:table-cell table:formula="of:=1-[.F151]" office:value-type="percentage" office:value="0.601653641408993" calcext:value-type="percentage">
            <text:p>60.17%</text:p>
          </table:table-cell>
          <table:table-cell table:formula="of:=(([.D151]-[.E151])*8+[.E151]*11)/(([.B151]-[.D151])*3+([.D151]-[.E151])*8+[.E151]*11)" office:value-type="percentage" office:value="0.652189095988476" calcext:value-type="percentage">
            <text:p>65.22%</text:p>
          </table:table-cell>
          <table:table-cell table:formula="of:=(([.B151]-[.D151])*3)/(([.B151]-[.D151])*3+([.D151]-[.E151])*8+[.E151]*11)" office:value-type="percentage" office:value="0.347810904011524" calcext:value-type="percentage">
            <text:p>34.78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Jun 2004</text:p>
          </table:table-cell>
          <table:table-cell office:value-type="float" office:value="7875" calcext:value-type="float">
            <text:p>7875</text:p>
          </table:table-cell>
          <table:table-cell office:value-type="float" office:value="792" calcext:value-type="float">
            <text:p>792</text:p>
          </table:table-cell>
          <table:table-cell office:value-type="float" office:value="2973" calcext:value-type="float">
            <text:p>2973</text:p>
          </table:table-cell>
          <table:table-cell office:value-type="float" office:value="538" calcext:value-type="float">
            <text:p>538</text:p>
          </table:table-cell>
          <table:table-cell table:formula="of:=[.D152]/[.B152]" office:value-type="percentage" office:value="0.377523809523809" calcext:value-type="percentage">
            <text:p>37.75%</text:p>
          </table:table-cell>
          <table:table-cell table:formula="of:=1-[.F152]" office:value-type="percentage" office:value="0.62247619047619" calcext:value-type="percentage">
            <text:p>62.25%</text:p>
          </table:table-cell>
          <table:table-cell table:formula="of:=(([.D152]-[.E152])*8+[.E152]*11)/(([.B152]-[.D152])*3+([.D152]-[.E152])*8+[.E152]*11)" office:value-type="percentage" office:value="0.633303411131059" calcext:value-type="percentage">
            <text:p>63.33%</text:p>
          </table:table-cell>
          <table:table-cell table:formula="of:=(([.B152]-[.D152])*3)/(([.B152]-[.D152])*3+([.D152]-[.E152])*8+[.E152]*11)" office:value-type="percentage" office:value="0.366696588868941" calcext:value-type="percentage">
            <text:p>36.67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ay 2004</text:p>
          </table:table-cell>
          <table:table-cell office:value-type="float" office:value="7083" calcext:value-type="float">
            <text:p>7083</text:p>
          </table:table-cell>
          <table:table-cell office:value-type="float" office:value="745" calcext:value-type="float">
            <text:p>745</text:p>
          </table:table-cell>
          <table:table-cell office:value-type="float" office:value="2827" calcext:value-type="float">
            <text:p>2827</text:p>
          </table:table-cell>
          <table:table-cell office:value-type="float" office:value="499" calcext:value-type="float">
            <text:p>499</text:p>
          </table:table-cell>
          <table:table-cell table:formula="of:=[.D153]/[.B153]" office:value-type="percentage" office:value="0.399124664690103" calcext:value-type="percentage">
            <text:p>39.91%</text:p>
          </table:table-cell>
          <table:table-cell table:formula="of:=1-[.F153]" office:value-type="percentage" office:value="0.600875335309897" calcext:value-type="percentage">
            <text:p>60.09%</text:p>
          </table:table-cell>
          <table:table-cell table:formula="of:=(([.D153]-[.E153])*8+[.E153]*11)/(([.B153]-[.D153])*3+([.D153]-[.E153])*8+[.E153]*11)" office:value-type="percentage" office:value="0.653805482497763" calcext:value-type="percentage">
            <text:p>65.38%</text:p>
          </table:table-cell>
          <table:table-cell table:formula="of:=(([.B153]-[.D153])*3)/(([.B153]-[.D153])*3+([.D153]-[.E153])*8+[.E153]*11)" office:value-type="percentage" office:value="0.346194517502237" calcext:value-type="percentage">
            <text:p>34.62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Apr 2004</text:p>
          </table:table-cell>
          <table:table-cell office:value-type="float" office:value="6338" calcext:value-type="float">
            <text:p>6338</text:p>
          </table:table-cell>
          <table:table-cell office:value-type="float" office:value="694" calcext:value-type="float">
            <text:p>694</text:p>
          </table:table-cell>
          <table:table-cell office:value-type="float" office:value="2615" calcext:value-type="float">
            <text:p>2615</text:p>
          </table:table-cell>
          <table:table-cell office:value-type="float" office:value="459" calcext:value-type="float">
            <text:p>459</text:p>
          </table:table-cell>
          <table:table-cell table:formula="of:=[.D154]/[.B154]" office:value-type="percentage" office:value="0.412590722625434" calcext:value-type="percentage">
            <text:p>41.26%</text:p>
          </table:table-cell>
          <table:table-cell table:formula="of:=1-[.F154]" office:value-type="percentage" office:value="0.587409277374566" calcext:value-type="percentage">
            <text:p>58.74%</text:p>
          </table:table-cell>
          <table:table-cell table:formula="of:=(([.D154]-[.E154])*8+[.E154]*11)/(([.B154]-[.D154])*3+([.D154]-[.E154])*8+[.E154]*11)" office:value-type="percentage" office:value="0.666258291997849" calcext:value-type="percentage">
            <text:p>66.63%</text:p>
          </table:table-cell>
          <table:table-cell table:formula="of:=(([.B154]-[.D154])*3)/(([.B154]-[.D154])*3+([.D154]-[.E154])*8+[.E154]*11)" office:value-type="percentage" office:value="0.333741708002151" calcext:value-type="percentage">
            <text:p>33.37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ar 2004</text:p>
          </table:table-cell>
          <table:table-cell office:value-type="float" office:value="5644" calcext:value-type="float">
            <text:p>5644</text:p>
          </table:table-cell>
          <table:table-cell office:value-type="float" office:value="855" calcext:value-type="float">
            <text:p>855</text:p>
          </table:table-cell>
          <table:table-cell office:value-type="float" office:value="2616" calcext:value-type="float">
            <text:p>2616</text:p>
          </table:table-cell>
          <table:table-cell office:value-type="float" office:value="479" calcext:value-type="float">
            <text:p>479</text:p>
          </table:table-cell>
          <table:table-cell table:formula="of:=[.D155]/[.B155]" office:value-type="percentage" office:value="0.463501063075833" calcext:value-type="percentage">
            <text:p>46.35%</text:p>
          </table:table-cell>
          <table:table-cell table:formula="of:=1-[.F155]" office:value-type="percentage" office:value="0.536498936924167" calcext:value-type="percentage">
            <text:p>53.65%</text:p>
          </table:table-cell>
          <table:table-cell table:formula="of:=(([.D155]-[.E155])*8+[.E155]*11)/(([.B155]-[.D155])*3+([.D155]-[.E155])*8+[.E155]*11)" office:value-type="percentage" office:value="0.711151387961461" calcext:value-type="percentage">
            <text:p>71.12%</text:p>
          </table:table-cell>
          <table:table-cell table:formula="of:=(([.B155]-[.D155])*3)/(([.B155]-[.D155])*3+([.D155]-[.E155])*8+[.E155]*11)" office:value-type="percentage" office:value="0.288848612038539" calcext:value-type="percentage">
            <text:p>28.88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eb 2004</text:p>
          </table:table-cell>
          <table:table-cell office:value-type="float" office:value="4789" calcext:value-type="float">
            <text:p>4789</text:p>
          </table:table-cell>
          <table:table-cell office:value-type="float" office:value="653" calcext:value-type="float">
            <text:p>653</text:p>
          </table:table-cell>
          <table:table-cell office:value-type="float" office:value="1984" calcext:value-type="float">
            <text:p>1984</text:p>
          </table:table-cell>
          <table:table-cell office:value-type="float" office:value="385" calcext:value-type="float">
            <text:p>385</text:p>
          </table:table-cell>
          <table:table-cell table:formula="of:=[.D156]/[.B156]" office:value-type="percentage" office:value="0.414282731259136" calcext:value-type="percentage">
            <text:p>41.43%</text:p>
          </table:table-cell>
          <table:table-cell table:formula="of:=1-[.F156]" office:value-type="percentage" office:value="0.585717268740865" calcext:value-type="percentage">
            <text:p>58.57%</text:p>
          </table:table-cell>
          <table:table-cell table:formula="of:=(([.D156]-[.E156])*8+[.E156]*11)/(([.B156]-[.D156])*3+([.D156]-[.E156])*8+[.E156]*11)" office:value-type="percentage" office:value="0.669247700652464" calcext:value-type="percentage">
            <text:p>66.92%</text:p>
          </table:table-cell>
          <table:table-cell table:formula="of:=(([.B156]-[.D156])*3)/(([.B156]-[.D156])*3+([.D156]-[.E156])*8+[.E156]*11)" office:value-type="percentage" office:value="0.330752299347536" calcext:value-type="percentage">
            <text:p>33.08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Jan 2004</text:p>
          </table:table-cell>
          <table:table-cell office:value-type="float" office:value="4136" calcext:value-type="float">
            <text:p>4136</text:p>
          </table:table-cell>
          <table:table-cell office:value-type="float" office:value="365" calcext:value-type="float">
            <text:p>365</text:p>
          </table:table-cell>
          <table:table-cell office:value-type="float" office:value="1437" calcext:value-type="float">
            <text:p>1437</text:p>
          </table:table-cell>
          <table:table-cell office:value-type="float" office:value="277" calcext:value-type="float">
            <text:p>277</text:p>
          </table:table-cell>
          <table:table-cell table:formula="of:=[.D157]/[.B157]" office:value-type="percentage" office:value="0.347437137330754" calcext:value-type="percentage">
            <text:p>34.74%</text:p>
          </table:table-cell>
          <table:table-cell table:formula="of:=1-[.F157]" office:value-type="percentage" office:value="0.652562862669246" calcext:value-type="percentage">
            <text:p>65.26%</text:p>
          </table:table-cell>
          <table:table-cell table:formula="of:=(([.D157]-[.E157])*8+[.E157]*11)/(([.B157]-[.D157])*3+([.D157]-[.E157])*8+[.E157]*11)" office:value-type="percentage" office:value="0.60355464159812" calcext:value-type="percentage">
            <text:p>60.36%</text:p>
          </table:table-cell>
          <table:table-cell table:formula="of:=(([.B157]-[.D157])*3)/(([.B157]-[.D157])*3+([.D157]-[.E157])*8+[.E157]*11)" office:value-type="percentage" office:value="0.39644535840188" calcext:value-type="percentage">
            <text:p>39.64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Dec 2003</text:p>
          </table:table-cell>
          <table:table-cell office:value-type="float" office:value="3771" calcext:value-type="float">
            <text:p>3771</text:p>
          </table:table-cell>
          <table:table-cell office:value-type="float" office:value="343" calcext:value-type="float">
            <text:p>343</text:p>
          </table:table-cell>
          <table:table-cell office:value-type="float" office:value="1283" calcext:value-type="float">
            <text:p>1283</text:p>
          </table:table-cell>
          <table:table-cell office:value-type="float" office:value="262" calcext:value-type="float">
            <text:p>262</text:p>
          </table:table-cell>
          <table:table-cell table:formula="of:=[.D158]/[.B158]" office:value-type="percentage" office:value="0.34022805621851" calcext:value-type="percentage">
            <text:p>34.02%</text:p>
          </table:table-cell>
          <table:table-cell table:formula="of:=1-[.F158]" office:value-type="percentage" office:value="0.65977194378149" calcext:value-type="percentage">
            <text:p>65.98%</text:p>
          </table:table-cell>
          <table:table-cell table:formula="of:=(([.D158]-[.E158])*8+[.E158]*11)/(([.B158]-[.D158])*3+([.D158]-[.E158])*8+[.E158]*11)" office:value-type="percentage" office:value="0.596845630333801" calcext:value-type="percentage">
            <text:p>59.68%</text:p>
          </table:table-cell>
          <table:table-cell table:formula="of:=(([.B158]-[.D158])*3)/(([.B158]-[.D158])*3+([.D158]-[.E158])*8+[.E158]*11)" office:value-type="percentage" office:value="0.403154369666199" calcext:value-type="percentage">
            <text:p>40.32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Nov 2003</text:p>
          </table:table-cell>
          <table:table-cell office:value-type="float" office:value="3428" calcext:value-type="float">
            <text:p>3428</text:p>
          </table:table-cell>
          <table:table-cell office:value-type="float" office:value="332" calcext:value-type="float">
            <text:p>332</text:p>
          </table:table-cell>
          <table:table-cell office:value-type="float" office:value="1186" calcext:value-type="float">
            <text:p>1186</text:p>
          </table:table-cell>
          <table:table-cell office:value-type="float" office:value="246" calcext:value-type="float">
            <text:p>246</text:p>
          </table:table-cell>
          <table:table-cell table:formula="of:=[.D159]/[.B159]" office:value-type="percentage" office:value="0.345974329054842" calcext:value-type="percentage">
            <text:p>34.60%</text:p>
          </table:table-cell>
          <table:table-cell table:formula="of:=1-[.F159]" office:value-type="percentage" office:value="0.654025670945158" calcext:value-type="percentage">
            <text:p>65.40%</text:p>
          </table:table-cell>
          <table:table-cell table:formula="of:=(([.D159]-[.E159])*8+[.E159]*11)/(([.B159]-[.D159])*3+([.D159]-[.E159])*8+[.E159]*11)" office:value-type="percentage" office:value="0.603232656913638" calcext:value-type="percentage">
            <text:p>60.32%</text:p>
          </table:table-cell>
          <table:table-cell table:formula="of:=(([.B159]-[.D159])*3)/(([.B159]-[.D159])*3+([.D159]-[.E159])*8+[.E159]*11)" office:value-type="percentage" office:value="0.396767343086361" calcext:value-type="percentage">
            <text:p>39.68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Oct 2003</text:p>
          </table:table-cell>
          <table:table-cell office:value-type="float" office:value="3096" calcext:value-type="float">
            <text:p>3096</text:p>
          </table:table-cell>
          <table:table-cell office:value-type="float" office:value="318" calcext:value-type="float">
            <text:p>318</text:p>
          </table:table-cell>
          <table:table-cell office:value-type="float" office:value="1093" calcext:value-type="float">
            <text:p>1093</text:p>
          </table:table-cell>
          <table:table-cell office:value-type="float" office:value="190" calcext:value-type="float">
            <text:p>190</text:p>
          </table:table-cell>
          <table:table-cell table:formula="of:=[.D160]/[.B160]" office:value-type="percentage" office:value="0.353036175710594" calcext:value-type="percentage">
            <text:p>35.30%</text:p>
          </table:table-cell>
          <table:table-cell table:formula="of:=1-[.F160]" office:value-type="percentage" office:value="0.646963824289406" calcext:value-type="percentage">
            <text:p>64.70%</text:p>
          </table:table-cell>
          <table:table-cell table:formula="of:=(([.D160]-[.E160])*8+[.E160]*11)/(([.B160]-[.D160])*3+([.D160]-[.E160])*8+[.E160]*11)" office:value-type="percentage" office:value="0.607844416889643" calcext:value-type="percentage">
            <text:p>60.78%</text:p>
          </table:table-cell>
          <table:table-cell table:formula="of:=(([.B160]-[.D160])*3)/(([.B160]-[.D160])*3+([.D160]-[.E160])*8+[.E160]*11)" office:value-type="percentage" office:value="0.392155583110357" calcext:value-type="percentage">
            <text:p>39.22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ep 2003</text:p>
          </table:table-cell>
          <table:table-cell office:value-type="float" office:value="2778" calcext:value-type="float">
            <text:p>2778</text:p>
          </table:table-cell>
          <table:table-cell office:value-type="float" office:value="253" calcext:value-type="float">
            <text:p>253</text:p>
          </table:table-cell>
          <table:table-cell office:value-type="float" office:value="919" calcext:value-type="float">
            <text:p>919</text:p>
          </table:table-cell>
          <table:table-cell office:value-type="float" office:value="192" calcext:value-type="float">
            <text:p>192</text:p>
          </table:table-cell>
          <table:table-cell table:formula="of:=[.D161]/[.B161]" office:value-type="percentage" office:value="0.330813534917207" calcext:value-type="percentage">
            <text:p>33.08%</text:p>
          </table:table-cell>
          <table:table-cell table:formula="of:=1-[.F161]" office:value-type="percentage" office:value="0.669186465082793" calcext:value-type="percentage">
            <text:p>66.92%</text:p>
          </table:table-cell>
          <table:table-cell table:formula="of:=(([.D161]-[.E161])*8+[.E161]*11)/(([.B161]-[.D161])*3+([.D161]-[.E161])*8+[.E161]*11)" office:value-type="percentage" office:value="0.587041836356905" calcext:value-type="percentage">
            <text:p>58.70%</text:p>
          </table:table-cell>
          <table:table-cell table:formula="of:=(([.B161]-[.D161])*3)/(([.B161]-[.D161])*3+([.D161]-[.E161])*8+[.E161]*11)" office:value-type="percentage" office:value="0.412958163643095" calcext:value-type="percentage">
            <text:p>41.30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Aug 2003</text:p>
          </table:table-cell>
          <table:table-cell office:value-type="float" office:value="2525" calcext:value-type="float">
            <text:p>2525</text:p>
          </table:table-cell>
          <table:table-cell office:value-type="float" office:value="311" calcext:value-type="float">
            <text:p>311</text:p>
          </table:table-cell>
          <table:table-cell office:value-type="float" office:value="967" calcext:value-type="float">
            <text:p>967</text:p>
          </table:table-cell>
          <table:table-cell office:value-type="float" office:value="192" calcext:value-type="float">
            <text:p>192</text:p>
          </table:table-cell>
          <table:table-cell table:formula="of:=[.D162]/[.B162]" office:value-type="percentage" office:value="0.382970297029703" calcext:value-type="percentage">
            <text:p>38.30%</text:p>
          </table:table-cell>
          <table:table-cell table:formula="of:=1-[.F162]" office:value-type="percentage" office:value="0.617029702970297" calcext:value-type="percentage">
            <text:p>61.70%</text:p>
          </table:table-cell>
          <table:table-cell table:formula="of:=(([.D162]-[.E162])*8+[.E162]*11)/(([.B162]-[.D162])*3+([.D162]-[.E162])*8+[.E162]*11)" office:value-type="percentage" office:value="0.64007392576621" calcext:value-type="percentage">
            <text:p>64.01%</text:p>
          </table:table-cell>
          <table:table-cell table:formula="of:=(([.B162]-[.D162])*3)/(([.B162]-[.D162])*3+([.D162]-[.E162])*8+[.E162]*11)" office:value-type="percentage" office:value="0.35992607423379" calcext:value-type="percentage">
            <text:p>35.99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Jul 2003</text:p>
          </table:table-cell>
          <table:table-cell office:value-type="float" office:value="2214" calcext:value-type="float">
            <text:p>2214</text:p>
          </table:table-cell>
          <table:table-cell office:value-type="float" office:value="245" calcext:value-type="float">
            <text:p>245</text:p>
          </table:table-cell>
          <table:table-cell office:value-type="float" office:value="832" calcext:value-type="float">
            <text:p>832</text:p>
          </table:table-cell>
          <table:table-cell office:value-type="float" office:value="158" calcext:value-type="float">
            <text:p>158</text:p>
          </table:table-cell>
          <table:table-cell table:formula="of:=[.D163]/[.B163]" office:value-type="percentage" office:value="0.375790424570912" calcext:value-type="percentage">
            <text:p>37.58%</text:p>
          </table:table-cell>
          <table:table-cell table:formula="of:=1-[.F163]" office:value-type="percentage" office:value="0.624209575429088" calcext:value-type="percentage">
            <text:p>62.42%</text:p>
          </table:table-cell>
          <table:table-cell table:formula="of:=(([.D163]-[.E163])*8+[.E163]*11)/(([.B163]-[.D163])*3+([.D163]-[.E163])*8+[.E163]*11)" office:value-type="percentage" office:value="0.632316424263923" calcext:value-type="percentage">
            <text:p>63.23%</text:p>
          </table:table-cell>
          <table:table-cell table:formula="of:=(([.B163]-[.D163])*3)/(([.B163]-[.D163])*3+([.D163]-[.E163])*8+[.E163]*11)" office:value-type="percentage" office:value="0.367683575736077" calcext:value-type="percentage">
            <text:p>36.77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Jun 2003</text:p>
          </table:table-cell>
          <table:table-cell office:value-type="float" office:value="1969" calcext:value-type="float">
            <text:p>1969</text:p>
          </table:table-cell>
          <table:table-cell office:value-type="float" office:value="197" calcext:value-type="float">
            <text:p>197</text:p>
          </table:table-cell>
          <table:table-cell office:value-type="float" office:value="720" calcext:value-type="float">
            <text:p>720</text:p>
          </table:table-cell>
          <table:table-cell office:value-type="float" office:value="142" calcext:value-type="float">
            <text:p>142</text:p>
          </table:table-cell>
          <table:table-cell table:formula="of:=[.D164]/[.B164]" office:value-type="percentage" office:value="0.365667851701371" calcext:value-type="percentage">
            <text:p>36.57%</text:p>
          </table:table-cell>
          <table:table-cell table:formula="of:=1-[.F164]" office:value-type="percentage" office:value="0.634332148298629" calcext:value-type="percentage">
            <text:p>63.43%</text:p>
          </table:table-cell>
          <table:table-cell table:formula="of:=(([.D164]-[.E164])*8+[.E164]*11)/(([.B164]-[.D164])*3+([.D164]-[.E164])*8+[.E164]*11)" office:value-type="percentage" office:value="0.622772576260948" calcext:value-type="percentage">
            <text:p>62.28%</text:p>
          </table:table-cell>
          <table:table-cell table:formula="of:=(([.B164]-[.D164])*3)/(([.B164]-[.D164])*3+([.D164]-[.E164])*8+[.E164]*11)" office:value-type="percentage" office:value="0.377227423739052" calcext:value-type="percentage">
            <text:p>37.72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ay 2003</text:p>
          </table:table-cell>
          <table:table-cell office:value-type="float" office:value="1772" calcext:value-type="float">
            <text:p>1772</text:p>
          </table:table-cell>
          <table:table-cell office:value-type="float" office:value="197" calcext:value-type="float">
            <text:p>197</text:p>
          </table:table-cell>
          <table:table-cell office:value-type="float" office:value="650" calcext:value-type="float">
            <text:p>650</text:p>
          </table:table-cell>
          <table:table-cell office:value-type="float" office:value="139" calcext:value-type="float">
            <text:p>139</text:p>
          </table:table-cell>
          <table:table-cell table:formula="of:=[.D165]/[.B165]" office:value-type="percentage" office:value="0.366817155756208" calcext:value-type="percentage">
            <text:p>36.68%</text:p>
          </table:table-cell>
          <table:table-cell table:formula="of:=1-[.F165]" office:value-type="percentage" office:value="0.633182844243792" calcext:value-type="percentage">
            <text:p>63.32%</text:p>
          </table:table-cell>
          <table:table-cell table:formula="of:=(([.D165]-[.E165])*8+[.E165]*11)/(([.B165]-[.D165])*3+([.D165]-[.E165])*8+[.E165]*11)" office:value-type="percentage" office:value="0.6252922186352" calcext:value-type="percentage">
            <text:p>62.53%</text:p>
          </table:table-cell>
          <table:table-cell table:formula="of:=(([.B165]-[.D165])*3)/(([.B165]-[.D165])*3+([.D165]-[.E165])*8+[.E165]*11)" office:value-type="percentage" office:value="0.3747077813648" calcext:value-type="percentage">
            <text:p>37.47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Apr 2003</text:p>
          </table:table-cell>
          <table:table-cell office:value-type="float" office:value="1575" calcext:value-type="float">
            <text:p>1575</text:p>
          </table:table-cell>
          <table:table-cell office:value-type="float" office:value="126" calcext:value-type="float">
            <text:p>126</text:p>
          </table:table-cell>
          <table:table-cell office:value-type="float" office:value="489" calcext:value-type="float">
            <text:p>489</text:p>
          </table:table-cell>
          <table:table-cell office:value-type="float" office:value="117" calcext:value-type="float">
            <text:p>117</text:p>
          </table:table-cell>
          <table:table-cell table:formula="of:=[.D166]/[.B166]" office:value-type="percentage" office:value="0.31047619047619" calcext:value-type="percentage">
            <text:p>31.05%</text:p>
          </table:table-cell>
          <table:table-cell table:formula="of:=1-[.F166]" office:value-type="percentage" office:value="0.68952380952381" calcext:value-type="percentage">
            <text:p>68.95%</text:p>
          </table:table-cell>
          <table:table-cell table:formula="of:=(([.D166]-[.E166])*8+[.E166]*11)/(([.B166]-[.D166])*3+([.D166]-[.E166])*8+[.E166]*11)" office:value-type="percentage" office:value="0.566812923813323" calcext:value-type="percentage">
            <text:p>56.68%</text:p>
          </table:table-cell>
          <table:table-cell table:formula="of:=(([.B166]-[.D166])*3)/(([.B166]-[.D166])*3+([.D166]-[.E166])*8+[.E166]*11)" office:value-type="percentage" office:value="0.433187076186677" calcext:value-type="percentage">
            <text:p>43.32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ar 2003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464" calcext:value-type="float">
            <text:p>464</text:p>
          </table:table-cell>
          <table:table-cell office:value-type="float" office:value="101" calcext:value-type="float">
            <text:p>101</text:p>
          </table:table-cell>
          <table:table-cell table:formula="of:=[.D167]/[.B167]" office:value-type="percentage" office:value="0.320220841959972" calcext:value-type="percentage">
            <text:p>32.02%</text:p>
          </table:table-cell>
          <table:table-cell table:formula="of:=1-[.F167]" office:value-type="percentage" office:value="0.679779158040028" calcext:value-type="percentage">
            <text:p>67.98%</text:p>
          </table:table-cell>
          <table:table-cell table:formula="of:=(([.D167]-[.E167])*8+[.E167]*11)/(([.B167]-[.D167])*3+([.D167]-[.E167])*8+[.E167]*11)" office:value-type="percentage" office:value="0.576040172166428" calcext:value-type="percentage">
            <text:p>57.60%</text:p>
          </table:table-cell>
          <table:table-cell table:formula="of:=(([.B167]-[.D167])*3)/(([.B167]-[.D167])*3+([.D167]-[.E167])*8+[.E167]*11)" office:value-type="percentage" office:value="0.423959827833572" calcext:value-type="percentage">
            <text:p>42.40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eb 2003</text:p>
          </table:table-cell>
          <table:table-cell office:value-type="float" office:value="1330" calcext:value-type="float">
            <text:p>1330</text:p>
          </table:table-cell>
          <table:table-cell office:value-type="float" office:value="157" calcext:value-type="float">
            <text:p>157</text:p>
          </table:table-cell>
          <table:table-cell office:value-type="float" office:value="529" calcext:value-type="float">
            <text:p>529</text:p>
          </table:table-cell>
          <table:table-cell office:value-type="float" office:value="103" calcext:value-type="float">
            <text:p>103</text:p>
          </table:table-cell>
          <table:table-cell table:formula="of:=[.D168]/[.B168]" office:value-type="percentage" office:value="0.397744360902256" calcext:value-type="percentage">
            <text:p>39.77%</text:p>
          </table:table-cell>
          <table:table-cell table:formula="of:=1-[.F168]" office:value-type="percentage" office:value="0.602255639097744" calcext:value-type="percentage">
            <text:p>60.23%</text:p>
          </table:table-cell>
          <table:table-cell table:formula="of:=(([.D168]-[.E168])*8+[.E168]*11)/(([.B168]-[.D168])*3+([.D168]-[.E168])*8+[.E168]*11)" office:value-type="percentage" office:value="0.653945852534562" calcext:value-type="percentage">
            <text:p>65.39%</text:p>
          </table:table-cell>
          <table:table-cell table:formula="of:=(([.B168]-[.D168])*3)/(([.B168]-[.D168])*3+([.D168]-[.E168])*8+[.E168]*11)" office:value-type="percentage" office:value="0.346054147465438" calcext:value-type="percentage">
            <text:p>34.61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Jan 2003</text:p>
          </table:table-cell>
          <table:table-cell office:value-type="float" office:value="1173" calcext:value-type="float">
            <text:p>1173</text:p>
          </table:table-cell>
          <table:table-cell office:value-type="float" office:value="144" calcext:value-type="float">
            <text:p>144</text:p>
          </table:table-cell>
          <table:table-cell office:value-type="float" office:value="486" calcext:value-type="float">
            <text:p>486</text:p>
          </table:table-cell>
          <table:table-cell office:value-type="float" office:value="112" calcext:value-type="float">
            <text:p>112</text:p>
          </table:table-cell>
          <table:table-cell table:formula="of:=[.D169]/[.B169]" office:value-type="percentage" office:value="0.414322250639386" calcext:value-type="percentage">
            <text:p>41.43%</text:p>
          </table:table-cell>
          <table:table-cell table:formula="of:=1-[.F169]" office:value-type="percentage" office:value="0.585677749360614" calcext:value-type="percentage">
            <text:p>58.57%</text:p>
          </table:table-cell>
          <table:table-cell table:formula="of:=(([.D169]-[.E169])*8+[.E169]*11)/(([.B169]-[.D169])*3+([.D169]-[.E169])*8+[.E169]*11)" office:value-type="percentage" office:value="0.672076372315036" calcext:value-type="percentage">
            <text:p>67.21%</text:p>
          </table:table-cell>
          <table:table-cell table:formula="of:=(([.B169]-[.D169])*3)/(([.B169]-[.D169])*3+([.D169]-[.E169])*8+[.E169]*11)" office:value-type="percentage" office:value="0.327923627684964" calcext:value-type="percentage">
            <text:p>32.79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Dec 2002</text:p>
          </table:table-cell>
          <table:table-cell office:value-type="float" office:value="1029" calcext:value-type="float">
            <text:p>1029</text:p>
          </table:table-cell>
          <table:table-cell office:value-type="float" office:value="98" calcext:value-type="float">
            <text:p>98</text:p>
          </table:table-cell>
          <table:table-cell office:value-type="float" office:value="338" calcext:value-type="float">
            <text:p>338</text:p>
          </table:table-cell>
          <table:table-cell office:value-type="float" office:value="83" calcext:value-type="float">
            <text:p>83</text:p>
          </table:table-cell>
          <table:table-cell table:formula="of:=[.D170]/[.B170]" office:value-type="percentage" office:value="0.328474246841594" calcext:value-type="percentage">
            <text:p>32.85%</text:p>
          </table:table-cell>
          <table:table-cell table:formula="of:=1-[.F170]" office:value-type="percentage" office:value="0.671525753158406" calcext:value-type="percentage">
            <text:p>67.15%</text:p>
          </table:table-cell>
          <table:table-cell table:formula="of:=(([.D170]-[.E170])*8+[.E170]*11)/(([.B170]-[.D170])*3+([.D170]-[.E170])*8+[.E170]*11)" office:value-type="percentage" office:value="0.587544767210505" calcext:value-type="percentage">
            <text:p>58.75%</text:p>
          </table:table-cell>
          <table:table-cell table:formula="of:=(([.B170]-[.D170])*3)/(([.B170]-[.D170])*3+([.D170]-[.E170])*8+[.E170]*11)" office:value-type="percentage" office:value="0.412455232789495" calcext:value-type="percentage">
            <text:p>41.25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Nov 2002</text:p>
          </table:table-cell>
          <table:table-cell office:value-type="float" office:value="931" calcext:value-type="float">
            <text:p>931</text:p>
          </table:table-cell>
          <table:table-cell office:value-type="float" office:value="62" calcext:value-type="float">
            <text:p>62</text:p>
          </table:table-cell>
          <table:table-cell office:value-type="float" office:value="307" calcext:value-type="float">
            <text:p>307</text:p>
          </table:table-cell>
          <table:table-cell office:value-type="float" office:value="76" calcext:value-type="float">
            <text:p>76</text:p>
          </table:table-cell>
          <table:table-cell table:formula="of:=[.D171]/[.B171]" office:value-type="percentage" office:value="0.329752953813104" calcext:value-type="percentage">
            <text:p>32.98%</text:p>
          </table:table-cell>
          <table:table-cell table:formula="of:=1-[.F171]" office:value-type="percentage" office:value="0.670247046186896" calcext:value-type="percentage">
            <text:p>67.02%</text:p>
          </table:table-cell>
          <table:table-cell table:formula="of:=(([.D171]-[.E171])*8+[.E171]*11)/(([.B171]-[.D171])*3+([.D171]-[.E171])*8+[.E171]*11)" office:value-type="percentage" office:value="0.589113257243196" calcext:value-type="percentage">
            <text:p>58.91%</text:p>
          </table:table-cell>
          <table:table-cell table:formula="of:=(([.B171]-[.D171])*3)/(([.B171]-[.D171])*3+([.D171]-[.E171])*8+[.E171]*11)" office:value-type="percentage" office:value="0.410886742756804" calcext:value-type="percentage">
            <text:p>41.09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Oct 2002</text:p>
          </table:table-cell>
          <table:table-cell office:value-type="float" office:value="869" calcext:value-type="float">
            <text:p>869</text:p>
          </table:table-cell>
          <table:table-cell office:value-type="float" office:value="106" calcext:value-type="float">
            <text:p>106</text:p>
          </table:table-cell>
          <table:table-cell office:value-type="float" office:value="318" calcext:value-type="float">
            <text:p>318</text:p>
          </table:table-cell>
          <table:table-cell office:value-type="float" office:value="95" calcext:value-type="float">
            <text:p>95</text:p>
          </table:table-cell>
          <table:table-cell table:formula="of:=[.D172]/[.B172]" office:value-type="percentage" office:value="0.365937859608746" calcext:value-type="percentage">
            <text:p>36.59%</text:p>
          </table:table-cell>
          <table:table-cell table:formula="of:=1-[.F172]" office:value-type="percentage" office:value="0.634062140391254" calcext:value-type="percentage">
            <text:p>63.41%</text:p>
          </table:table-cell>
          <table:table-cell table:formula="of:=(([.D172]-[.E172])*8+[.E172]*11)/(([.B172]-[.D172])*3+([.D172]-[.E172])*8+[.E172]*11)" office:value-type="percentage" office:value="0.631191432396252" calcext:value-type="percentage">
            <text:p>63.12%</text:p>
          </table:table-cell>
          <table:table-cell table:formula="of:=(([.B172]-[.D172])*3)/(([.B172]-[.D172])*3+([.D172]-[.E172])*8+[.E172]*11)" office:value-type="percentage" office:value="0.368808567603748" calcext:value-type="percentage">
            <text:p>36.88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ep 2002</text:p>
          </table:table-cell>
          <table:table-cell office:value-type="float" office:value="763" calcext:value-type="float">
            <text:p>763</text:p>
          </table:table-cell>
          <table:table-cell office:value-type="float" office:value="97" calcext:value-type="float">
            <text:p>97</text:p>
          </table:table-cell>
          <table:table-cell office:value-type="float" office:value="299" calcext:value-type="float">
            <text:p>299</text:p>
          </table:table-cell>
          <table:table-cell office:value-type="float" office:value="89" calcext:value-type="float">
            <text:p>89</text:p>
          </table:table-cell>
          <table:table-cell table:formula="of:=[.D173]/[.B173]" office:value-type="percentage" office:value="0.391874180865006" calcext:value-type="percentage">
            <text:p>39.19%</text:p>
          </table:table-cell>
          <table:table-cell table:formula="of:=1-[.F173]" office:value-type="percentage" office:value="0.608125819134993" calcext:value-type="percentage">
            <text:p>60.81%</text:p>
          </table:table-cell>
          <table:table-cell table:formula="of:=(([.D173]-[.E173])*8+[.E173]*11)/(([.B173]-[.D173])*3+([.D173]-[.E173])*8+[.E173]*11)" office:value-type="percentage" office:value="0.656381140459146" calcext:value-type="percentage">
            <text:p>65.64%</text:p>
          </table:table-cell>
          <table:table-cell table:formula="of:=(([.B173]-[.D173])*3)/(([.B173]-[.D173])*3+([.D173]-[.E173])*8+[.E173]*11)" office:value-type="percentage" office:value="0.343618859540854" calcext:value-type="percentage">
            <text:p>34.36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Aug 2002</text:p>
          </table:table-cell>
          <table:table-cell office:value-type="float" office:value="666" calcext:value-type="float">
            <text:p>666</text:p>
          </table:table-cell>
          <table:table-cell office:value-type="float" office:value="90" calcext:value-type="float">
            <text:p>90</text:p>
          </table:table-cell>
          <table:table-cell office:value-type="float" office:value="239" calcext:value-type="float">
            <text:p>239</text:p>
          </table:table-cell>
          <table:table-cell office:value-type="float" office:value="71" calcext:value-type="float">
            <text:p>71</text:p>
          </table:table-cell>
          <table:table-cell table:formula="of:=[.D174]/[.B174]" office:value-type="percentage" office:value="0.358858858858859" calcext:value-type="percentage">
            <text:p>35.89%</text:p>
          </table:table-cell>
          <table:table-cell table:formula="of:=1-[.F174]" office:value-type="percentage" office:value="0.641141141141141" calcext:value-type="percentage">
            <text:p>64.11%</text:p>
          </table:table-cell>
          <table:table-cell table:formula="of:=(([.D174]-[.E174])*8+[.E174]*11)/(([.B174]-[.D174])*3+([.D174]-[.E174])*8+[.E174]*11)" office:value-type="percentage" office:value="0.623899001761597" calcext:value-type="percentage">
            <text:p>62.39%</text:p>
          </table:table-cell>
          <table:table-cell table:formula="of:=(([.B174]-[.D174])*3)/(([.B174]-[.D174])*3+([.D174]-[.E174])*8+[.E174]*11)" office:value-type="percentage" office:value="0.376100998238403" calcext:value-type="percentage">
            <text:p>37.61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Jul 2002</text:p>
          </table:table-cell>
          <table:table-cell office:value-type="float" office:value="576" calcext:value-type="float">
            <text:p>576</text:p>
          </table:table-cell>
          <table:table-cell office:value-type="float" office:value="59" calcext:value-type="float">
            <text:p>59</text:p>
          </table:table-cell>
          <table:table-cell office:value-type="float" office:value="197" calcext:value-type="float">
            <text:p>197</text:p>
          </table:table-cell>
          <table:table-cell office:value-type="float" office:value="46" calcext:value-type="float">
            <text:p>46</text:p>
          </table:table-cell>
          <table:table-cell table:formula="of:=[.D175]/[.B175]" office:value-type="percentage" office:value="0.342013888888889" calcext:value-type="percentage">
            <text:p>34.20%</text:p>
          </table:table-cell>
          <table:table-cell table:formula="of:=1-[.F175]" office:value-type="percentage" office:value="0.657986111111111" calcext:value-type="percentage">
            <text:p>65.80%</text:p>
          </table:table-cell>
          <table:table-cell table:formula="of:=(([.D175]-[.E175])*8+[.E175]*11)/(([.B175]-[.D175])*3+([.D175]-[.E175])*8+[.E175]*11)" office:value-type="percentage" office:value="0.601192564012627" calcext:value-type="percentage">
            <text:p>60.12%</text:p>
          </table:table-cell>
          <table:table-cell table:formula="of:=(([.B175]-[.D175])*3)/(([.B175]-[.D175])*3+([.D175]-[.E175])*8+[.E175]*11)" office:value-type="percentage" office:value="0.398807435987373" calcext:value-type="percentage">
            <text:p>39.88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Jun 2002</text:p>
          </table:table-cell>
          <table:table-cell office:value-type="float" office:value="517" calcext:value-type="float">
            <text:p>517</text:p>
          </table:table-cell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  <table:table-cell table:formula="of:=[.D176]/[.B176]" office:value-type="percentage" office:value="0.290135396518375" calcext:value-type="percentage">
            <text:p>29.01%</text:p>
          </table:table-cell>
          <table:table-cell table:formula="of:=1-[.F176]" office:value-type="percentage" office:value="0.709864603481625" calcext:value-type="percentage">
            <text:p>70.99%</text:p>
          </table:table-cell>
          <table:table-cell table:formula="of:=(([.D176]-[.E176])*8+[.E176]*11)/(([.B176]-[.D176])*3+([.D176]-[.E176])*8+[.E176]*11)" office:value-type="percentage" office:value="0.545792079207921" calcext:value-type="percentage">
            <text:p>54.58%</text:p>
          </table:table-cell>
          <table:table-cell table:formula="of:=(([.B176]-[.D176])*3)/(([.B176]-[.D176])*3+([.D176]-[.E176])*8+[.E176]*11)" office:value-type="percentage" office:value="0.454207920792079" calcext:value-type="percentage">
            <text:p>45.42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ay 2002</text:p>
          </table:table-cell>
          <table:table-cell office:value-type="float" office:value="478" calcext:value-type="float">
            <text:p>478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table:formula="of:=[.D177]/[.B177]" office:value-type="percentage" office:value="0.263598326359833" calcext:value-type="percentage">
            <text:p>26.36%</text:p>
          </table:table-cell>
          <table:table-cell table:formula="of:=1-[.F177]" office:value-type="percentage" office:value="0.736401673640167" calcext:value-type="percentage">
            <text:p>73.64%</text:p>
          </table:table-cell>
          <table:table-cell table:formula="of:=(([.D177]-[.E177])*8+[.E177]*11)/(([.B177]-[.D177])*3+([.D177]-[.E177])*8+[.E177]*11)" office:value-type="percentage" office:value="0.508379888268156" calcext:value-type="percentage">
            <text:p>50.84%</text:p>
          </table:table-cell>
          <table:table-cell table:formula="of:=(([.B177]-[.D177])*3)/(([.B177]-[.D177])*3+([.D177]-[.E177])*8+[.E177]*11)" office:value-type="percentage" office:value="0.491620111731844" calcext:value-type="percentage">
            <text:p>49.16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Apr 2002</text:p>
          </table:table-cell>
          <table:table-cell office:value-type="float" office:value="456" calcext:value-type="float">
            <text:p>456</text:p>
          </table:table-cell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office:value-type="float" office:value="27" calcext:value-type="float">
            <text:p>27</text:p>
          </table:table-cell>
          <table:table-cell table:formula="of:=[.D178]/[.B178]" office:value-type="percentage" office:value="0.298245614035088" calcext:value-type="percentage">
            <text:p>29.82%</text:p>
          </table:table-cell>
          <table:table-cell table:formula="of:=1-[.F178]" office:value-type="percentage" office:value="0.701754385964912" calcext:value-type="percentage">
            <text:p>70.18%</text:p>
          </table:table-cell>
          <table:table-cell table:formula="of:=(([.D178]-[.E178])*8+[.E178]*11)/(([.B178]-[.D178])*3+([.D178]-[.E178])*8+[.E178]*11)" office:value-type="percentage" office:value="0.54908407703147" calcext:value-type="percentage">
            <text:p>54.91%</text:p>
          </table:table-cell>
          <table:table-cell table:formula="of:=(([.B178]-[.D178])*3)/(([.B178]-[.D178])*3+([.D178]-[.E178])*8+[.E178]*11)" office:value-type="percentage" office:value="0.45091592296853" calcext:value-type="percentage">
            <text:p>45.09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ar 2002</text:p>
          </table:table-cell>
          <table:table-cell office:value-type="float" office:value="431" calcext:value-type="float">
            <text:p>431</text:p>
          </table:table-cell>
          <table:table-cell office:value-type="float" office:value="42" calcext:value-type="float">
            <text:p>42</text:p>
          </table:table-cell>
          <table:table-cell office:value-type="float" office:value="163" calcext:value-type="float">
            <text:p>163</text:p>
          </table:table-cell>
          <table:table-cell office:value-type="float" office:value="34" calcext:value-type="float">
            <text:p>34</text:p>
          </table:table-cell>
          <table:table-cell table:formula="of:=[.D179]/[.B179]" office:value-type="percentage" office:value="0.378190255220418" calcext:value-type="percentage">
            <text:p>37.82%</text:p>
          </table:table-cell>
          <table:table-cell table:formula="of:=1-[.F179]" office:value-type="percentage" office:value="0.621809744779582" calcext:value-type="percentage">
            <text:p>62.18%</text:p>
          </table:table-cell>
          <table:table-cell table:formula="of:=(([.D179]-[.E179])*8+[.E179]*11)/(([.B179]-[.D179])*3+([.D179]-[.E179])*8+[.E179]*11)" office:value-type="percentage" office:value="0.636199095022624" calcext:value-type="percentage">
            <text:p>63.62%</text:p>
          </table:table-cell>
          <table:table-cell table:formula="of:=(([.B179]-[.D179])*3)/(([.B179]-[.D179])*3+([.D179]-[.E179])*8+[.E179]*11)" office:value-type="percentage" office:value="0.363800904977376" calcext:value-type="percentage">
            <text:p>36.38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eb 2002</text:p>
          </table:table-cell>
          <table:table-cell office:value-type="float" office:value="389" calcext:value-type="float">
            <text:p>389</text:p>
          </table:table-cell>
          <table:table-cell office:value-type="float" office:value="45" calcext:value-type="float">
            <text:p>45</text:p>
          </table:table-cell>
          <table:table-cell office:value-type="float" office:value="147" calcext:value-type="float">
            <text:p>147</text:p>
          </table:table-cell>
          <table:table-cell office:value-type="float" office:value="32" calcext:value-type="float">
            <text:p>32</text:p>
          </table:table-cell>
          <table:table-cell table:formula="of:=[.D180]/[.B180]" office:value-type="percentage" office:value="0.377892030848329" calcext:value-type="percentage">
            <text:p>37.79%</text:p>
          </table:table-cell>
          <table:table-cell table:formula="of:=1-[.F180]" office:value-type="percentage" office:value="0.622107969151671" calcext:value-type="percentage">
            <text:p>62.21%</text:p>
          </table:table-cell>
          <table:table-cell table:formula="of:=(([.D180]-[.E180])*8+[.E180]*11)/(([.B180]-[.D180])*3+([.D180]-[.E180])*8+[.E180]*11)" office:value-type="percentage" office:value="0.636636636636637" calcext:value-type="percentage">
            <text:p>63.66%</text:p>
          </table:table-cell>
          <table:table-cell table:formula="of:=(([.B180]-[.D180])*3)/(([.B180]-[.D180])*3+([.D180]-[.E180])*8+[.E180]*11)" office:value-type="percentage" office:value="0.363363363363363" calcext:value-type="percentage">
            <text:p>36.34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Jan 2002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52" calcext:value-type="float">
            <text:p>152</text:p>
          </table:table-cell>
          <table:table-cell office:value-type="float" office:value="21" calcext:value-type="float">
            <text:p>21</text:p>
          </table:table-cell>
          <table:table-cell table:formula="of:=[.D181]/[.B181]" office:value-type="percentage" office:value="0.441860465116279" calcext:value-type="percentage">
            <text:p>44.19%</text:p>
          </table:table-cell>
          <table:table-cell table:formula="of:=1-[.F181]" office:value-type="percentage" office:value="0.558139534883721" calcext:value-type="percentage">
            <text:p>55.81%</text:p>
          </table:table-cell>
          <table:table-cell table:formula="of:=(([.D181]-[.E181])*8+[.E181]*11)/(([.B181]-[.D181])*3+([.D181]-[.E181])*8+[.E181]*11)" office:value-type="percentage" office:value="0.689487870619946" calcext:value-type="percentage">
            <text:p>68.95%</text:p>
          </table:table-cell>
          <table:table-cell table:formula="of:=(([.B181]-[.D181])*3)/(([.B181]-[.D181])*3+([.D181]-[.E181])*8+[.E181]*11)" office:value-type="percentage" office:value="0.310512129380054" calcext:value-type="percentage">
            <text:p>31.05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Dec 2001</text:p>
          </table:table-cell>
          <table:table-cell office:value-type="float" office:value="291" calcext:value-type="float">
            <text:p>291</text:p>
          </table:table-cell>
          <table:table-cell office:value-type="float" office:value="70" calcext:value-type="float">
            <text:p>70</text:p>
          </table:table-cell>
          <table:table-cell office:value-type="float" office:value="183" calcext:value-type="float">
            <text:p>183</text:p>
          </table:table-cell>
          <table:table-cell office:value-type="float" office:value="29" calcext:value-type="float">
            <text:p>29</text:p>
          </table:table-cell>
          <table:table-cell table:formula="of:=[.D182]/[.B182]" office:value-type="percentage" office:value="0.628865979381443" calcext:value-type="percentage">
            <text:p>62.89%</text:p>
          </table:table-cell>
          <table:table-cell table:formula="of:=1-[.F182]" office:value-type="percentage" office:value="0.371134020618557" calcext:value-type="percentage">
            <text:p>37.11%</text:p>
          </table:table-cell>
          <table:table-cell table:formula="of:=(([.D182]-[.E182])*8+[.E182]*11)/(([.B182]-[.D182])*3+([.D182]-[.E182])*8+[.E182]*11)" office:value-type="percentage" office:value="0.8272" calcext:value-type="percentage">
            <text:p>82.72%</text:p>
          </table:table-cell>
          <table:table-cell table:formula="of:=(([.B182]-[.D182])*3)/(([.B182]-[.D182])*3+([.D182]-[.E182])*8+[.E182]*11)" office:value-type="percentage" office:value="0.1728" calcext:value-type="percentage">
            <text:p>17.28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Nov 2001</text:p>
          </table:table-cell>
          <table:table-cell office:value-type="float" office:value="221" calcext:value-type="float">
            <text:p>221</text:p>
          </table:table-cell>
          <table:table-cell office:value-type="float" office:value="45" calcext:value-type="float">
            <text:p>4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table:formula="of:=[.D183]/[.B183]" office:value-type="percentage" office:value="0.692307692307692" calcext:value-type="percentage">
            <text:p>69.23%</text:p>
          </table:table-cell>
          <table:table-cell table:formula="of:=1-[.F183]" office:value-type="percentage" office:value="0.307692307692308" calcext:value-type="percentage">
            <text:p>30.77%</text:p>
          </table:table-cell>
          <table:table-cell table:formula="of:=(([.D183]-[.E183])*8+[.E183]*11)/(([.B183]-[.D183])*3+([.D183]-[.E183])*8+[.E183]*11)" office:value-type="percentage" office:value="0.86372745490982" calcext:value-type="percentage">
            <text:p>86.37%</text:p>
          </table:table-cell>
          <table:table-cell table:formula="of:=(([.B183]-[.D183])*3)/(([.B183]-[.D183])*3+([.D183]-[.E183])*8+[.E183]*11)" office:value-type="percentage" office:value="0.13627254509018" calcext:value-type="percentage">
            <text:p>13.63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Oct 2001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table:formula="of:=[.D184]/[.B184]" office:value-type="percentage" office:value="0.693181818181818" calcext:value-type="percentage">
            <text:p>69.32%</text:p>
          </table:table-cell>
          <table:table-cell table:formula="of:=1-[.F184]" office:value-type="percentage" office:value="0.306818181818182" calcext:value-type="percentage">
            <text:p>30.68%</text:p>
          </table:table-cell>
          <table:table-cell table:formula="of:=(([.D184]-[.E184])*8+[.E184]*11)/(([.B184]-[.D184])*3+([.D184]-[.E184])*8+[.E184]*11)" office:value-type="percentage" office:value="0.86271186440678" calcext:value-type="percentage">
            <text:p>86.27%</text:p>
          </table:table-cell>
          <table:table-cell table:formula="of:=(([.B184]-[.D184])*3)/(([.B184]-[.D184])*3+([.D184]-[.E184])*8+[.E184]*11)" office:value-type="percentage" office:value="0.13728813559322" calcext:value-type="percentage">
            <text:p>13.73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ep 2001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[.D185]/[.B185]" office:value-type="percentage" office:value="0.78125" calcext:value-type="percentage">
            <text:p>78.13%</text:p>
          </table:table-cell>
          <table:table-cell table:formula="of:=1-[.F185]" office:value-type="percentage" office:value="0.21875" calcext:value-type="percentage">
            <text:p>21.88%</text:p>
          </table:table-cell>
          <table:table-cell table:formula="of:=(([.D185]-[.E185])*8+[.E185]*11)/(([.B185]-[.D185])*3+([.D185]-[.E185])*8+[.E185]*11)" office:value-type="percentage" office:value="0.906873614190687" calcext:value-type="percentage">
            <text:p>90.69%</text:p>
          </table:table-cell>
          <table:table-cell table:formula="of:=(([.B185]-[.D185])*3)/(([.B185]-[.D185])*3+([.D185]-[.E185])*8+[.E185]*11)" office:value-type="percentage" office:value="0.0931263858093126" calcext:value-type="percentage">
            <text:p>9.31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Aug 2001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D186]/[.B186]" office:value-type="percentage" office:value="0.69047619047619" calcext:value-type="percentage">
            <text:p>69.05%</text:p>
          </table:table-cell>
          <table:table-cell table:formula="of:=1-[.F186]" office:value-type="percentage" office:value="0.30952380952381" calcext:value-type="percentage">
            <text:p>30.95%</text:p>
          </table:table-cell>
          <table:table-cell table:formula="of:=(([.D186]-[.E186])*8+[.E186]*11)/(([.B186]-[.D186])*3+([.D186]-[.E186])*8+[.E186]*11)" office:value-type="percentage" office:value="0.857664233576642" calcext:value-type="percentage">
            <text:p>85.77%</text:p>
          </table:table-cell>
          <table:table-cell table:formula="of:=(([.B186]-[.D186])*3)/(([.B186]-[.D186])*3+([.D186]-[.E186])*8+[.E186]*11)" office:value-type="percentage" office:value="0.142335766423358" calcext:value-type="percentage">
            <text:p>14.23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Jul 200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D187]/[.B187]" office:value-type="percentage" office:value="0.770491803278688" calcext:value-type="percentage">
            <text:p>77.05%</text:p>
          </table:table-cell>
          <table:table-cell table:formula="of:=1-[.F187]" office:value-type="percentage" office:value="0.229508196721311" calcext:value-type="percentage">
            <text:p>22.95%</text:p>
          </table:table-cell>
          <table:table-cell table:formula="of:=(([.D187]-[.E187])*8+[.E187]*11)/(([.B187]-[.D187])*3+([.D187]-[.E187])*8+[.E187]*11)" office:value-type="percentage" office:value="0.899521531100478" calcext:value-type="percentage">
            <text:p>89.95%</text:p>
          </table:table-cell>
          <table:table-cell table:formula="of:=(([.B187]-[.D187])*3)/(([.B187]-[.D187])*3+([.D187]-[.E187])*8+[.E187]*11)" office:value-type="percentage" office:value="0.100478468899522" calcext:value-type="percentage">
            <text:p>10.05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Jun 2001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188]/[.B188]" office:value-type="percentage" office:value="0.555555555555556" calcext:value-type="percentage">
            <text:p>55.56%</text:p>
          </table:table-cell>
          <table:table-cell table:formula="of:=1-[.F188]" office:value-type="percentage" office:value="0.444444444444444" calcext:value-type="percentage">
            <text:p>44.44%</text:p>
          </table:table-cell>
          <table:table-cell table:formula="of:=(([.D188]-[.E188])*8+[.E188]*11)/(([.B188]-[.D188])*3+([.D188]-[.E188])*8+[.E188]*11)" office:value-type="percentage" office:value="0.771863117870722" calcext:value-type="percentage">
            <text:p>77.19%</text:p>
          </table:table-cell>
          <table:table-cell table:formula="of:=(([.B188]-[.D188])*3)/(([.B188]-[.D188])*3+([.D188]-[.E188])*8+[.E188]*11)" office:value-type="percentage" office:value="0.228136882129278" calcext:value-type="percentage">
            <text:p>22.81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ay 2001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D189]/[.B189]" office:value-type="percentage" office:value="0.648648648648649" calcext:value-type="percentage">
            <text:p>64.86%</text:p>
          </table:table-cell>
          <table:table-cell table:formula="of:=1-[.F189]" office:value-type="percentage" office:value="0.351351351351351" calcext:value-type="percentage">
            <text:p>35.14%</text:p>
          </table:table-cell>
          <table:table-cell table:formula="of:=(([.D189]-[.E189])*8+[.E189]*11)/(([.B189]-[.D189])*3+([.D189]-[.E189])*8+[.E189]*11)" office:value-type="percentage" office:value="0.835443037974684" calcext:value-type="percentage">
            <text:p>83.54%</text:p>
          </table:table-cell>
          <table:table-cell table:formula="of:=(([.B189]-[.D189])*3)/(([.B189]-[.D189])*3+([.D189]-[.E189])*8+[.E189]*11)" office:value-type="percentage" office:value="0.164556962025316" calcext:value-type="percentage">
            <text:p>16.46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Apr 2001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D190]/[.B190]" office:value-type="percentage" office:value="0.724137931034483" calcext:value-type="percentage">
            <text:p>72.41%</text:p>
          </table:table-cell>
          <table:table-cell table:formula="of:=1-[.F190]" office:value-type="percentage" office:value="0.275862068965517" calcext:value-type="percentage">
            <text:p>27.59%</text:p>
          </table:table-cell>
          <table:table-cell table:formula="of:=(([.D190]-[.E190])*8+[.E190]*11)/(([.B190]-[.D190])*3+([.D190]-[.E190])*8+[.E190]*11)" office:value-type="percentage" office:value="0.878787878787879" calcext:value-type="percentage">
            <text:p>87.88%</text:p>
          </table:table-cell>
          <table:table-cell table:formula="of:=(([.B190]-[.D190])*3)/(([.B190]-[.D190])*3+([.D190]-[.E190])*8+[.E190]*11)" office:value-type="percentage" office:value="0.121212121212121" calcext:value-type="percentage">
            <text:p>12.12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ar 200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191]/[.B191]" office:value-type="percentage" office:value="1.11111111111111" calcext:value-type="percentage">
            <text:p>111.11%</text:p>
          </table:table-cell>
          <table:table-cell table:formula="of:=1-[.F191]" office:value-type="percentage" office:value="-0.111111111111111" calcext:value-type="percentage">
            <text:p>-11.11%</text:p>
          </table:table-cell>
          <table:table-cell table:formula="of:=(([.D191]-[.E191])*8+[.E191]*11)/(([.B191]-[.D191])*3+([.D191]-[.E191])*8+[.E191]*11)" office:value-type="percentage" office:value="1.03896103896104" calcext:value-type="percentage">
            <text:p>103.90%</text:p>
          </table:table-cell>
          <table:table-cell table:formula="of:=(([.B191]-[.D191])*3)/(([.B191]-[.D191])*3+([.D191]-[.E191])*8+[.E191]*11)" office:value-type="percentage" office:value="-0.038961038961039" calcext:value-type="percentage">
            <text:p>-3.90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eb 200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192]/[.B192]" office:value-type="percentage" office:value="1" calcext:value-type="percentage">
            <text:p>100.00%</text:p>
          </table:table-cell>
          <table:table-cell table:formula="of:=1-[.F192]" office:value-type="percentage" office:value="0" calcext:value-type="percentage">
            <text:p>0.00%</text:p>
          </table:table-cell>
          <table:table-cell table:formula="of:=(([.D192]-[.E192])*8+[.E192]*11)/(([.B192]-[.D192])*3+([.D192]-[.E192])*8+[.E192]*11)" office:value-type="percentage" office:value="1" calcext:value-type="percentage">
            <text:p>100.00%</text:p>
          </table:table-cell>
          <table:table-cell table:formula="of:=(([.B192]-[.D192])*3)/(([.B192]-[.D192])*3+([.D192]-[.E192])*8+[.E192]*11)" office:value-type="percentage" office:value="0" calcext:value-type="percentage">
            <text:p>0.00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Jan 2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3]/[.B193]" office:value-type="percentage" office:value="0" calcext:value-type="percentage">
            <text:p>0.00%</text:p>
          </table:table-cell>
          <table:table-cell table:formula="of:=1-[.F193]" office:value-type="percentage" office:value="1" calcext:value-type="percentage">
            <text:p>100.00%</text:p>
          </table:table-cell>
          <table:table-cell table:formula="of:=(([.D193]-[.E193])*8+[.E193]*11)/(([.B193]-[.D193])*3+([.D193]-[.E193])*8+[.E193]*11)" office:value-type="percentage" office:value="0" calcext:value-type="percentage">
            <text:p>0.00%</text:p>
          </table:table-cell>
          <table:table-cell table:formula="of:=(([.B193]-[.D193])*3)/(([.B193]-[.D193])*3+([.D193]-[.E193])*8+[.E193]*11)" office:value-type="percentage" office:value="1" calcext:value-type="percentage">
            <text:p>100.00%</text:p>
          </table:table-cell>
          <table:table-cell table:style-name="ce5"/>
          <table:table-cell table:number-columns-repeated="2"/>
          <table:table-cell table:style-name="ce2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18:27:44.583519758</meta:creation-date>
    <dc:date>2016-12-19T00:00:11.389814463</dc:date>
    <meta:editing-duration>PT4H43M12S</meta:editing-duration>
    <meta:editing-cycles>2</meta:editing-cycles>
    <meta:generator>LibreOffice/5.1.6.2.0$Linux_X86_64 LibreOffice_project/10$Build-2</meta:generator>
    <meta:document-statistic meta:table-count="1" meta:cell-count="2117" meta:object-count="0"/>
  </office:meta>
</office:document-meta>
</file>